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>
            <text:p>Opt 0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225.376545653874">
            <text:p>225.3765456539</text:p>
          </table:table-cell>
          <table:table-cell office:value-type="float" office:value="441.394080122448">
            <text:p>441.3940801224</text:p>
          </table:table-cell>
          <table:table-cell office:value-type="float" office:value="656.530195370219">
            <text:p>656.5301953702</text:p>
          </table:table-cell>
          <table:table-cell office:value-type="float" office:value="895.570802045811">
            <text:p>895.5708020458</text:p>
          </table:table-cell>
          <table:table-cell office:value-type="float" office:value="795.639774691769">
            <text:p>795.6397746918</text:p>
          </table:table-cell>
          <table:table-cell office:value-type="float" office:value="2045.24931824174">
            <text:p>2045.2493182418</text:p>
          </table:table-cell>
          <table:table-cell office:value-type="float" office:value="3162.89856760536">
            <text:p>3162.8985676054</text:p>
          </table:table-cell>
          <table:table-cell office:value-type="float" office:value="2595.21316688815">
            <text:p>2595.2131668882</text:p>
          </table:table-cell>
          <table:table-cell office:value-type="float" office:value="3395.40691684071">
            <text:p>3395.4069168407</text:p>
          </table:table-cell>
        </table:table-row>
        <table:table-row table:style-name="ro1">
          <table:table-cell/>
          <table:table-cell office:value-type="float" office:value="195.876350095658">
            <text:p>195.8763500957</text:p>
          </table:table-cell>
          <table:table-cell office:value-type="float" office:value="364.604269750265">
            <text:p>364.6042697503</text:p>
          </table:table-cell>
          <table:table-cell office:value-type="float" office:value="721.10185848819">
            <text:p>721.1018584882</text:p>
          </table:table-cell>
          <table:table-cell office:value-type="float" office:value="964.310732034935">
            <text:p>964.3107320349</text:p>
          </table:table-cell>
          <table:table-cell office:value-type="float" office:value="1486.2794662695">
            <text:p>1486.2794662695</text:p>
          </table:table-cell>
          <table:table-cell office:value-type="float" office:value="1795.3805028176">
            <text:p>1795.3805028176</text:p>
          </table:table-cell>
          <table:table-cell office:value-type="float" office:value="2392.44529841337">
            <text:p>2392.4452984134</text:p>
          </table:table-cell>
          <table:table-cell office:value-type="float" office:value="3192.80303834575">
            <text:p>3192.8030383458</text:p>
          </table:table-cell>
          <table:table-cell office:value-type="float" office:value="4412.92506216672">
            <text:p>4412.9250621667</text:p>
          </table:table-cell>
        </table:table-row>
        <table:table-row table:style-name="ro1">
          <table:table-cell/>
          <table:table-cell office:value-type="float" office:value="154.103054535535">
            <text:p>154.1030545355</text:p>
          </table:table-cell>
          <table:table-cell office:value-type="float" office:value="611.156243601562">
            <text:p>611.1562436016</text:p>
          </table:table-cell>
          <table:table-cell office:value-type="float" office:value="950.017613765887">
            <text:p>950.0176137659</text:p>
          </table:table-cell>
          <table:table-cell office:value-type="float" office:value="983.761052518663">
            <text:p>983.7610525187</text:p>
          </table:table-cell>
          <table:table-cell office:value-type="float" office:value="1371.66495417042">
            <text:p>1371.6649541704</text:p>
          </table:table-cell>
          <table:table-cell office:value-type="float" office:value="1889.61831480481">
            <text:p>1889.6183148048</text:p>
          </table:table-cell>
          <table:table-cell office:value-type="float" office:value="2831.98529453318">
            <text:p>2831.9852945332</text:p>
          </table:table-cell>
          <table:table-cell office:value-type="float" office:value="2496.2255492824">
            <text:p>2496.2255492824</text:p>
          </table:table-cell>
          <table:table-cell office:value-type="float" office:value="3881.93474290007">
            <text:p>3881.9347429001</text:p>
          </table:table-cell>
        </table:table-row>
        <table:table-row table:style-name="ro1">
          <table:table-cell/>
          <table:table-cell office:value-type="float" office:value="161.020063116192">
            <text:p>161.0200631162</text:p>
          </table:table-cell>
          <table:table-cell office:value-type="float" office:value="471.835641888298">
            <text:p>471.8356418883</text:p>
          </table:table-cell>
          <table:table-cell office:value-type="float" office:value="843.737536122218">
            <text:p>843.7375361222</text:p>
          </table:table-cell>
          <table:table-cell office:value-type="float" office:value="934.290479019569">
            <text:p>934.2904790196</text:p>
          </table:table-cell>
          <table:table-cell office:value-type="float" office:value="1388.51086301017">
            <text:p>1388.5108630102</text:p>
          </table:table-cell>
          <table:table-cell office:value-type="float" office:value="1896.1760130108">
            <text:p>1896.1760130108</text:p>
          </table:table-cell>
          <table:table-cell office:value-type="float" office:value="2601.1639612036">
            <text:p>2601.1639612036</text:p>
          </table:table-cell>
          <table:table-cell office:value-type="float" office:value="2600.53610746337">
            <text:p>2600.5361074634</text:p>
          </table:table-cell>
          <table:table-cell office:value-type="float" office:value="4646.23183299327">
            <text:p>4646.2318329933</text:p>
          </table:table-cell>
        </table:table-row>
        <table:table-row table:style-name="ro1">
          <table:table-cell/>
          <table:table-cell office:value-type="float" office:value="178.716666814657">
            <text:p>178.7166668147</text:p>
          </table:table-cell>
          <table:table-cell office:value-type="float" office:value="636.282580326733">
            <text:p>636.2825803267</text:p>
          </table:table-cell>
          <table:table-cell office:value-type="float" office:value="867.628090988265">
            <text:p>867.6280909883</text:p>
          </table:table-cell>
          <table:table-cell office:value-type="float" office:value="981.01867550327">
            <text:p>981.0186755033</text:p>
          </table:table-cell>
          <table:table-cell office:value-type="float" office:value="1340.28935687103">
            <text:p>1340.289356871</text:p>
          </table:table-cell>
          <table:table-cell office:value-type="float" office:value="1716.79829749088">
            <text:p>1716.7982974909</text:p>
          </table:table-cell>
          <table:table-cell office:value-type="float" office:value="2436.26772287049">
            <text:p>2436.2677228705</text:p>
          </table:table-cell>
          <table:table-cell office:value-type="float" office:value="2565.49481089185">
            <text:p>2565.4948108919</text:p>
          </table:table-cell>
          <table:table-cell office:value-type="float" office:value="3662.78973505854">
            <text:p>3662.7897350585</text:p>
          </table:table-cell>
        </table:table-row>
        <table:table-row table:style-name="ro1">
          <table:table-cell/>
          <table:table-cell office:value-type="float" office:value="256.748121552189">
            <text:p>256.7481215522</text:p>
          </table:table-cell>
          <table:table-cell office:value-type="float" office:value="542.535939505988">
            <text:p>542.535939506</text:p>
          </table:table-cell>
          <table:table-cell office:value-type="float" office:value="857.015685023027">
            <text:p>857.015685023</text:p>
          </table:table-cell>
          <table:table-cell office:value-type="float" office:value="1269.0713171951">
            <text:p>1269.0713171951</text:p>
          </table:table-cell>
          <table:table-cell office:value-type="float" office:value="1353.12846034258">
            <text:p>1353.1284603426</text:p>
          </table:table-cell>
          <table:table-cell office:value-type="float" office:value="2044.62781456048">
            <text:p>2044.6278145605</text:p>
          </table:table-cell>
          <table:table-cell office:value-type="float" office:value="2725.07480698448">
            <text:p>2725.0748069845</text:p>
          </table:table-cell>
          <table:table-cell office:value-type="float" office:value="4024.20699633586">
            <text:p>4024.2069963359</text:p>
          </table:table-cell>
          <table:table-cell office:value-type="float" office:value="3291.72700381027">
            <text:p>3291.7270038103</text:p>
          </table:table-cell>
        </table:table-row>
        <table:table-row table:style-name="ro1">
          <table:table-cell/>
          <table:table-cell office:value-type="float" office:value="271.652871813647">
            <text:p>271.6528718136</text:p>
          </table:table-cell>
          <table:table-cell office:value-type="float" office:value="233.99581521533">
            <text:p>233.9958152153</text:p>
          </table:table-cell>
          <table:table-cell office:value-type="float" office:value="913.096303507128">
            <text:p>913.0963035071</text:p>
          </table:table-cell>
          <table:table-cell office:value-type="float" office:value="1262.09707546798">
            <text:p>1262.097075468</text:p>
          </table:table-cell>
          <table:table-cell office:value-type="float" office:value="899.881953806759">
            <text:p>899.8819538068</text:p>
          </table:table-cell>
          <table:table-cell office:value-type="float" office:value="1921.79683672448">
            <text:p>1921.7968367245</text:p>
          </table:table-cell>
          <table:table-cell office:value-type="float" office:value="3097.46544905087">
            <text:p>3097.4654490509</text:p>
          </table:table-cell>
          <table:table-cell office:value-type="float" office:value="3515.42406265975">
            <text:p>3515.4240626598</text:p>
          </table:table-cell>
          <table:table-cell office:value-type="float" office:value="2714.12857237056">
            <text:p>2714.1285723706</text:p>
          </table:table-cell>
        </table:table-row>
        <table:table-row table:style-name="ro1">
          <table:table-cell/>
          <table:table-cell office:value-type="float" office:value="300.397355790002">
            <text:p>300.39735579</text:p>
          </table:table-cell>
          <table:table-cell office:value-type="float" office:value="412.909976573837">
            <text:p>412.9099765738</text:p>
          </table:table-cell>
          <table:table-cell office:value-type="float" office:value="868.310458878224">
            <text:p>868.3104588782</text:p>
          </table:table-cell>
          <table:table-cell office:value-type="float" office:value="1190.5598860593">
            <text:p>1190.5598860593</text:p>
          </table:table-cell>
          <table:table-cell office:value-type="float" office:value="1466.81799068588">
            <text:p>1466.8179906859</text:p>
          </table:table-cell>
          <table:table-cell office:value-type="float" office:value="1956.65903923313">
            <text:p>1956.6590392331</text:p>
          </table:table-cell>
          <table:table-cell office:value-type="float" office:value="2158.98898391177">
            <text:p>2158.9889839118</text:p>
          </table:table-cell>
          <table:table-cell office:value-type="float" office:value="3193.71324740145">
            <text:p>3193.7132474015</text:p>
          </table:table-cell>
          <table:table-cell office:value-type="float" office:value="4408.63385062343">
            <text:p>4408.6338506234</text:p>
          </table:table-cell>
        </table:table-row>
        <table:table-row table:style-name="ro1">
          <table:table-cell/>
          <table:table-cell office:value-type="float" office:value="291.774553643714">
            <text:p>291.7745536437</text:p>
          </table:table-cell>
          <table:table-cell office:value-type="float" office:value="434.130482952373">
            <text:p>434.1304829524</text:p>
          </table:table-cell>
          <table:table-cell office:value-type="float" office:value="659.975551131222">
            <text:p>659.9755511312</text:p>
          </table:table-cell>
          <table:table-cell office:value-type="float" office:value="1015.53756852978">
            <text:p>1015.5375685298</text:p>
          </table:table-cell>
          <table:table-cell office:value-type="float" office:value="698.974749865232">
            <text:p>698.9747498652</text:p>
          </table:table-cell>
          <table:table-cell office:value-type="float" office:value="2093.08757247625">
            <text:p>2093.0875724763</text:p>
          </table:table-cell>
          <table:table-cell office:value-type="float" office:value="3218.60872334741">
            <text:p>3218.6087233474</text:p>
          </table:table-cell>
          <table:table-cell office:value-type="float" office:value="4058.33805254297">
            <text:p>4058.338052543</text:p>
          </table:table-cell>
          <table:table-cell office:value-type="float" office:value="3595.96629672079">
            <text:p>3595.9662967208</text:p>
          </table:table-cell>
        </table:table-row>
        <table:table-row table:style-name="ro1">
          <table:table-cell/>
          <table:table-cell office:value-type="float" office:value="166.482122298599">
            <text:p>166.4821222986</text:p>
          </table:table-cell>
          <table:table-cell office:value-type="float" office:value="595.114887584731">
            <text:p>595.1148875847</text:p>
          </table:table-cell>
          <table:table-cell office:value-type="float" office:value="571.020889738393">
            <text:p>571.0208897384</text:p>
          </table:table-cell>
          <table:table-cell office:value-type="float" office:value="1100.70945101143">
            <text:p>1100.7094510114</text:p>
          </table:table-cell>
          <table:table-cell office:value-type="float" office:value="1246.28686525681">
            <text:p>1246.2868652568</text:p>
          </table:table-cell>
          <table:table-cell office:value-type="float" office:value="1995.28653682981">
            <text:p>1995.2865368298</text:p>
          </table:table-cell>
          <table:table-cell office:value-type="float" office:value="2407.7716601485">
            <text:p>2407.7716601485</text:p>
          </table:table-cell>
          <table:table-cell office:value-type="float" office:value="3419.96060781089">
            <text:p>3419.9606078109</text:p>
          </table:table-cell>
          <table:table-cell office:value-type="float" office:value="3156.29684581484">
            <text:p>3156.2968458148</text:p>
          </table:table-cell>
        </table:table-row>
        <table:table-row table:style-name="ro1">
          <table:table-cell/>
          <table:table-cell office:value-type="float" office:value="216.076848666693">
            <text:p>216.0768486667</text:p>
          </table:table-cell>
          <table:table-cell office:value-type="float" office:value="582.735810854546">
            <text:p>582.7358108545</text:p>
          </table:table-cell>
          <table:table-cell office:value-type="float" office:value="584.432258255494">
            <text:p>584.4322582555</text:p>
          </table:table-cell>
          <table:table-cell office:value-type="float" office:value="1102.23583340776">
            <text:p>1102.2358334078</text:p>
          </table:table-cell>
          <table:table-cell office:value-type="float" office:value="1054.34913884921">
            <text:p>1054.3491388492</text:p>
          </table:table-cell>
          <table:table-cell office:value-type="float" office:value="1793.92094751321">
            <text:p>1793.9209475132</text:p>
          </table:table-cell>
          <table:table-cell office:value-type="float" office:value="2937.01152950322">
            <text:p>2937.0115295032</text:p>
          </table:table-cell>
          <table:table-cell office:value-type="float" office:value="3448.20370118612">
            <text:p>3448.2037011861</text:p>
          </table:table-cell>
          <table:table-cell office:value-type="float" office:value="3495.49917069948">
            <text:p>3495.4991706995</text:p>
          </table:table-cell>
        </table:table-row>
        <table:table-row table:style-name="ro1">
          <table:table-cell/>
          <table:table-cell office:value-type="float" office:value="180.647025471543">
            <text:p>180.6470254715</text:p>
          </table:table-cell>
          <table:table-cell office:value-type="float" office:value="487.877270824609">
            <text:p>487.8772708246</text:p>
          </table:table-cell>
          <table:table-cell office:value-type="float" office:value="848.510720677114">
            <text:p>848.5107206771</text:p>
          </table:table-cell>
          <table:table-cell office:value-type="float" office:value="936.072128915683">
            <text:p>936.0721289157</text:p>
          </table:table-cell>
          <table:table-cell office:value-type="float" office:value="1748.09923325859">
            <text:p>1748.0992332586</text:p>
          </table:table-cell>
          <table:table-cell office:value-type="float" office:value="1856.04324652867">
            <text:p>1856.0432465287</text:p>
          </table:table-cell>
          <table:table-cell office:value-type="float" office:value="3167.86923538023">
            <text:p>3167.8692353802</text:p>
          </table:table-cell>
          <table:table-cell office:value-type="float" office:value="3631.23910554347">
            <text:p>3631.2391055435</text:p>
          </table:table-cell>
          <table:table-cell office:value-type="float" office:value="4718.97335534417">
            <text:p>4718.9733553442</text:p>
          </table:table-cell>
        </table:table-row>
        <table:table-row table:style-name="ro1">
          <table:table-cell/>
          <table:table-cell office:value-type="float" office:value="309.648123265349">
            <text:p>309.6481232653</text:p>
          </table:table-cell>
          <table:table-cell office:value-type="float" office:value="379.030475262306">
            <text:p>379.0304752623</text:p>
          </table:table-cell>
          <table:table-cell office:value-type="float" office:value="767.964296514298">
            <text:p>767.9642965143</text:p>
          </table:table-cell>
          <table:table-cell office:value-type="float" office:value="1299.14320690488">
            <text:p>1299.1432069049</text:p>
          </table:table-cell>
          <table:table-cell office:value-type="float" office:value="1598.18195378156">
            <text:p>1598.1819537816</text:p>
          </table:table-cell>
          <table:table-cell office:value-type="float" office:value="1596.96558452618">
            <text:p>1596.9655845262</text:p>
          </table:table-cell>
          <table:table-cell office:value-type="float" office:value="1959.91906061807">
            <text:p>1959.9190606181</text:p>
          </table:table-cell>
          <table:table-cell office:value-type="float" office:value="3009.17874562156">
            <text:p>3009.1787456216</text:p>
          </table:table-cell>
          <table:table-cell office:value-type="float" office:value="4024.70084209613">
            <text:p>4024.7008420961</text:p>
          </table:table-cell>
        </table:table-row>
        <table:table-row table:style-name="ro1">
          <table:table-cell/>
          <table:table-cell office:value-type="float" office:value="235.335357388032">
            <text:p>235.335357388</text:p>
          </table:table-cell>
          <table:table-cell office:value-type="float" office:value="401.867576121826">
            <text:p>401.8675761218</text:p>
          </table:table-cell>
          <table:table-cell office:value-type="float" office:value="746.521566455571">
            <text:p>746.5215664556</text:p>
          </table:table-cell>
          <table:table-cell office:value-type="float" office:value="1075.57786505613">
            <text:p>1075.5778650561</text:p>
          </table:table-cell>
          <table:table-cell office:value-type="float" office:value="1101.33504378512">
            <text:p>1101.3350437851</text:p>
          </table:table-cell>
          <table:table-cell office:value-type="float" office:value="1860.61473895337">
            <text:p>1860.6147389534</text:p>
          </table:table-cell>
          <table:table-cell office:value-type="float" office:value="2727.73796742505">
            <text:p>2727.7379674251</text:p>
          </table:table-cell>
          <table:table-cell office:value-type="float" office:value="2653.43179514988">
            <text:p>2653.4317951499</text:p>
          </table:table-cell>
          <table:table-cell office:value-type="float" office:value="4663.23710688989">
            <text:p>4663.2371068899</text:p>
          </table:table-cell>
        </table:table-row>
        <table:table-row table:style-name="ro1">
          <table:table-cell/>
          <table:table-cell office:value-type="float" office:value="157.560255237582">
            <text:p>157.5602552376</text:p>
          </table:table-cell>
          <table:table-cell office:value-type="float" office:value="590.535795870727">
            <text:p>590.5357958707</text:p>
          </table:table-cell>
          <table:table-cell office:value-type="float" office:value="637.480965989831">
            <text:p>637.4809659898</text:p>
          </table:table-cell>
          <table:table-cell office:value-type="float" office:value="772.188942360507">
            <text:p>772.1889423605</text:p>
          </table:table-cell>
          <table:table-cell office:value-type="float" office:value="1579.12223817029">
            <text:p>1579.1222381703</text:p>
          </table:table-cell>
          <table:table-cell office:value-type="float" office:value="1717.41161361443">
            <text:p>1717.4116136144</text:p>
          </table:table-cell>
          <table:table-cell office:value-type="float" office:value="2766.03753840694">
            <text:p>2766.0375384069</text:p>
          </table:table-cell>
          <table:table-cell office:value-type="float" office:value="3665.46230126493">
            <text:p>3665.4623012649</text:p>
          </table:table-cell>
          <table:table-cell office:value-type="float" office:value="4459.89706609674">
            <text:p>4459.8970660967</text:p>
          </table:table-cell>
        </table:table-row>
        <table:table-row table:style-name="ro1">
          <table:table-cell/>
          <table:table-cell office:value-type="float" office:value="411.82083947543">
            <text:p>411.8208394754</text:p>
          </table:table-cell>
          <table:table-cell office:value-type="float" office:value="396.08697080141">
            <text:p>396.0869708014</text:p>
          </table:table-cell>
          <table:table-cell office:value-type="float" office:value="878.798671304704">
            <text:p>878.7986713047</text:p>
          </table:table-cell>
          <table:table-cell office:value-type="float" office:value="988.370238661848">
            <text:p>988.3702386618</text:p>
          </table:table-cell>
          <table:table-cell office:value-type="float" office:value="1650.73975668304">
            <text:p>1650.7397566831</text:p>
          </table:table-cell>
          <table:table-cell office:value-type="float" office:value="1834.77929314493">
            <text:p>1834.7792931449</text:p>
          </table:table-cell>
          <table:table-cell office:value-type="float" office:value="2808.75191403871">
            <text:p>2808.7519140387</text:p>
          </table:table-cell>
          <table:table-cell office:value-type="float" office:value="4229.92104801211">
            <text:p>4229.9210480121</text:p>
          </table:table-cell>
          <table:table-cell office:value-type="float" office:value="4478.59544400906">
            <text:p>4478.5954440091</text:p>
          </table:table-cell>
        </table:table-row>
        <table:table-row table:style-name="ro1">
          <table:table-cell/>
          <table:table-cell office:value-type="float" office:value="362.40675576695">
            <text:p>362.406755767</text:p>
          </table:table-cell>
          <table:table-cell office:value-type="float" office:value="573.88292827727">
            <text:p>573.8829282773</text:p>
          </table:table-cell>
          <table:table-cell office:value-type="float" office:value="515.710040970337">
            <text:p>515.7100409703</text:p>
          </table:table-cell>
          <table:table-cell office:value-type="float" office:value="1035.98367217587">
            <text:p>1035.9836721759</text:p>
          </table:table-cell>
          <table:table-cell office:value-type="float" office:value="1289.78551355731">
            <text:p>1289.7855135573</text:p>
          </table:table-cell>
          <table:table-cell office:value-type="float" office:value="2336.49618110203">
            <text:p>2336.496181102</text:p>
          </table:table-cell>
          <table:table-cell office:value-type="float" office:value="2246.8331114219">
            <text:p>2246.8331114219</text:p>
          </table:table-cell>
          <table:table-cell office:value-type="float" office:value="2191.33851947474">
            <text:p>2191.3385194748</text:p>
          </table:table-cell>
          <table:table-cell office:value-type="float" office:value="4338.49093661498">
            <text:p>4338.490936615</text:p>
          </table:table-cell>
        </table:table-row>
        <table:table-row table:style-name="ro1">
          <table:table-cell/>
          <table:table-cell office:value-type="float" office:value="135.778159718952">
            <text:p>135.778159719</text:p>
          </table:table-cell>
          <table:table-cell office:value-type="float" office:value="586.298882161355">
            <text:p>586.2988821614</text:p>
          </table:table-cell>
          <table:table-cell office:value-type="float" office:value="946.134988709143">
            <text:p>946.1349887091</text:p>
          </table:table-cell>
          <table:table-cell office:value-type="float" office:value="1026.84100665954">
            <text:p>1026.8410066596</text:p>
          </table:table-cell>
          <table:table-cell office:value-type="float" office:value="1481.56725215898">
            <text:p>1481.567252159</text:p>
          </table:table-cell>
          <table:table-cell office:value-type="float" office:value="1699.46204860558">
            <text:p>1699.4620486056</text:p>
          </table:table-cell>
          <table:table-cell office:value-type="float" office:value="3002.92135239624">
            <text:p>3002.9213523962</text:p>
          </table:table-cell>
          <table:table-cell office:value-type="float" office:value="2681.73482653489">
            <text:p>2681.7348265349</text:p>
          </table:table-cell>
          <table:table-cell office:value-type="float" office:value="3882.36604535814">
            <text:p>3882.3660453581</text:p>
          </table:table-cell>
        </table:table-row>
        <table:table-row table:style-name="ro1">
          <table:table-cell/>
          <table:table-cell office:value-type="float" office:value="366.2814419222">
            <text:p>366.2814419222</text:p>
          </table:table-cell>
          <table:table-cell office:value-type="float" office:value="403.285467758107">
            <text:p>403.2854677581</text:p>
          </table:table-cell>
          <table:table-cell office:value-type="float" office:value="777.3618525831">
            <text:p>777.3618525831</text:p>
          </table:table-cell>
          <table:table-cell office:value-type="float" office:value="973.55607037147">
            <text:p>973.5560703715</text:p>
          </table:table-cell>
          <table:table-cell office:value-type="float" office:value="836.382701414783">
            <text:p>836.3827014148</text:p>
          </table:table-cell>
          <table:table-cell office:value-type="float" office:value="1643.87105059637">
            <text:p>1643.8710505964</text:p>
          </table:table-cell>
          <table:table-cell office:value-type="float" office:value="3230.89898674772">
            <text:p>3230.8989867477</text:p>
          </table:table-cell>
          <table:table-cell office:value-type="float" office:value="3869.6717239615">
            <text:p>3869.6717239615</text:p>
          </table:table-cell>
          <table:table-cell office:value-type="float" office:value="3999.19428326534">
            <text:p>3999.1942832653</text:p>
          </table:table-cell>
        </table:table-row>
        <table:table-row table:style-name="ro1">
          <table:table-cell/>
          <table:table-cell office:value-type="float" office:value="388.660690616529">
            <text:p>388.6606906165</text:p>
          </table:table-cell>
          <table:table-cell office:value-type="float" office:value="444.896666999226">
            <text:p>444.8966669992</text:p>
          </table:table-cell>
          <table:table-cell office:value-type="float" office:value="1098.30293800342">
            <text:p>1098.3029380034</text:p>
          </table:table-cell>
          <table:table-cell office:value-type="float" office:value="1030.74346153255">
            <text:p>1030.7434615326</text:p>
          </table:table-cell>
          <table:table-cell office:value-type="float" office:value="1423.19670462513">
            <text:p>1423.1967046251</text:p>
          </table:table-cell>
          <table:table-cell office:value-type="float" office:value="1675.87950977513">
            <text:p>1675.8795097751</text:p>
          </table:table-cell>
          <table:table-cell office:value-type="float" office:value="2424.20221661407">
            <text:p>2424.2022166141</text:p>
          </table:table-cell>
          <table:table-cell office:value-type="float" office:value="2493.20732023999">
            <text:p>2493.20732024</text:p>
          </table:table-cell>
          <table:table-cell office:value-type="float" office:value="4394.24449980541">
            <text:p>4394.2444998054</text:p>
          </table:table-cell>
        </table:table-row>
        <table:table-row table:style-name="ro1">
          <table:table-cell/>
          <table:table-cell office:value-type="float" office:value="173.281298888405">
            <text:p>173.2812988884</text:p>
          </table:table-cell>
          <table:table-cell office:value-type="float" office:value="377.587009174609">
            <text:p>377.5870091746</text:p>
          </table:table-cell>
          <table:table-cell office:value-type="float" office:value="667.995611482608">
            <text:p>667.9956114826</text:p>
          </table:table-cell>
          <table:table-cell office:value-type="float" office:value="1088.38092158002">
            <text:p>1088.38092158</text:p>
          </table:table-cell>
          <table:table-cell office:value-type="float" office:value="1145.47658572926">
            <text:p>1145.4765857293</text:p>
          </table:table-cell>
          <table:table-cell office:value-type="float" office:value="1887.22211657893">
            <text:p>1887.2221165789</text:p>
          </table:table-cell>
          <table:table-cell office:value-type="float" office:value="2099.03391571618">
            <text:p>2099.0339157162</text:p>
          </table:table-cell>
          <table:table-cell office:value-type="float" office:value="3184.81021966048">
            <text:p>3184.8102196605</text:p>
          </table:table-cell>
          <table:table-cell office:value-type="float" office:value="3542.41264357749">
            <text:p>3542.4126435775</text:p>
          </table:table-cell>
        </table:table-row>
        <table:table-row table:style-name="ro1">
          <table:table-cell/>
          <table:table-cell office:value-type="float" office:value="235.068732066762">
            <text:p>235.0687320668</text:p>
          </table:table-cell>
          <table:table-cell office:value-type="float" office:value="450.56915079779">
            <text:p>450.5691507978</text:p>
          </table:table-cell>
          <table:table-cell office:value-type="float" office:value="578.352340028133">
            <text:p>578.3523400281</text:p>
          </table:table-cell>
          <table:table-cell office:value-type="float" office:value="1146.78073677016">
            <text:p>1146.7807367702</text:p>
          </table:table-cell>
          <table:table-cell office:value-type="float" office:value="1585.68873796787">
            <text:p>1585.6887379679</text:p>
          </table:table-cell>
          <table:table-cell office:value-type="float" office:value="1670.36896803289">
            <text:p>1670.3689680329</text:p>
          </table:table-cell>
          <table:table-cell office:value-type="float" office:value="2834.65221816956">
            <text:p>2834.6522181696</text:p>
          </table:table-cell>
          <table:table-cell office:value-type="float" office:value="3671.2603129923">
            <text:p>3671.2603129923</text:p>
          </table:table-cell>
          <table:table-cell office:value-type="float" office:value="3596.00032796389">
            <text:p>3596.0003279639</text:p>
          </table:table-cell>
        </table:table-row>
        <table:table-row table:style-name="ro1">
          <table:table-cell/>
          <table:table-cell office:value-type="float" office:value="168.108535459603">
            <text:p>168.1085354596</text:p>
          </table:table-cell>
          <table:table-cell office:value-type="float" office:value="505.734085164264">
            <text:p>505.7340851643</text:p>
          </table:table-cell>
          <table:table-cell office:value-type="float" office:value="910.82231431942">
            <text:p>910.8223143194</text:p>
          </table:table-cell>
          <table:table-cell office:value-type="float" office:value="888.892617315525">
            <text:p>888.8926173155</text:p>
          </table:table-cell>
          <table:table-cell office:value-type="float" office:value="1108.32074273946">
            <text:p>1108.3207427395</text:p>
          </table:table-cell>
          <table:table-cell office:value-type="float" office:value="1513.33645261023">
            <text:p>1513.3364526102</text:p>
          </table:table-cell>
          <table:table-cell office:value-type="float" office:value="2765.26520451243">
            <text:p>2765.2652045124</text:p>
          </table:table-cell>
          <table:table-cell office:value-type="float" office:value="3613.60629651578">
            <text:p>3613.6062965158</text:p>
          </table:table-cell>
          <table:table-cell office:value-type="float" office:value="3417.47699148631">
            <text:p>3417.4769914863</text:p>
          </table:table-cell>
        </table:table-row>
        <table:table-row table:style-name="ro1">
          <table:table-cell/>
          <table:table-cell office:value-type="float" office:value="279.969102629694">
            <text:p>279.9691026297</text:p>
          </table:table-cell>
          <table:table-cell office:value-type="float" office:value="444.342323156705">
            <text:p>444.3423231567</text:p>
          </table:table-cell>
          <table:table-cell office:value-type="float" office:value="776.978179602508">
            <text:p>776.9781796025</text:p>
          </table:table-cell>
          <table:table-cell office:value-type="float" office:value="876.094281457167">
            <text:p>876.0942814572</text:p>
          </table:table-cell>
          <table:table-cell office:value-type="float" office:value="1477.47972875762">
            <text:p>1477.4797287576</text:p>
          </table:table-cell>
          <table:table-cell office:value-type="float" office:value="1987.88067907989">
            <text:p>1987.8806790799</text:p>
          </table:table-cell>
          <table:table-cell office:value-type="float" office:value="2297.63530136331">
            <text:p>2297.6353013633</text:p>
          </table:table-cell>
          <table:table-cell office:value-type="float" office:value="2639.23693977386">
            <text:p>2639.2369397739</text:p>
          </table:table-cell>
          <table:table-cell office:value-type="float" office:value="4531.95263536237">
            <text:p>4531.9526353624</text:p>
          </table:table-cell>
        </table:table-row>
        <table:table-row table:style-name="ro1">
          <table:table-cell/>
          <table:table-cell office:value-type="float" office:value="205.147680629507">
            <text:p>205.1476806295</text:p>
          </table:table-cell>
          <table:table-cell office:value-type="float" office:value="490.005281638052">
            <text:p>490.0052816381</text:p>
          </table:table-cell>
          <table:table-cell office:value-type="float" office:value="845.474710646455">
            <text:p>845.4747106465</text:p>
          </table:table-cell>
          <table:table-cell office:value-type="float" office:value="1174.83583199242">
            <text:p>1174.8358319924</text:p>
          </table:table-cell>
          <table:table-cell office:value-type="float" office:value="1604.02792781231">
            <text:p>1604.0279278123</text:p>
          </table:table-cell>
          <table:table-cell office:value-type="float" office:value="1856.90306069036">
            <text:p>1856.9030606904</text:p>
          </table:table-cell>
          <table:table-cell office:value-type="float" office:value="2230.70560691353">
            <text:p>2230.7056069135</text:p>
          </table:table-cell>
          <table:table-cell office:value-type="float" office:value="3370.01431814862">
            <text:p>3370.0143181486</text:p>
          </table:table-cell>
          <table:table-cell office:value-type="float" office:value="3735.19479681391">
            <text:p>3735.1947968139</text:p>
          </table:table-cell>
        </table:table-row>
        <table:table-row table:style-name="ro1">
          <table:table-cell/>
          <table:table-cell office:value-type="float" office:value="210.508974420382">
            <text:p>210.5089744204</text:p>
          </table:table-cell>
          <table:table-cell office:value-type="float" office:value="346.698032745912">
            <text:p>346.6980327459</text:p>
          </table:table-cell>
          <table:table-cell office:value-type="float" office:value="693.81526604238">
            <text:p>693.8152660424</text:p>
          </table:table-cell>
          <table:table-cell office:value-type="float" office:value="1006.26187674047">
            <text:p>1006.2618767405</text:p>
          </table:table-cell>
          <table:table-cell office:value-type="float" office:value="1214.3742014469">
            <text:p>1214.3742014469</text:p>
          </table:table-cell>
          <table:table-cell office:value-type="float" office:value="1801.28952437789">
            <text:p>1801.2895243779</text:p>
          </table:table-cell>
          <table:table-cell office:value-type="float" office:value="2074.66389941625">
            <text:p>2074.6638994163</text:p>
          </table:table-cell>
          <table:table-cell office:value-type="float" office:value="3751.81183865272">
            <text:p>3751.8118386527</text:p>
          </table:table-cell>
          <table:table-cell office:value-type="float" office:value="4085.37118350614">
            <text:p>4085.3711835062</text:p>
          </table:table-cell>
        </table:table-row>
        <table:table-row table:style-name="ro1">
          <table:table-cell/>
          <table:table-cell office:value-type="float" office:value="301.029804009208">
            <text:p>301.0298040092</text:p>
          </table:table-cell>
          <table:table-cell office:value-type="float" office:value="413.816586538512">
            <text:p>413.8165865385</text:p>
          </table:table-cell>
          <table:table-cell office:value-type="float" office:value="809.442102925199">
            <text:p>809.4421029252</text:p>
          </table:table-cell>
          <table:table-cell office:value-type="float" office:value="1395.9906562769">
            <text:p>1395.9906562769</text:p>
          </table:table-cell>
          <table:table-cell office:value-type="float" office:value="1168.36990202312">
            <text:p>1168.3699020231</text:p>
          </table:table-cell>
          <table:table-cell office:value-type="float" office:value="2154.08852095128">
            <text:p>2154.0885209513</text:p>
          </table:table-cell>
          <table:table-cell office:value-type="float" office:value="2592.0818415505">
            <text:p>2592.0818415505</text:p>
          </table:table-cell>
          <table:table-cell office:value-type="float" office:value="2997.04194375746">
            <text:p>2997.0419437575</text:p>
          </table:table-cell>
          <table:table-cell office:value-type="float" office:value="3524.0789930087">
            <text:p>3524.0789930087</text:p>
          </table:table-cell>
        </table:table-row>
        <table:table-row table:style-name="ro1">
          <table:table-cell/>
          <table:table-cell office:value-type="float" office:value="233.555578525265">
            <text:p>233.5555785253</text:p>
          </table:table-cell>
          <table:table-cell office:value-type="float" office:value="486.082086420966">
            <text:p>486.082086421</text:p>
          </table:table-cell>
          <table:table-cell office:value-type="float" office:value="652.245832093526">
            <text:p>652.2458320935</text:p>
          </table:table-cell>
          <table:table-cell office:value-type="float" office:value="1279.1038455605">
            <text:p>1279.1038455605</text:p>
          </table:table-cell>
          <table:table-cell office:value-type="float" office:value="1396.31453359686">
            <text:p>1396.3145335969</text:p>
          </table:table-cell>
          <table:table-cell office:value-type="float" office:value="1927.29755611815">
            <text:p>1927.2975561182</text:p>
          </table:table-cell>
          <table:table-cell office:value-type="float" office:value="1828.83698453019">
            <text:p>1828.8369845302</text:p>
          </table:table-cell>
          <table:table-cell office:value-type="float" office:value="3591.0434737595">
            <text:p>3591.0434737595</text:p>
          </table:table-cell>
          <table:table-cell office:value-type="float" office:value="4441.92899925718">
            <text:p>4441.9289992572</text:p>
          </table:table-cell>
        </table:table-row>
        <table:table-row table:style-name="ro1">
          <table:table-cell/>
          <table:table-cell office:value-type="float" office:value="228.732593547355">
            <text:p>228.7325935474</text:p>
          </table:table-cell>
          <table:table-cell office:value-type="float" office:value="571.249621872635">
            <text:p>571.2496218726</text:p>
          </table:table-cell>
          <table:table-cell office:value-type="float" office:value="927.436267130968">
            <text:p>927.436267131</text:p>
          </table:table-cell>
          <table:table-cell office:value-type="float" office:value="1063.02976938935">
            <text:p>1063.0297693894</text:p>
          </table:table-cell>
          <table:table-cell office:value-type="float" office:value="1641.86498948761">
            <text:p>1641.8649894876</text:p>
          </table:table-cell>
          <table:table-cell office:value-type="float" office:value="2285.67652511996">
            <text:p>2285.67652512</text:p>
          </table:table-cell>
          <table:table-cell office:value-type="float" office:value="3335.40253922953">
            <text:p>3335.4025392295</text:p>
          </table:table-cell>
          <table:table-cell office:value-type="float" office:value="3657.16298996543">
            <text:p>3657.1629899654</text:p>
          </table:table-cell>
          <table:table-cell office:value-type="float" office:value="4235.27749458071">
            <text:p>4235.2774945807</text:p>
          </table:table-cell>
        </table:table-row>
        <table:table-row table:style-name="ro1">
          <table:table-cell/>
          <table:table-cell office:value-type="float" office:value="191.621693129089">
            <text:p>191.6216931291</text:p>
          </table:table-cell>
          <table:table-cell office:value-type="float" office:value="399.94819928552">
            <text:p>399.9481992855</text:p>
          </table:table-cell>
          <table:table-cell office:value-type="float" office:value="1061.51492734047">
            <text:p>1061.5149273405</text:p>
          </table:table-cell>
          <table:table-cell office:value-type="float" office:value="861.822597822199">
            <text:p>861.8225978222</text:p>
          </table:table-cell>
          <table:table-cell office:value-type="float" office:value="1564.00055948845">
            <text:p>1564.0005594885</text:p>
          </table:table-cell>
          <table:table-cell office:value-type="float" office:value="1577.44330417522">
            <text:p>1577.4433041752</text:p>
          </table:table-cell>
          <table:table-cell office:value-type="float" office:value="3024.46243819561">
            <text:p>3024.4624381956</text:p>
          </table:table-cell>
          <table:table-cell office:value-type="float" office:value="2879.51971863584">
            <text:p>2879.5197186358</text:p>
          </table:table-cell>
          <table:table-cell office:value-type="float" office:value="2776.66293337322">
            <text:p>2776.6629333732</text:p>
          </table:table-cell>
        </table:table-row>
        <table:table-row table:style-name="ro1">
          <table:table-cell office:value-type="string">
            <text:p>Avwerage</text:p>
          </table:table-cell>
          <table:table-cell table:formula="of:=AVERAGE([.B3:.B32])" office:value-type="float" office:value="239.779573204953">
            <text:p>239.779573205</text:p>
          </table:table-cell>
          <table:table-cell table:formula="of:=AVERAGE([.C3:.C32])" office:value-type="float" office:value="469.21633797493">
            <text:p>469.2163379749</text:p>
          </table:table-cell>
          <table:table-cell table:formula="of:=AVERAGE([.D3:.D32])" office:value-type="float" office:value="787.791001136249">
            <text:p>787.7910011362</text:p>
          </table:table-cell>
          <table:table-cell table:formula="of:=AVERAGE([.E3:.E32])" office:value-type="float" office:value="1053.96108667789">
            <text:p>1053.9610866779</text:p>
          </table:table-cell>
          <table:table-cell table:formula="of:=AVERAGE([.F3:.F32])" office:value-type="float" office:value="1323.87172934345">
            <text:p>1323.8717293435</text:p>
          </table:table-cell>
          <table:table-cell table:formula="of:=AVERAGE([.G3:.G32])" office:value-type="float" office:value="1867.72103894282">
            <text:p>1867.7210389428</text:p>
          </table:table-cell>
          <table:table-cell table:formula="of:=AVERAGE([.H3:.H32])" office:value-type="float" office:value="2646.25311100728">
            <text:p>2646.2531110073</text:p>
          </table:table-cell>
          <table:table-cell table:formula="of:=AVERAGE([.I3:.I32])" office:value-type="float" office:value="3229.69375928245">
            <text:p>3229.6937592825</text:p>
          </table:table-cell>
          <table:table-cell table:formula="of:=AVERAGE([.J3:.J32])" office:value-type="float" office:value="3916.91988694695">
            <text:p>3916.919886947</text:p>
          </table:table-cell>
        </table:table-row>
        <table:table-row table:style-name="ro1">
          <table:table-cell/>
          <table:table-cell office:value-type="float" office:value="239.77">
            <text:p>239.77</text:p>
          </table:table-cell>
          <table:table-cell office:value-type="float" office:value="469.21">
            <text:p>469.21</text:p>
          </table:table-cell>
          <table:table-cell office:value-type="float" office:value="787.79">
            <text:p>787.79</text:p>
          </table:table-cell>
          <table:table-cell office:value-type="float" office:value="1053.96">
            <text:p>1053.96</text:p>
          </table:table-cell>
          <table:table-cell office:value-type="float" office:value="1323.87">
            <text:p>1323.87</text:p>
          </table:table-cell>
          <table:table-cell office:value-type="float" office:value="1867.72">
            <text:p>1867.72</text:p>
          </table:table-cell>
          <table:table-cell office:value-type="float" office:value="2646.25">
            <text:p>2646.25</text:p>
          </table:table-cell>
          <table:table-cell office:value-type="float" office:value="3229.69">
            <text:p>3229.69</text:p>
          </table:table-cell>
          <table:table-cell office:value-type="float" office:value="3916.91">
            <text:p>3916.91</text:p>
          </table:table-cell>
        </table:table-row>
        <table:table-row table:style-name="ro1">
          <table:table-cell/>
          <table:table-cell office:value-type="float" office:value="173.65">
            <text:p>173.65</text:p>
          </table:table-cell>
          <table:table-cell office:value-type="float" office:value="345.81">
            <text:p>345.81</text:p>
          </table:table-cell>
          <table:table-cell office:value-type="float" office:value="534.69">
            <text:p>534.69</text:p>
          </table:table-cell>
          <table:table-cell office:value-type="float" office:value="687.57">
            <text:p>687.57</text:p>
          </table:table-cell>
          <table:table-cell office:value-type="float" office:value="899.6">
            <text:p>899.6</text:p>
          </table:table-cell>
          <table:table-cell office:value-type="float" office:value="1362.24">
            <text:p>1362.24</text:p>
          </table:table-cell>
          <table:table-cell office:value-type="float" office:value="1668.27">
            <text:p>1668.27</text:p>
          </table:table-cell>
          <table:table-cell office:value-type="string">
            <text:p>2335.58.</text:p>
          </table:table-cell>
          <table:table-cell office:value-type="float" office:value="2708.21">
            <text:p>2708.21</text:p>
          </table:table-cell>
        </table:table-row>
        <table:table-row table:style-name="ro1">
          <table:table-cell/>
          <table:table-cell office:value-type="float" office:value="122.53">
            <text:p>122.53</text:p>
          </table:table-cell>
          <table:table-cell office:value-type="float" office:value="240.54">
            <text:p>240.54</text:p>
          </table:table-cell>
          <table:table-cell office:value-type="float" office:value="367.65">
            <text:p>367.65</text:p>
          </table:table-cell>
          <table:table-cell office:value-type="float" office:value="461.24">
            <text:p>461.24</text:p>
          </table:table-cell>
          <table:table-cell office:value-type="float" office:value="597.96">
            <text:p>597.96</text:p>
          </table:table-cell>
          <table:table-cell office:value-type="float" office:value="923.744">
            <text:p>923.744</text:p>
          </table:table-cell>
          <table:table-cell office:value-type="float" office:value="1248.34">
            <text:p>1248.34</text:p>
          </table:table-cell>
          <table:table-cell office:value-type="float" office:value="1492.84">
            <text:p>1492.84</text:p>
          </table:table-cell>
          <table:table-cell office:value-type="float" office:value="1797.61">
            <text:p>1797.61</text:p>
          </table:table-cell>
        </table:table-row>
        <table:table-row table:style-name="ro1">
          <table:table-cell/>
          <table:table-cell office:value-type="float" office:value="106.98">
            <text:p>106.98</text:p>
          </table:table-cell>
          <table:table-cell office:value-type="float" office:value="195.95">
            <text:p>195.95</text:p>
          </table:table-cell>
          <table:table-cell office:value-type="float" office:value="307.56">
            <text:p>307.56</text:p>
          </table:table-cell>
          <table:table-cell office:value-type="float" office:value="391.46">
            <text:p>391.46</text:p>
          </table:table-cell>
          <table:table-cell office:value-type="float" office:value="510.8">
            <text:p>510.8</text:p>
          </table:table-cell>
          <table:table-cell office:value-type="float" office:value="792.83">
            <text:p>792.83</text:p>
          </table:table-cell>
          <table:table-cell office:value-type="float" office:value="1019.13">
            <text:p>1019.13</text:p>
          </table:table-cell>
          <table:table-cell office:value-type="float" office:value="1253.01">
            <text:p>1253.01</text:p>
          </table:table-cell>
          <table:table-cell office:value-type="float" office:value="1591.7">
            <text:p>1591.7</text:p>
          </table:table-cell>
        </table:table-row>
        <table:table-row table:style-name="ro1">
          <table:table-cell/>
          <table:table-cell office:value-type="float" office:value="91.23">
            <text:p>91.23</text:p>
          </table:table-cell>
          <table:table-cell office:value-type="float" office:value="186.36">
            <text:p>186.36</text:p>
          </table:table-cell>
          <table:table-cell office:value-type="float" office:value="302.91">
            <text:p>302.91</text:p>
          </table:table-cell>
          <table:table-cell office:value-type="float" office:value="392.46">
            <text:p>392.46</text:p>
          </table:table-cell>
          <table:table-cell office:value-type="float" office:value="470.06">
            <text:p>470.06</text:p>
          </table:table-cell>
          <table:table-cell office:value-type="float" office:value="728.52">
            <text:p>728.52</text:p>
          </table:table-cell>
          <table:table-cell office:value-type="float" office:value="968">
            <text:p>968</text:p>
          </table:table-cell>
          <table:table-cell office:value-type="float" office:value="1194.9">
            <text:p>1194.9</text:p>
          </table:table-cell>
          <table:table-cell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string">
            <text:p>EcOpt 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114.774007950725">
            <text:p>114.7740079507</text:p>
          </table:table-cell>
          <table:table-cell office:value-type="float" office:value="305.230934530947">
            <text:p>305.2309345309</text:p>
          </table:table-cell>
          <table:table-cell office:value-type="float" office:value="302.210539224856">
            <text:p>302.2105392249</text:p>
          </table:table-cell>
          <table:table-cell office:value-type="float" office:value="739.124507446033">
            <text:p>739.124507446</text:p>
          </table:table-cell>
          <table:table-cell office:value-type="float" office:value="1108.70850949041">
            <text:p>1108.7085094904</text:p>
          </table:table-cell>
          <table:table-cell office:value-type="float" office:value="1073.03207680089">
            <text:p>1073.0320768009</text:p>
          </table:table-cell>
          <table:table-cell office:value-type="float" office:value="1870.41086238524">
            <text:p>1870.4108623852</text:p>
          </table:table-cell>
          <table:table-cell office:value-type="float" office:value="2338.47985390395">
            <text:p>2338.479853904</text:p>
          </table:table-cell>
          <table:table-cell office:value-type="float" office:value="2734.84078775552">
            <text:p>2734.8407877555</text:p>
          </table:table-cell>
        </table:table-row>
        <table:table-row table:style-name="ro1">
          <table:table-cell/>
          <table:table-cell office:value-type="float" office:value="192.245145672483">
            <text:p>192.2451456725</text:p>
          </table:table-cell>
          <table:table-cell office:value-type="float" office:value="233.917511597964">
            <text:p>233.917511598</text:p>
          </table:table-cell>
          <table:table-cell office:value-type="float" office:value="562.648935258823">
            <text:p>562.6489352588</text:p>
          </table:table-cell>
          <table:table-cell office:value-type="float" office:value="748.638744825459">
            <text:p>748.6387448255</text:p>
          </table:table-cell>
          <table:table-cell office:value-type="float" office:value="1111.09443542969">
            <text:p>1111.0944354297</text:p>
          </table:table-cell>
          <table:table-cell office:value-type="float" office:value="1170.43753010398">
            <text:p>1170.437530104</text:p>
          </table:table-cell>
          <table:table-cell office:value-type="float" office:value="1311.87391244823">
            <text:p>1311.8739124482</text:p>
          </table:table-cell>
          <table:table-cell office:value-type="float" office:value="2901.00400582191">
            <text:p>2901.0040058219</text:p>
          </table:table-cell>
          <table:table-cell office:value-type="float" office:value="1746.41014793412">
            <text:p>1746.4101479341</text:p>
          </table:table-cell>
        </table:table-row>
        <table:table-row table:style-name="ro1">
          <table:table-cell/>
          <table:table-cell office:value-type="float" office:value="190.063921942816">
            <text:p>190.0639219428</text:p>
          </table:table-cell>
          <table:table-cell office:value-type="float" office:value="322.1932213423">
            <text:p>322.1932213423</text:p>
          </table:table-cell>
          <table:table-cell office:value-type="float" office:value="613.880628888057">
            <text:p>613.8806288881</text:p>
          </table:table-cell>
          <table:table-cell office:value-type="float" office:value="629.107171639263">
            <text:p>629.1071716393</text:p>
          </table:table-cell>
          <table:table-cell office:value-type="float" office:value="737.894079339886">
            <text:p>737.8940793399</text:p>
          </table:table-cell>
          <table:table-cell office:value-type="float" office:value="1478.40612648473">
            <text:p>1478.4061264847</text:p>
          </table:table-cell>
          <table:table-cell office:value-type="float" office:value="1595.32505439977">
            <text:p>1595.3250543998</text:p>
          </table:table-cell>
          <table:table-cell office:value-type="float" office:value="2562.37552518149">
            <text:p>2562.3755251815</text:p>
          </table:table-cell>
          <table:table-cell office:value-type="float" office:value="3208.51470923766">
            <text:p>3208.5147092377</text:p>
          </table:table-cell>
        </table:table-row>
        <table:table-row table:style-name="ro1">
          <table:table-cell/>
          <table:table-cell office:value-type="float" office:value="305.051968084004">
            <text:p>305.051968084</text:p>
          </table:table-cell>
          <table:table-cell office:value-type="float" office:value="372.256638433958">
            <text:p>372.256638434</text:p>
          </table:table-cell>
          <table:table-cell office:value-type="float" office:value="667.438413434782">
            <text:p>667.4384134348</text:p>
          </table:table-cell>
          <table:table-cell office:value-type="float" office:value="794.26211539047">
            <text:p>794.2621153905</text:p>
          </table:table-cell>
          <table:table-cell office:value-type="float" office:value="556.531928434988">
            <text:p>556.531928435</text:p>
          </table:table-cell>
          <table:table-cell office:value-type="float" office:value="1321.60517596823">
            <text:p>1321.6051759682</text:p>
          </table:table-cell>
          <table:table-cell office:value-type="float" office:value="1493.7147410134">
            <text:p>1493.7147410134</text:p>
          </table:table-cell>
          <table:table-cell office:value-type="float" office:value="2101.80714794007">
            <text:p>2101.8071479401</text:p>
          </table:table-cell>
          <table:table-cell office:value-type="float" office:value="2978.96926425565">
            <text:p>2978.9692642557</text:p>
          </table:table-cell>
        </table:table-row>
        <table:table-row table:style-name="ro1">
          <table:table-cell/>
          <table:table-cell office:value-type="float" office:value="152.446469810608">
            <text:p>152.4464698106</text:p>
          </table:table-cell>
          <table:table-cell office:value-type="float" office:value="417.707502693299">
            <text:p>417.7075026933</text:p>
          </table:table-cell>
          <table:table-cell office:value-type="float" office:value="548.425330788537">
            <text:p>548.4253307885</text:p>
          </table:table-cell>
          <table:table-cell office:value-type="float" office:value="558.170940384762">
            <text:p>558.1709403848</text:p>
          </table:table-cell>
          <table:table-cell office:value-type="float" office:value="753.569191611359">
            <text:p>753.5691916114</text:p>
          </table:table-cell>
          <table:table-cell office:value-type="float" office:value="1519.12734443338">
            <text:p>1519.1273444334</text:p>
          </table:table-cell>
          <table:table-cell office:value-type="float" office:value="1850.83885093876">
            <text:p>1850.8388509388</text:p>
          </table:table-cell>
          <table:table-cell office:value-type="float" office:value="2220.71374663425">
            <text:p>2220.7137466343</text:p>
          </table:table-cell>
          <table:table-cell office:value-type="float" office:value="2846.78020377217">
            <text:p>2846.7802037722</text:p>
          </table:table-cell>
        </table:table-row>
        <table:table-row table:style-name="ro1">
          <table:table-cell/>
          <table:table-cell office:value-type="float" office:value="214.188082689069">
            <text:p>214.1880826891</text:p>
          </table:table-cell>
          <table:table-cell office:value-type="float" office:value="486.08526858341">
            <text:p>486.0852685834</text:p>
          </table:table-cell>
          <table:table-cell office:value-type="float" office:value="422.558938312753">
            <text:p>422.5589383128</text:p>
          </table:table-cell>
          <table:table-cell office:value-type="float" office:value="642.345322956727">
            <text:p>642.3453229567</text:p>
          </table:table-cell>
          <table:table-cell office:value-type="float" office:value="808.507462471951">
            <text:p>808.507462472</text:p>
          </table:table-cell>
          <table:table-cell office:value-type="float" office:value="1695.21300730884">
            <text:p>1695.2130073089</text:p>
          </table:table-cell>
          <table:table-cell office:value-type="float" office:value="1361.07099953336">
            <text:p>1361.0709995334</text:p>
          </table:table-cell>
          <table:table-cell office:value-type="float" office:value="2265.51182594175">
            <text:p>2265.5118259418</text:p>
          </table:table-cell>
          <table:table-cell office:value-type="float" office:value="2869.28516608043">
            <text:p>2869.2851660804</text:p>
          </table:table-cell>
        </table:table-row>
        <table:table-row table:style-name="ro1">
          <table:table-cell/>
          <table:table-cell office:value-type="float" office:value="98.6947631161015">
            <text:p>98.6947631161</text:p>
          </table:table-cell>
          <table:table-cell office:value-type="float" office:value="304.631474843924">
            <text:p>304.6314748439</text:p>
          </table:table-cell>
          <table:table-cell office:value-type="float" office:value="634.285332702981">
            <text:p>634.285332703</text:p>
          </table:table-cell>
          <table:table-cell office:value-type="float" office:value="914.097424623362">
            <text:p>914.0974246234</text:p>
          </table:table-cell>
          <table:table-cell office:value-type="float" office:value="769.029218376171">
            <text:p>769.0292183762</text:p>
          </table:table-cell>
          <table:table-cell office:value-type="float" office:value="1554.59655923551">
            <text:p>1554.5965592355</text:p>
          </table:table-cell>
          <table:table-cell office:value-type="float" office:value="1953.56582834557">
            <text:p>1953.5658283456</text:p>
          </table:table-cell>
          <table:table-cell office:value-type="float" office:value="1902.99859396248">
            <text:p>1902.9985939625</text:p>
          </table:table-cell>
          <table:table-cell office:value-type="float" office:value="2703.9261171406">
            <text:p>2703.9261171406</text:p>
          </table:table-cell>
        </table:table-row>
        <table:table-row table:style-name="ro1">
          <table:table-cell/>
          <table:table-cell office:value-type="float" office:value="206.964933481802">
            <text:p>206.9649334818</text:p>
          </table:table-cell>
          <table:table-cell office:value-type="float" office:value="292.940519771754">
            <text:p>292.9405197718</text:p>
          </table:table-cell>
          <table:table-cell office:value-type="float" office:value="592.628308414813">
            <text:p>592.6283084148</text:p>
          </table:table-cell>
          <table:table-cell office:value-type="float" office:value="509.823365343494">
            <text:p>509.8233653435</text:p>
          </table:table-cell>
          <table:table-cell office:value-type="float" office:value="759.575174547189">
            <text:p>759.5751745472</text:p>
          </table:table-cell>
          <table:table-cell office:value-type="float" office:value="1650.61220021818">
            <text:p>1650.6122002182</text:p>
          </table:table-cell>
          <table:table-cell office:value-type="float" office:value="1771.99911960718">
            <text:p>1771.9991196072</text:p>
          </table:table-cell>
          <table:table-cell office:value-type="float" office:value="2891.51414871912">
            <text:p>2891.5141487191</text:p>
          </table:table-cell>
          <table:table-cell office:value-type="float" office:value="2677.48764722484">
            <text:p>2677.4876472248</text:p>
          </table:table-cell>
        </table:table-row>
        <table:table-row table:style-name="ro1">
          <table:table-cell/>
          <table:table-cell office:value-type="float" office:value="174.790417312094">
            <text:p>174.7904173121</text:p>
          </table:table-cell>
          <table:table-cell office:value-type="float" office:value="312.07012386627">
            <text:p>312.0701238663</text:p>
          </table:table-cell>
          <table:table-cell office:value-type="float" office:value="428.637776725961">
            <text:p>428.637776726</text:p>
          </table:table-cell>
          <table:table-cell office:value-type="float" office:value="609.594660381767">
            <text:p>609.5946603818</text:p>
          </table:table-cell>
          <table:table-cell office:value-type="float" office:value="822.212411982789">
            <text:p>822.2124119828</text:p>
          </table:table-cell>
          <table:table-cell office:value-type="float" office:value="1195.55758006762">
            <text:p>1195.5575800676</text:p>
          </table:table-cell>
          <table:table-cell office:value-type="float" office:value="1423.85979059025">
            <text:p>1423.8597905903</text:p>
          </table:table-cell>
          <table:table-cell office:value-type="float" office:value="2606.58558613142">
            <text:p>2606.5855861314</text:p>
          </table:table-cell>
          <table:table-cell office:value-type="float" office:value="2387.00104866495">
            <text:p>2387.001048665</text:p>
          </table:table-cell>
        </table:table-row>
        <table:table-row table:style-name="ro1">
          <table:table-cell/>
          <table:table-cell office:value-type="float" office:value="223.970915309404">
            <text:p>223.9709153094</text:p>
          </table:table-cell>
          <table:table-cell office:value-type="float" office:value="355.908264468063">
            <text:p>355.9082644681</text:p>
          </table:table-cell>
          <table:table-cell office:value-type="float" office:value="463.447390877388">
            <text:p>463.4473908774</text:p>
          </table:table-cell>
          <table:table-cell office:value-type="float" office:value="758.219543529727">
            <text:p>758.2195435297</text:p>
          </table:table-cell>
          <table:table-cell office:value-type="float" office:value="781.033577673667">
            <text:p>781.0335776737</text:p>
          </table:table-cell>
          <table:table-cell office:value-type="float" office:value="1642.05425044709">
            <text:p>1642.0542504471</text:p>
          </table:table-cell>
          <table:table-cell office:value-type="float" office:value="1401.25995152019">
            <text:p>1401.2599515202</text:p>
          </table:table-cell>
          <table:table-cell office:value-type="float" office:value="2657.5309421166">
            <text:p>2657.5309421166</text:p>
          </table:table-cell>
          <table:table-cell office:value-type="float" office:value="3256.11744156314">
            <text:p>3256.1174415631</text:p>
          </table:table-cell>
        </table:table-row>
        <table:table-row table:style-name="ro1">
          <table:table-cell/>
          <table:table-cell office:value-type="float" office:value="118.942926547451">
            <text:p>118.9429265475</text:p>
          </table:table-cell>
          <table:table-cell office:value-type="float" office:value="398.447291526159">
            <text:p>398.4472915262</text:p>
          </table:table-cell>
          <table:table-cell office:value-type="float" office:value="392.010508638949">
            <text:p>392.010508639</text:p>
          </table:table-cell>
          <table:table-cell office:value-type="float" office:value="701.917999010871">
            <text:p>701.9179990109</text:p>
          </table:table-cell>
          <table:table-cell office:value-type="float" office:value="1187.71321124043">
            <text:p>1187.7132112404</text:p>
          </table:table-cell>
          <table:table-cell office:value-type="float" office:value="1265.65098992666">
            <text:p>1265.6509899267</text:p>
          </table:table-cell>
          <table:table-cell office:value-type="float" office:value="1976.40342735459">
            <text:p>1976.4034273546</text:p>
          </table:table-cell>
          <table:table-cell office:value-type="float" office:value="2583.3594557384">
            <text:p>2583.3594557384</text:p>
          </table:table-cell>
          <table:table-cell office:value-type="float" office:value="3221.60340875367">
            <text:p>3221.6034087537</text:p>
          </table:table-cell>
        </table:table-row>
        <table:table-row table:style-name="ro1">
          <table:table-cell/>
          <table:table-cell office:value-type="float" office:value="196.324023053328">
            <text:p>196.3240230533</text:p>
          </table:table-cell>
          <table:table-cell office:value-type="float" office:value="403.217320456208">
            <text:p>403.2173204562</text:p>
          </table:table-cell>
          <table:table-cell office:value-type="float" office:value="545.170216513379">
            <text:p>545.1702165134</text:p>
          </table:table-cell>
          <table:table-cell office:value-type="float" office:value="724.710025881544">
            <text:p>724.7100258815</text:p>
          </table:table-cell>
          <table:table-cell office:value-type="float" office:value="1029.96151188637">
            <text:p>1029.9615118864</text:p>
          </table:table-cell>
          <table:table-cell office:value-type="float" office:value="1007.53020525138">
            <text:p>1007.5302052514</text:p>
          </table:table-cell>
          <table:table-cell office:value-type="float" office:value="1280.56324508947">
            <text:p>1280.5632450895</text:p>
          </table:table-cell>
          <table:table-cell office:value-type="float" office:value="2346.50498102946">
            <text:p>2346.5049810295</text:p>
          </table:table-cell>
          <table:table-cell office:value-type="float" office:value="2121.76809848902">
            <text:p>2121.768098489</text:p>
          </table:table-cell>
        </table:table-row>
        <table:table-row table:style-name="ro1">
          <table:table-cell/>
          <table:table-cell office:value-type="float" office:value="180.387199673394">
            <text:p>180.3871996734</text:p>
          </table:table-cell>
          <table:table-cell office:value-type="float" office:value="314.606143095869">
            <text:p>314.6061430959</text:p>
          </table:table-cell>
          <table:table-cell office:value-type="float" office:value="390.145754352613">
            <text:p>390.1457543526</text:p>
          </table:table-cell>
          <table:table-cell office:value-type="float" office:value="724.340857178401">
            <text:p>724.3408571784</text:p>
          </table:table-cell>
          <table:table-cell office:value-type="float" office:value="914.339139603301">
            <text:p>914.3391396033</text:p>
          </table:table-cell>
          <table:table-cell office:value-type="float" office:value="1379.18272001821">
            <text:p>1379.1827200182</text:p>
          </table:table-cell>
          <table:table-cell office:value-type="float" office:value="1592.99394264388">
            <text:p>1592.9939426439</text:p>
          </table:table-cell>
          <table:table-cell office:value-type="float" office:value="1782.0361780341">
            <text:p>1782.0361780341</text:p>
          </table:table-cell>
          <table:table-cell office:value-type="float" office:value="2090.08191427903">
            <text:p>2090.081914279</text:p>
          </table:table-cell>
        </table:table-row>
        <table:table-row table:style-name="ro1">
          <table:table-cell/>
          <table:table-cell office:value-type="float" office:value="231.814550226496">
            <text:p>231.8145502265</text:p>
          </table:table-cell>
          <table:table-cell office:value-type="float" office:value="357.272268283407">
            <text:p>357.2722682834</text:p>
          </table:table-cell>
          <table:table-cell office:value-type="float" office:value="613.622064735355">
            <text:p>613.6220647354</text:p>
          </table:table-cell>
          <table:table-cell office:value-type="float" office:value="744.502122961455">
            <text:p>744.5021229615</text:p>
          </table:table-cell>
          <table:table-cell office:value-type="float" office:value="929.209421249105">
            <text:p>929.2094212491</text:p>
          </table:table-cell>
          <table:table-cell office:value-type="float" office:value="1176.11510102338">
            <text:p>1176.1151010234</text:p>
          </table:table-cell>
          <table:table-cell office:value-type="float" office:value="1467.76773280467">
            <text:p>1467.7677328047</text:p>
          </table:table-cell>
          <table:table-cell office:value-type="float" office:value="2202.60880181176">
            <text:p>2202.6088018118</text:p>
          </table:table-cell>
          <table:table-cell office:value-type="float" office:value="2450.38893401485">
            <text:p>2450.3889340149</text:p>
          </table:table-cell>
        </table:table-row>
        <table:table-row table:style-name="ro1">
          <table:table-cell/>
          <table:table-cell office:value-type="float" office:value="126.020883081824">
            <text:p>126.0208830818</text:p>
          </table:table-cell>
          <table:table-cell office:value-type="float" office:value="449.312300086086">
            <text:p>449.3123000861</text:p>
          </table:table-cell>
          <table:table-cell office:value-type="float" office:value="582.240871708814">
            <text:p>582.2408717088</text:p>
          </table:table-cell>
          <table:table-cell office:value-type="float" office:value="658.074789024227">
            <text:p>658.0747890242</text:p>
          </table:table-cell>
          <table:table-cell office:value-type="float" office:value="957.044212135348">
            <text:p>957.0442121353</text:p>
          </table:table-cell>
          <table:table-cell office:value-type="float" office:value="1205.93669228617">
            <text:p>1205.9366922862</text:p>
          </table:table-cell>
          <table:table-cell office:value-type="float" office:value="1758.61648510664">
            <text:p>1758.6164851066</text:p>
          </table:table-cell>
          <table:table-cell office:value-type="float" office:value="2139.12135434778">
            <text:p>2139.1213543478</text:p>
          </table:table-cell>
          <table:table-cell office:value-type="float" office:value="1891.32050084065">
            <text:p>1891.3205008407</text:p>
          </table:table-cell>
        </table:table-row>
        <table:table-row table:style-name="ro1">
          <table:table-cell/>
          <table:table-cell office:value-type="float" office:value="112.402172737014">
            <text:p>112.402172737</text:p>
          </table:table-cell>
          <table:table-cell office:value-type="float" office:value="262.575292277961">
            <text:p>262.575292278</text:p>
          </table:table-cell>
          <table:table-cell office:value-type="float" office:value="468.096904100721">
            <text:p>468.0969041007</text:p>
          </table:table-cell>
          <table:table-cell office:value-type="float" office:value="728.834088247666">
            <text:p>728.8340882477</text:p>
          </table:table-cell>
          <table:table-cell office:value-type="float" office:value="969.405540032332">
            <text:p>969.4055400323</text:p>
          </table:table-cell>
          <table:table-cell office:value-type="float" office:value="1273.47229545189">
            <text:p>1273.4722954519</text:p>
          </table:table-cell>
          <table:table-cell office:value-type="float" office:value="2012.02029157909">
            <text:p>2012.0202915791</text:p>
          </table:table-cell>
          <table:table-cell office:value-type="float" office:value="2796.18792482765">
            <text:p>2796.1879248277</text:p>
          </table:table-cell>
          <table:table-cell office:value-type="float" office:value="3288.70904559135">
            <text:p>3288.7090455914</text:p>
          </table:table-cell>
        </table:table-row>
        <table:table-row table:style-name="ro1">
          <table:table-cell/>
          <table:table-cell office:value-type="float" office:value="200.735801705782">
            <text:p>200.7358017058</text:p>
          </table:table-cell>
          <table:table-cell office:value-type="float" office:value="362.714696928403">
            <text:p>362.7146969284</text:p>
          </table:table-cell>
          <table:table-cell office:value-type="float" office:value="593.463614599273">
            <text:p>593.4636145993</text:p>
          </table:table-cell>
          <table:table-cell office:value-type="float" office:value="743.254272443353">
            <text:p>743.2542724434</text:p>
          </table:table-cell>
          <table:table-cell office:value-type="float" office:value="959.319504490167">
            <text:p>959.3195044902</text:p>
          </table:table-cell>
          <table:table-cell office:value-type="float" office:value="1342.69240221164">
            <text:p>1342.6924022117</text:p>
          </table:table-cell>
          <table:table-cell office:value-type="float" office:value="1393.28096501281">
            <text:p>1393.2809650128</text:p>
          </table:table-cell>
          <table:table-cell office:value-type="float" office:value="1809.69981739205">
            <text:p>1809.6998173921</text:p>
          </table:table-cell>
          <table:table-cell office:value-type="float" office:value="2859.94833117793">
            <text:p>2859.9483311779</text:p>
          </table:table-cell>
        </table:table-row>
        <table:table-row table:style-name="ro1">
          <table:table-cell/>
          <table:table-cell office:value-type="float" office:value="241.272808289513">
            <text:p>241.2728082895</text:p>
          </table:table-cell>
          <table:table-cell office:value-type="float" office:value="333.92710208607">
            <text:p>333.9271020861</text:p>
          </table:table-cell>
          <table:table-cell office:value-type="float" office:value="544.573707201098">
            <text:p>544.5737072011</text:p>
          </table:table-cell>
          <table:table-cell office:value-type="float" office:value="811.232763438412">
            <text:p>811.2327634384</text:p>
          </table:table-cell>
          <table:table-cell office:value-type="float" office:value="990.928371894893">
            <text:p>990.9283718949</text:p>
          </table:table-cell>
          <table:table-cell office:value-type="float" office:value="1599.36650789395">
            <text:p>1599.366507894</text:p>
          </table:table-cell>
          <table:table-cell office:value-type="float" office:value="1625.93652682511">
            <text:p>1625.9365268251</text:p>
          </table:table-cell>
          <table:table-cell office:value-type="float" office:value="2190.42949222345">
            <text:p>2190.4294922235</text:p>
          </table:table-cell>
          <table:table-cell office:value-type="float" office:value="3410.99820373915">
            <text:p>3410.9982037392</text:p>
          </table:table-cell>
        </table:table-row>
        <table:table-row table:style-name="ro1">
          <table:table-cell/>
          <table:table-cell office:value-type="float" office:value="135.620017860746">
            <text:p>135.6200178607</text:p>
          </table:table-cell>
          <table:table-cell office:value-type="float" office:value="460.701787039958">
            <text:p>460.70178704</text:p>
          </table:table-cell>
          <table:table-cell office:value-type="float" office:value="617.234449447033">
            <text:p>617.234449447</text:p>
          </table:table-cell>
          <table:table-cell office:value-type="float" office:value="821.699170159616">
            <text:p>821.6991701596</text:p>
          </table:table-cell>
          <table:table-cell office:value-type="float" office:value="913.838756331099">
            <text:p>913.8387563311</text:p>
          </table:table-cell>
          <table:table-cell office:value-type="float" office:value="1387.50992066349">
            <text:p>1387.5099206635</text:p>
          </table:table-cell>
          <table:table-cell office:value-type="float" office:value="1520.72029484215">
            <text:p>1520.7202948422</text:p>
          </table:table-cell>
          <table:table-cell office:value-type="float" office:value="2539.29511015581">
            <text:p>2539.2951101558</text:p>
          </table:table-cell>
          <table:table-cell office:value-type="float" office:value="2734.14460140054">
            <text:p>2734.1446014006</text:p>
          </table:table-cell>
        </table:table-row>
        <table:table-row table:style-name="ro1">
          <table:table-cell/>
          <table:table-cell office:value-type="float" office:value="267.639605411876">
            <text:p>267.6396054119</text:p>
          </table:table-cell>
          <table:table-cell office:value-type="float" office:value="394.925396222719">
            <text:p>394.9253962227</text:p>
          </table:table-cell>
          <table:table-cell office:value-type="float" office:value="623.057820413233">
            <text:p>623.0578204132</text:p>
          </table:table-cell>
          <table:table-cell office:value-type="float" office:value="667.32139442536">
            <text:p>667.3213944254</text:p>
          </table:table-cell>
          <table:table-cell office:value-type="float" office:value="802.621124670574">
            <text:p>802.6211246706</text:p>
          </table:table-cell>
          <table:table-cell office:value-type="float" office:value="1155.56460645802">
            <text:p>1155.564606458</text:p>
          </table:table-cell>
          <table:table-cell office:value-type="float" office:value="1638.81284484661">
            <text:p>1638.8128448466</text:p>
          </table:table-cell>
          <table:table-cell office:value-type="float" office:value="2357.07901043629">
            <text:p>2357.0790104363</text:p>
          </table:table-cell>
          <table:table-cell office:value-type="float" office:value="2587.27738209184">
            <text:p>2587.2773820918</text:p>
          </table:table-cell>
        </table:table-row>
        <table:table-row table:style-name="ro1">
          <table:table-cell/>
          <table:table-cell office:value-type="float" office:value="155.406519645887">
            <text:p>155.4065196459</text:p>
          </table:table-cell>
          <table:table-cell office:value-type="float" office:value="199.924706736718">
            <text:p>199.9247067367</text:p>
          </table:table-cell>
          <table:table-cell office:value-type="float" office:value="487.923271238569">
            <text:p>487.9232712386</text:p>
          </table:table-cell>
          <table:table-cell office:value-type="float" office:value="527.735289938155">
            <text:p>527.7352899382</text:p>
          </table:table-cell>
          <table:table-cell office:value-type="float" office:value="1234.72784316784">
            <text:p>1234.7278431679</text:p>
          </table:table-cell>
          <table:table-cell office:value-type="float" office:value="1084.99594936836">
            <text:p>1084.9959493684</text:p>
          </table:table-cell>
          <table:table-cell office:value-type="float" office:value="1885.66414683935">
            <text:p>1885.6641468394</text:p>
          </table:table-cell>
          <table:table-cell office:value-type="float" office:value="2191.76087785783">
            <text:p>2191.7608778578</text:p>
          </table:table-cell>
          <table:table-cell office:value-type="float" office:value="2354.43979382975">
            <text:p>2354.4397938298</text:p>
          </table:table-cell>
        </table:table-row>
        <table:table-row table:style-name="ro1">
          <table:table-cell/>
          <table:table-cell office:value-type="float" office:value="153.090117876749">
            <text:p>153.0901178768</text:p>
          </table:table-cell>
          <table:table-cell office:value-type="float" office:value="534.718880299939">
            <text:p>534.7188802999</text:p>
          </table:table-cell>
          <table:table-cell office:value-type="float" office:value="608.929174367294">
            <text:p>608.9291743673</text:p>
          </table:table-cell>
          <table:table-cell office:value-type="float" office:value="827.420525870831">
            <text:p>827.4205258708</text:p>
          </table:table-cell>
          <table:table-cell office:value-type="float" office:value="877.793519149416">
            <text:p>877.7935191494</text:p>
          </table:table-cell>
          <table:table-cell office:value-type="float" office:value="1284.90408953254">
            <text:p>1284.9040895326</text:p>
          </table:table-cell>
          <table:table-cell office:value-type="float" office:value="1709.3468645718">
            <text:p>1709.3468645718</text:p>
          </table:table-cell>
          <table:table-cell office:value-type="float" office:value="1870.09365954349">
            <text:p>1870.0936595435</text:p>
          </table:table-cell>
          <table:table-cell office:value-type="float" office:value="2276.81399563153">
            <text:p>2276.8139956315</text:p>
          </table:table-cell>
        </table:table-row>
        <table:table-row table:style-name="ro1">
          <table:table-cell/>
          <table:table-cell office:value-type="float" office:value="131.614117319479">
            <text:p>131.6141173195</text:p>
          </table:table-cell>
          <table:table-cell office:value-type="float" office:value="398.47839113644">
            <text:p>398.4783911364</text:p>
          </table:table-cell>
          <table:table-cell office:value-type="float" office:value="610.845579056829">
            <text:p>610.8455790568</text:p>
          </table:table-cell>
          <table:table-cell office:value-type="float" office:value="643.408023453379">
            <text:p>643.4080234534</text:p>
          </table:table-cell>
          <table:table-cell office:value-type="float" office:value="986.157527836299">
            <text:p>986.1575278363</text:p>
          </table:table-cell>
          <table:table-cell office:value-type="float" office:value="1588.11845612576">
            <text:p>1588.1184561258</text:p>
          </table:table-cell>
          <table:table-cell office:value-type="float" office:value="1854.43930304046">
            <text:p>1854.4393030405</text:p>
          </table:table-cell>
          <table:table-cell office:value-type="float" office:value="2291.53323207433">
            <text:p>2291.5332320743</text:p>
          </table:table-cell>
          <table:table-cell office:value-type="float" office:value="2404.63787936941">
            <text:p>2404.6378793694</text:p>
          </table:table-cell>
        </table:table-row>
        <table:table-row table:style-name="ro1">
          <table:table-cell/>
          <table:table-cell office:value-type="float" office:value="162.243158846037">
            <text:p>162.243158846</text:p>
          </table:table-cell>
          <table:table-cell office:value-type="float" office:value="188.688432920026">
            <text:p>188.68843292</text:p>
          </table:table-cell>
          <table:table-cell office:value-type="float" office:value="451.079863329861">
            <text:p>451.0798633299</text:p>
          </table:table-cell>
          <table:table-cell office:value-type="float" office:value="843.124484822427">
            <text:p>843.1244848224</text:p>
          </table:table-cell>
          <table:table-cell office:value-type="float" office:value="1008.41338289456">
            <text:p>1008.4133828946</text:p>
          </table:table-cell>
          <table:table-cell office:value-type="float" office:value="1275.22443416169">
            <text:p>1275.2244341617</text:p>
          </table:table-cell>
          <table:table-cell office:value-type="float" office:value="1737.331896791">
            <text:p>1737.331896791</text:p>
          </table:table-cell>
          <table:table-cell office:value-type="float" office:value="2186.29995874548">
            <text:p>2186.2999587455</text:p>
          </table:table-cell>
          <table:table-cell office:value-type="float" office:value="2753.94163593212">
            <text:p>2753.9416359321</text:p>
          </table:table-cell>
        </table:table-row>
        <table:table-row table:style-name="ro1">
          <table:table-cell/>
          <table:table-cell office:value-type="float" office:value="175.475416965247">
            <text:p>175.4754169652</text:p>
          </table:table-cell>
          <table:table-cell office:value-type="float" office:value="233.999808634083">
            <text:p>233.9998086341</text:p>
          </table:table-cell>
          <table:table-cell office:value-type="float" office:value="387.188688622416">
            <text:p>387.1886886224</text:p>
          </table:table-cell>
          <table:table-cell office:value-type="float" office:value="629.448873277843">
            <text:p>629.4488732778</text:p>
          </table:table-cell>
          <table:table-cell office:value-type="float" office:value="816.473699982345">
            <text:p>816.4736999823</text:p>
          </table:table-cell>
          <table:table-cell office:value-type="float" office:value="1448.14663032651">
            <text:p>1448.1466303265</text:p>
          </table:table-cell>
          <table:table-cell office:value-type="float" office:value="1685.72599497478">
            <text:p>1685.7259949748</text:p>
          </table:table-cell>
          <table:table-cell office:value-type="float" office:value="2874.0458610748">
            <text:p>2874.0458610748</text:p>
          </table:table-cell>
          <table:table-cell office:value-type="float" office:value="3043.39504979936">
            <text:p>3043.3950497994</text:p>
          </table:table-cell>
        </table:table-row>
        <table:table-row table:style-name="ro1">
          <table:table-cell/>
          <table:table-cell office:value-type="float" office:value="86.0421546273281">
            <text:p>86.0421546273</text:p>
          </table:table-cell>
          <table:table-cell office:value-type="float" office:value="251.967629217198">
            <text:p>251.9676292172</text:p>
          </table:table-cell>
          <table:table-cell office:value-type="float" office:value="575.017969551878">
            <text:p>575.0179695519</text:p>
          </table:table-cell>
          <table:table-cell office:value-type="float" office:value="521.076264520664">
            <text:p>521.0762645207</text:p>
          </table:table-cell>
          <table:table-cell office:value-type="float" office:value="663.631174884756">
            <text:p>663.6311748848</text:p>
          </table:table-cell>
          <table:table-cell office:value-type="float" office:value="1432.56253037476">
            <text:p>1432.5625303748</text:p>
          </table:table-cell>
          <table:table-cell office:value-type="float" office:value="1562.94909749272">
            <text:p>1562.9490974927</text:p>
          </table:table-cell>
          <table:table-cell office:value-type="float" office:value="2240.2846112714">
            <text:p>2240.2846112714</text:p>
          </table:table-cell>
          <table:table-cell office:value-type="float" office:value="2861.26851867108">
            <text:p>2861.2685186711</text:p>
          </table:table-cell>
        </table:table-row>
        <table:table-row table:style-name="ro1">
          <table:table-cell/>
          <table:table-cell office:value-type="float" office:value="149.068141994277">
            <text:p>149.0681419943</text:p>
          </table:table-cell>
          <table:table-cell office:value-type="float" office:value="440.388744722714">
            <text:p>440.3887447227</text:p>
          </table:table-cell>
          <table:table-cell office:value-type="float" office:value="684.14890706661">
            <text:p>684.1489070666</text:p>
          </table:table-cell>
          <table:table-cell office:value-type="float" office:value="535.496521434022">
            <text:p>535.496521434</text:p>
          </table:table-cell>
          <table:table-cell office:value-type="float" office:value="1053.99455429964">
            <text:p>1053.9945542996</text:p>
          </table:table-cell>
          <table:table-cell office:value-type="float" office:value="1412.02017893586">
            <text:p>1412.0201789359</text:p>
          </table:table-cell>
          <table:table-cell office:value-type="float" office:value="1696.47479897289">
            <text:p>1696.4747989729</text:p>
          </table:table-cell>
          <table:table-cell office:value-type="float" office:value="2168.49407953013">
            <text:p>2168.4940795301</text:p>
          </table:table-cell>
          <table:table-cell office:value-type="float" office:value="3240.44616375112">
            <text:p>3240.4461637511</text:p>
          </table:table-cell>
        </table:table-row>
        <table:table-row table:style-name="ro1">
          <table:table-cell/>
          <table:table-cell office:value-type="float" office:value="158.182742599839">
            <text:p>158.1827425998</text:p>
          </table:table-cell>
          <table:table-cell office:value-type="float" office:value="259.021548065417">
            <text:p>259.0215480654</text:p>
          </table:table-cell>
          <table:table-cell office:value-type="float" office:value="503.384429955988">
            <text:p>503.384429956</text:p>
          </table:table-cell>
          <table:table-cell office:value-type="float" office:value="595.200906082452">
            <text:p>595.2009060825</text:p>
          </table:table-cell>
          <table:table-cell office:value-type="float" office:value="685.450572339821">
            <text:p>685.4505723398</text:p>
          </table:table-cell>
          <table:table-cell office:value-type="float" office:value="1360.65610468819">
            <text:p>1360.6561046882</text:p>
          </table:table-cell>
          <table:table-cell office:value-type="float" office:value="1836.4425444424">
            <text:p>1836.4425444424</text:p>
          </table:table-cell>
          <table:table-cell office:value-type="float" office:value="2631.89336576432">
            <text:p>2631.8933657643</text:p>
          </table:table-cell>
          <table:table-cell office:value-type="float" office:value="2764.9574638719">
            <text:p>2764.9574638719</text:p>
          </table:table-cell>
        </table:table-row>
        <table:table-row table:style-name="ro1">
          <table:table-cell/>
          <table:table-cell office:value-type="float" office:value="176.751650293592">
            <text:p>176.7516502936</text:p>
          </table:table-cell>
          <table:table-cell office:value-type="float" office:value="452.590063184436">
            <text:p>452.5900631844</text:p>
          </table:table-cell>
          <table:table-cell office:value-type="float" office:value="575.080526960874">
            <text:p>575.0805269609</text:p>
          </table:table-cell>
          <table:table-cell office:value-type="float" office:value="416.908799702967">
            <text:p>416.908799703</text:p>
          </table:table-cell>
          <table:table-cell office:value-type="float" office:value="885.420391317206">
            <text:p>885.4203913172</text:p>
          </table:table-cell>
          <table:table-cell office:value-type="float" office:value="1446.06930584077">
            <text:p>1446.0693058408</text:p>
          </table:table-cell>
          <table:table-cell office:value-type="float" office:value="1976.15315682469">
            <text:p>1976.1531568247</text:p>
          </table:table-cell>
          <table:table-cell office:value-type="float" office:value="1945.39680792289">
            <text:p>1945.3968079229</text:p>
          </table:table-cell>
          <table:table-cell office:value-type="float" office:value="2422.01132370616">
            <text:p>2422.0113237062</text:p>
          </table:table-cell>
        </table:table-row>
        <table:table-row table:style-name="ro1">
          <table:table-cell/>
          <table:table-cell office:value-type="float" office:value="177.523086624614">
            <text:p>177.5230866246</text:p>
          </table:table-cell>
          <table:table-cell office:value-type="float" office:value="273.918074036744">
            <text:p>273.9180740367</text:p>
          </table:table-cell>
          <table:table-cell office:value-type="float" office:value="551.3395801029">
            <text:p>551.3395801029</text:p>
          </table:table-cell>
          <table:table-cell office:value-type="float" office:value="858.113848329069">
            <text:p>858.1138483291</text:p>
          </table:table-cell>
          <table:table-cell office:value-type="float" office:value="913.489855427001">
            <text:p>913.489855427</text:p>
          </table:table-cell>
          <table:table-cell office:value-type="float" office:value="1440.96455297693">
            <text:p>1440.9645529769</text:p>
          </table:table-cell>
          <table:table-cell office:value-type="float" office:value="1802.79511688675">
            <text:p>1802.7951168868</text:p>
          </table:table-cell>
          <table:table-cell office:value-type="float" office:value="2473.05086948364">
            <text:p>2473.0508694836</text:p>
          </table:table-cell>
          <table:table-cell office:value-type="float" office:value="3059.03524867782">
            <text:p>3059.0352486778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3:.B32])" office:value-type="float" office:value="173.658257358319">
            <text:p>173.6582573583</text:p>
          </table:table-cell>
          <table:table-cell table:formula="of:=AVERAGE([.C3:.C32])" office:value-type="float" office:value="345.811244569615">
            <text:p>345.8112445696</text:p>
          </table:table-cell>
          <table:table-cell table:formula="of:=AVERAGE([.D3:.D32])" office:value-type="float" office:value="534.690516553088">
            <text:p>534.6905165531</text:p>
          </table:table-cell>
          <table:table-cell table:formula="of:=AVERAGE([.E3:.E32])" office:value-type="float" office:value="687.573493890793">
            <text:p>687.5734938908</text:p>
          </table:table-cell>
          <table:table-cell table:formula="of:=AVERAGE([.F3:.F32])" office:value-type="float" office:value="899.602976806353">
            <text:p>899.6029768064</text:p>
          </table:table-cell>
          <table:table-cell table:formula="of:=AVERAGE([.G3:.G32])" office:value-type="float" office:value="1362.24418415282">
            <text:p>1362.2441841528</text:p>
          </table:table-cell>
          <table:table-cell table:formula="of:=AVERAGE([.H3:.H32])" office:value-type="float" office:value="1668.27859292413">
            <text:p>1668.2785929241</text:p>
          </table:table-cell>
          <table:table-cell table:formula="of:=AVERAGE([.I3:.I32])" office:value-type="float" office:value="2335.58989418727">
            <text:p>2335.5898941873</text:p>
          </table:table-cell>
          <table:table-cell table:formula="of:=AVERAGE([.J3:.J32])" office:value-type="float" office:value="2708.21733424158">
            <text:p>2708.2173342416</text:p>
          </table:table-cell>
        </table:table-row>
        <table:table-row table:style-name="ro1">
          <table:table-cell/>
          <table:table-cell office:value-type="float" office:value="173.65">
            <text:p>173.65</text:p>
          </table:table-cell>
          <table:table-cell office:value-type="float" office:value="345.81">
            <text:p>345.81</text:p>
          </table:table-cell>
          <table:table-cell office:value-type="float" office:value="534.69">
            <text:p>534.69</text:p>
          </table:table-cell>
          <table:table-cell office:value-type="float" office:value="687.57">
            <text:p>687.57</text:p>
          </table:table-cell>
          <table:table-cell office:value-type="float" office:value="899.6">
            <text:p>899.6</text:p>
          </table:table-cell>
          <table:table-cell office:value-type="float" office:value="1362.24">
            <text:p>1362.24</text:p>
          </table:table-cell>
          <table:table-cell office:value-type="float" office:value="1668.27">
            <text:p>1668.27</text:p>
          </table:table-cell>
          <table:table-cell office:value-type="string">
            <text:p>2335.58.</text:p>
          </table:table-cell>
          <table:table-cell office:value-type="float" office:value="2708.21">
            <text:p>2708.21</text:p>
          </table:table-cell>
        </table:table-row>
        <table:table-row table:style-name="ro1">
          <table:table-cell/>
          <table:table-cell office:value-type="float" office:value="122.53">
            <text:p>122.53</text:p>
          </table:table-cell>
          <table:table-cell office:value-type="float" office:value="240.54">
            <text:p>240.54</text:p>
          </table:table-cell>
          <table:table-cell office:value-type="float" office:value="367.65">
            <text:p>367.65</text:p>
          </table:table-cell>
          <table:table-cell office:value-type="float" office:value="461.24">
            <text:p>461.24</text:p>
          </table:table-cell>
          <table:table-cell office:value-type="float" office:value="597.96">
            <text:p>597.96</text:p>
          </table:table-cell>
          <table:table-cell office:value-type="float" office:value="923.744">
            <text:p>923.744</text:p>
          </table:table-cell>
          <table:table-cell office:value-type="float" office:value="1248.34">
            <text:p>1248.34</text:p>
          </table:table-cell>
          <table:table-cell office:value-type="float" office:value="1492.84">
            <text:p>1492.84</text:p>
          </table:table-cell>
          <table:table-cell office:value-type="float" office:value="1797.61">
            <text:p>1797.61</text:p>
          </table:table-cell>
        </table:table-row>
        <table:table-row table:style-name="ro1">
          <table:table-cell/>
          <table:table-cell office:value-type="float" office:value="106.98">
            <text:p>106.98</text:p>
          </table:table-cell>
          <table:table-cell office:value-type="float" office:value="195.95">
            <text:p>195.95</text:p>
          </table:table-cell>
          <table:table-cell office:value-type="float" office:value="307.56">
            <text:p>307.56</text:p>
          </table:table-cell>
          <table:table-cell office:value-type="float" office:value="391.46">
            <text:p>391.46</text:p>
          </table:table-cell>
          <table:table-cell office:value-type="float" office:value="510.8">
            <text:p>510.8</text:p>
          </table:table-cell>
          <table:table-cell office:value-type="float" office:value="792.83">
            <text:p>792.83</text:p>
          </table:table-cell>
          <table:table-cell office:value-type="float" office:value="1019.13">
            <text:p>1019.13</text:p>
          </table:table-cell>
          <table:table-cell office:value-type="float" office:value="1253.01">
            <text:p>1253.01</text:p>
          </table:table-cell>
          <table:table-cell office:value-type="float" office:value="1591.7">
            <text:p>1591.7</text:p>
          </table:table-cell>
        </table:table-row>
        <table:table-row table:style-name="ro1">
          <table:table-cell/>
          <table:table-cell office:value-type="float" office:value="91.23">
            <text:p>91.23</text:p>
          </table:table-cell>
          <table:table-cell office:value-type="float" office:value="186.36">
            <text:p>186.36</text:p>
          </table:table-cell>
          <table:table-cell office:value-type="float" office:value="302.91">
            <text:p>302.91</text:p>
          </table:table-cell>
          <table:table-cell office:value-type="float" office:value="392.46">
            <text:p>392.46</text:p>
          </table:table-cell>
          <table:table-cell office:value-type="float" office:value="470.06">
            <text:p>470.06</text:p>
          </table:table-cell>
          <table:table-cell office:value-type="float" office:value="728.52">
            <text:p>728.52</text:p>
          </table:table-cell>
          <table:table-cell office:value-type="float" office:value="968">
            <text:p>968</text:p>
          </table:table-cell>
          <table:table-cell office:value-type="float" office:value="1194.9">
            <text:p>1194.9</text:p>
          </table:table-cell>
          <table:table-cell/>
        </table:table-row>
      </table:table>
      <table:table table:name="Sheet3" table:style-name="ta1">
        <table:table-column table:style-name="co1" table:number-columns-repeated="10" table:default-cell-style-name="Default"/>
        <table:table-row table:style-name="ro1">
          <table:table-cell office:value-type="string">
            <text:p>EcOpt 1.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143.976686002505">
            <text:p>143.9766860025</text:p>
          </table:table-cell>
          <table:table-cell office:value-type="float" office:value="254.692995794398">
            <text:p>254.6929957944</text:p>
          </table:table-cell>
          <table:table-cell office:value-type="float" office:value="492.70529137112">
            <text:p>492.7052913711</text:p>
          </table:table-cell>
          <table:table-cell office:value-type="float" office:value="513.404511970644">
            <text:p>513.4045119706</text:p>
          </table:table-cell>
          <table:table-cell office:value-type="float" office:value="446.775517554579">
            <text:p>446.7755175546</text:p>
          </table:table-cell>
          <table:table-cell office:value-type="float" office:value="745.217378463592">
            <text:p>745.2173784636</text:p>
          </table:table-cell>
          <table:table-cell office:value-type="float" office:value="1190.75454434586">
            <text:p>1190.7545443459</text:p>
          </table:table-cell>
          <table:table-cell office:value-type="float" office:value="1442.05990428582">
            <text:p>1442.0599042858</text:p>
          </table:table-cell>
          <table:table-cell office:value-type="float" office:value="1726.05537555402">
            <text:p>1726.055375554</text:p>
          </table:table-cell>
        </table:table-row>
        <table:table-row table:style-name="ro1">
          <table:table-cell/>
          <table:table-cell office:value-type="float" office:value="114.466793938999">
            <text:p>114.466793939</text:p>
          </table:table-cell>
          <table:table-cell office:value-type="float" office:value="198.381925113717">
            <text:p>198.3819251137</text:p>
          </table:table-cell>
          <table:table-cell office:value-type="float" office:value="412.548963116545">
            <text:p>412.5489631165</text:p>
          </table:table-cell>
          <table:table-cell office:value-type="float" office:value="397.850917919629">
            <text:p>397.8509179196</text:p>
          </table:table-cell>
          <table:table-cell office:value-type="float" office:value="401.230075192116">
            <text:p>401.2300751921</text:p>
          </table:table-cell>
          <table:table-cell office:value-type="float" office:value="757.493044321729">
            <text:p>757.4930443217</text:p>
          </table:table-cell>
          <table:table-cell office:value-type="float" office:value="1459.94354989899">
            <text:p>1459.943549899</text:p>
          </table:table-cell>
          <table:table-cell office:value-type="float" office:value="1873.11132977237">
            <text:p>1873.1113297724</text:p>
          </table:table-cell>
          <table:table-cell office:value-type="float" office:value="1858.64674474361">
            <text:p>1858.6467447436</text:p>
          </table:table-cell>
        </table:table-row>
        <table:table-row table:style-name="ro1">
          <table:table-cell/>
          <table:table-cell office:value-type="float" office:value="159.63824892891">
            <text:p>159.6382489289</text:p>
          </table:table-cell>
          <table:table-cell office:value-type="float" office:value="242.496575516601">
            <text:p>242.4965755166</text:p>
          </table:table-cell>
          <table:table-cell office:value-type="float" office:value="360.957699789952">
            <text:p>360.95769979</text:p>
          </table:table-cell>
          <table:table-cell office:value-type="float" office:value="518.925035440169">
            <text:p>518.9250354402</text:p>
          </table:table-cell>
          <table:table-cell office:value-type="float" office:value="596.124564722602">
            <text:p>596.1245647226</text:p>
          </table:table-cell>
          <table:table-cell office:value-type="float" office:value="903.790355338932">
            <text:p>903.7903553389</text:p>
          </table:table-cell>
          <table:table-cell office:value-type="float" office:value="1173.65371069524">
            <text:p>1173.6537106953</text:p>
          </table:table-cell>
          <table:table-cell office:value-type="float" office:value="1858.74073059639">
            <text:p>1858.7407305964</text:p>
          </table:table-cell>
          <table:table-cell office:value-type="float" office:value="1793.55130543747">
            <text:p>1793.5513054375</text:p>
          </table:table-cell>
        </table:table-row>
        <table:table-row table:style-name="ro1">
          <table:table-cell/>
          <table:table-cell office:value-type="float" office:value="97.4827279276947">
            <text:p>97.4827279277</text:p>
          </table:table-cell>
          <table:table-cell office:value-type="float" office:value="213.998373507723">
            <text:p>213.9983735077</text:p>
          </table:table-cell>
          <table:table-cell office:value-type="float" office:value="320.164290640365">
            <text:p>320.1642906404</text:p>
          </table:table-cell>
          <table:table-cell office:value-type="float" office:value="546.699927871737">
            <text:p>546.6999278717</text:p>
          </table:table-cell>
          <table:table-cell office:value-type="float" office:value="489.923367724508">
            <text:p>489.9233677245</text:p>
          </table:table-cell>
          <table:table-cell office:value-type="float" office:value="986.984914817039">
            <text:p>986.984914817</text:p>
          </table:table-cell>
          <table:table-cell office:value-type="float" office:value="1230.39859523502">
            <text:p>1230.398595235</text:p>
          </table:table-cell>
          <table:table-cell office:value-type="float" office:value="1814.99880095975">
            <text:p>1814.9988009598</text:p>
          </table:table-cell>
          <table:table-cell office:value-type="float" office:value="1947.27430074365">
            <text:p>1947.2743007437</text:p>
          </table:table-cell>
        </table:table-row>
        <table:table-row table:style-name="ro1">
          <table:table-cell/>
          <table:table-cell office:value-type="float" office:value="116.338167013485">
            <text:p>116.3381670135</text:p>
          </table:table-cell>
          <table:table-cell office:value-type="float" office:value="174.896230340511">
            <text:p>174.8962303405</text:p>
          </table:table-cell>
          <table:table-cell office:value-type="float" office:value="361.566855798361">
            <text:p>361.5668557984</text:p>
          </table:table-cell>
          <table:table-cell office:value-type="float" office:value="406.055370508885">
            <text:p>406.0553705089</text:p>
          </table:table-cell>
          <table:table-cell office:value-type="float" office:value="682.34323433346">
            <text:p>682.3432343335</text:p>
          </table:table-cell>
          <table:table-cell office:value-type="float" office:value="852.631838716938">
            <text:p>852.6318387169</text:p>
          </table:table-cell>
          <table:table-cell office:value-type="float" office:value="1258.89687395747">
            <text:p>1258.8968739575</text:p>
          </table:table-cell>
          <table:table-cell office:value-type="float" office:value="1536.32665074241">
            <text:p>1536.3266507424</text:p>
          </table:table-cell>
          <table:table-cell office:value-type="float" office:value="1662.01759587218">
            <text:p>1662.0175958722</text:p>
          </table:table-cell>
        </table:table-row>
        <table:table-row table:style-name="ro1">
          <table:table-cell/>
          <table:table-cell office:value-type="float" office:value="140.820979966504">
            <text:p>140.8209799665</text:p>
          </table:table-cell>
          <table:table-cell office:value-type="float" office:value="231.04319096869">
            <text:p>231.0431909687</text:p>
          </table:table-cell>
          <table:table-cell office:value-type="float" office:value="352.631390144">
            <text:p>352.631390144</text:p>
          </table:table-cell>
          <table:table-cell office:value-type="float" office:value="304.543788000816">
            <text:p>304.5437880008</text:p>
          </table:table-cell>
          <table:table-cell office:value-type="float" office:value="519.686577362847">
            <text:p>519.6865773628</text:p>
          </table:table-cell>
          <table:table-cell office:value-type="float" office:value="890.883057331055">
            <text:p>890.8830573311</text:p>
          </table:table-cell>
          <table:table-cell office:value-type="float" office:value="1130.8965853853">
            <text:p>1130.8965853853</text:p>
          </table:table-cell>
          <table:table-cell office:value-type="float" office:value="1313.34780568281">
            <text:p>1313.3478056828</text:p>
          </table:table-cell>
          <table:table-cell office:value-type="float" office:value="1952.13348413242">
            <text:p>1952.1334841324</text:p>
          </table:table-cell>
        </table:table-row>
        <table:table-row table:style-name="ro1">
          <table:table-cell/>
          <table:table-cell office:value-type="float" office:value="180.817927289702">
            <text:p>180.8179272897</text:p>
          </table:table-cell>
          <table:table-cell office:value-type="float" office:value="236.722240857736">
            <text:p>236.7222408577</text:p>
          </table:table-cell>
          <table:table-cell office:value-type="float" office:value="446.28112411326">
            <text:p>446.2811241133</text:p>
          </table:table-cell>
          <table:table-cell office:value-type="float" office:value="408.949582766107">
            <text:p>408.9495827661</text:p>
          </table:table-cell>
          <table:table-cell office:value-type="float" office:value="753.330565218682">
            <text:p>753.3305652187</text:p>
          </table:table-cell>
          <table:table-cell office:value-type="float" office:value="787.621779871261">
            <text:p>787.6217798713</text:p>
          </table:table-cell>
          <table:table-cell office:value-type="float" office:value="1055.0341116351">
            <text:p>1055.0341116351</text:p>
          </table:table-cell>
          <table:table-cell office:value-type="float" office:value="1419.06329972514">
            <text:p>1419.0632997252</text:p>
          </table:table-cell>
          <table:table-cell office:value-type="float" office:value="1722.92345777122">
            <text:p>1722.9234577712</text:p>
          </table:table-cell>
        </table:table-row>
        <table:table-row table:style-name="ro1">
          <table:table-cell/>
          <table:table-cell office:value-type="float" office:value="101.64881842451">
            <text:p>101.6488184245</text:p>
          </table:table-cell>
          <table:table-cell office:value-type="float" office:value="163.036738625793">
            <text:p>163.0367386258</text:p>
          </table:table-cell>
          <table:table-cell office:value-type="float" office:value="445.697466699215">
            <text:p>445.6974666992</text:p>
          </table:table-cell>
          <table:table-cell office:value-type="float" office:value="358.703859623947">
            <text:p>358.7038596239</text:p>
          </table:table-cell>
          <table:table-cell office:value-type="float" office:value="601.08000633864">
            <text:p>601.0800063386</text:p>
          </table:table-cell>
          <table:table-cell office:value-type="float" office:value="897.831306973178">
            <text:p>897.8313069732</text:p>
          </table:table-cell>
          <table:table-cell office:value-type="float" office:value="1487.82205716021">
            <text:p>1487.8220571602</text:p>
          </table:table-cell>
          <table:table-cell office:value-type="float" office:value="1461.27192869027">
            <text:p>1461.2719286903</text:p>
          </table:table-cell>
          <table:table-cell office:value-type="float" office:value="1693.25074969992">
            <text:p>1693.2507496999</text:p>
          </table:table-cell>
        </table:table-row>
        <table:table-row table:style-name="ro1">
          <table:table-cell/>
          <table:table-cell office:value-type="float" office:value="110.006001779285">
            <text:p>110.0060017793</text:p>
          </table:table-cell>
          <table:table-cell office:value-type="float" office:value="176.26537121671">
            <text:p>176.2653712167</text:p>
          </table:table-cell>
          <table:table-cell office:value-type="float" office:value="312.583993136061">
            <text:p>312.5839931361</text:p>
          </table:table-cell>
          <table:table-cell office:value-type="float" office:value="542.932595573613">
            <text:p>542.9325955736</text:p>
          </table:table-cell>
          <table:table-cell office:value-type="float" office:value="472.394057027508">
            <text:p>472.3940570275</text:p>
          </table:table-cell>
          <table:table-cell office:value-type="float" office:value="977.562138773452">
            <text:p>977.5621387735</text:p>
          </table:table-cell>
          <table:table-cell office:value-type="float" office:value="1056.76022250117">
            <text:p>1056.7602225012</text:p>
          </table:table-cell>
          <table:table-cell office:value-type="float" office:value="1629.84830352911">
            <text:p>1629.8483035291</text:p>
          </table:table-cell>
          <table:table-cell office:value-type="float" office:value="2010.4750254179">
            <text:p>2010.4750254179</text:p>
          </table:table-cell>
        </table:table-row>
        <table:table-row table:style-name="ro1">
          <table:table-cell/>
          <table:table-cell office:value-type="float" office:value="85.8037406420254">
            <text:p>85.803740642</text:p>
          </table:table-cell>
          <table:table-cell office:value-type="float" office:value="284.242783870791">
            <text:p>284.2427838708</text:p>
          </table:table-cell>
          <table:table-cell office:value-type="float" office:value="335.839387841129">
            <text:p>335.8393878411</text:p>
          </table:table-cell>
          <table:table-cell office:value-type="float" office:value="465.018480910645">
            <text:p>465.0184809106</text:p>
          </table:table-cell>
          <table:table-cell office:value-type="float" office:value="603.642477438697">
            <text:p>603.6424774387</text:p>
          </table:table-cell>
          <table:table-cell office:value-type="float" office:value="1083.3189884929">
            <text:p>1083.3189884929</text:p>
          </table:table-cell>
          <table:table-cell office:value-type="float" office:value="1086.41994153076">
            <text:p>1086.4199415308</text:p>
          </table:table-cell>
          <table:table-cell office:value-type="float" office:value="1339.23875106857">
            <text:p>1339.2387510686</text:p>
          </table:table-cell>
          <table:table-cell office:value-type="float" office:value="1598.54329356711">
            <text:p>1598.5432935671</text:p>
          </table:table-cell>
        </table:table-row>
        <table:table-row table:style-name="ro1">
          <table:table-cell/>
          <table:table-cell office:value-type="float" office:value="128.29317970632">
            <text:p>128.2931797063</text:p>
          </table:table-cell>
          <table:table-cell office:value-type="float" office:value="235.526756787622">
            <text:p>235.5267567876</text:p>
          </table:table-cell>
          <table:table-cell office:value-type="float" office:value="320.571324329877">
            <text:p>320.5713243299</text:p>
          </table:table-cell>
          <table:table-cell office:value-type="float" office:value="410.131869401727">
            <text:p>410.1318694017</text:p>
          </table:table-cell>
          <table:table-cell office:value-type="float" office:value="599.162249305224">
            <text:p>599.1622493052</text:p>
          </table:table-cell>
          <table:table-cell office:value-type="float" office:value="961.861094799343">
            <text:p>961.8610947993</text:p>
          </table:table-cell>
          <table:table-cell office:value-type="float" office:value="1161.60539517046">
            <text:p>1161.6053951705</text:p>
          </table:table-cell>
          <table:table-cell office:value-type="float" office:value="1639.45725857929">
            <text:p>1639.4572585793</text:p>
          </table:table-cell>
          <table:table-cell office:value-type="float" office:value="1869.55607949421">
            <text:p>1869.5560794942</text:p>
          </table:table-cell>
        </table:table-row>
        <table:table-row table:style-name="ro1">
          <table:table-cell/>
          <table:table-cell office:value-type="float" office:value="146.404704154097">
            <text:p>146.4047041541</text:p>
          </table:table-cell>
          <table:table-cell office:value-type="float" office:value="290.057882912011">
            <text:p>290.057882912</text:p>
          </table:table-cell>
          <table:table-cell office:value-type="float" office:value="296.807272787079">
            <text:p>296.8072727871</text:p>
          </table:table-cell>
          <table:table-cell office:value-type="float" office:value="423.266826677481">
            <text:p>423.2668266775</text:p>
          </table:table-cell>
          <table:table-cell office:value-type="float" office:value="581.073979932898">
            <text:p>581.0739799329</text:p>
          </table:table-cell>
          <table:table-cell office:value-type="float" office:value="841.067442868381">
            <text:p>841.0674428684</text:p>
          </table:table-cell>
          <table:table-cell office:value-type="float" office:value="1196.1547124127">
            <text:p>1196.1547124127</text:p>
          </table:table-cell>
          <table:table-cell office:value-type="float" office:value="1443.0138586434">
            <text:p>1443.0138586434</text:p>
          </table:table-cell>
          <table:table-cell office:value-type="float" office:value="2035.56885513767">
            <text:p>2035.5688551377</text:p>
          </table:table-cell>
        </table:table-row>
        <table:table-row table:style-name="ro1">
          <table:table-cell/>
          <table:table-cell office:value-type="float" office:value="69.4512302659808">
            <text:p>69.451230266</text:p>
          </table:table-cell>
          <table:table-cell office:value-type="float" office:value="297.59202515333">
            <text:p>297.5920251533</text:p>
          </table:table-cell>
          <table:table-cell office:value-type="float" office:value="405.037938224111">
            <text:p>405.0379382241</text:p>
          </table:table-cell>
          <table:table-cell office:value-type="float" office:value="552.31344805784">
            <text:p>552.3134480578</text:p>
          </table:table-cell>
          <table:table-cell office:value-type="float" office:value="622.460026626462">
            <text:p>622.4600266265</text:p>
          </table:table-cell>
          <table:table-cell office:value-type="float" office:value="885.797882163444">
            <text:p>885.7978821634</text:p>
          </table:table-cell>
          <table:table-cell office:value-type="float" office:value="1165.41996607933">
            <text:p>1165.4199660793</text:p>
          </table:table-cell>
          <table:table-cell office:value-type="float" office:value="1428.44375364349">
            <text:p>1428.4437536435</text:p>
          </table:table-cell>
          <table:table-cell office:value-type="float" office:value="2039.33897346143">
            <text:p>2039.3389734614</text:p>
          </table:table-cell>
        </table:table-row>
        <table:table-row table:style-name="ro1">
          <table:table-cell/>
          <table:table-cell office:value-type="float" office:value="155.991345478228">
            <text:p>155.9913454782</text:p>
          </table:table-cell>
          <table:table-cell office:value-type="float" office:value="353.066420522376">
            <text:p>353.0664205224</text:p>
          </table:table-cell>
          <table:table-cell office:value-type="float" office:value="231.751635989842">
            <text:p>231.7516359898</text:p>
          </table:table-cell>
          <table:table-cell office:value-type="float" office:value="470.69275259992">
            <text:p>470.6927525999</text:p>
          </table:table-cell>
          <table:table-cell office:value-type="float" office:value="561.642935218601">
            <text:p>561.6429352186</text:p>
          </table:table-cell>
          <table:table-cell office:value-type="float" office:value="908.076649606964">
            <text:p>908.076649607</text:p>
          </table:table-cell>
          <table:table-cell office:value-type="float" office:value="1352.59124431159">
            <text:p>1352.5912443116</text:p>
          </table:table-cell>
          <table:table-cell office:value-type="float" office:value="1292.5761970944">
            <text:p>1292.5761970944</text:p>
          </table:table-cell>
          <table:table-cell office:value-type="float" office:value="1615.20447374473">
            <text:p>1615.2044737447</text:p>
          </table:table-cell>
        </table:table-row>
        <table:table-row table:style-name="ro1">
          <table:table-cell/>
          <table:table-cell office:value-type="float" office:value="143.706202282698">
            <text:p>143.7062022827</text:p>
          </table:table-cell>
          <table:table-cell office:value-type="float" office:value="250.323158506315">
            <text:p>250.3231585063</text:p>
          </table:table-cell>
          <table:table-cell office:value-type="float" office:value="328.853468341332">
            <text:p>328.8534683413</text:p>
          </table:table-cell>
          <table:table-cell office:value-type="float" office:value="344.61404499739">
            <text:p>344.6140449974</text:p>
          </table:table-cell>
          <table:table-cell office:value-type="float" office:value="872.563412411082">
            <text:p>872.5634124111</text:p>
          </table:table-cell>
          <table:table-cell office:value-type="float" office:value="832.275658294586">
            <text:p>832.2756582946</text:p>
          </table:table-cell>
          <table:table-cell office:value-type="float" office:value="1456.02013823027">
            <text:p>1456.0201382303</text:p>
          </table:table-cell>
          <table:table-cell office:value-type="float" office:value="1431.27384375231">
            <text:p>1431.2738437523</text:p>
          </table:table-cell>
          <table:table-cell office:value-type="float" office:value="1573.42976666198">
            <text:p>1573.429766662</text:p>
          </table:table-cell>
        </table:table-row>
        <table:table-row table:style-name="ro1">
          <table:table-cell/>
          <table:table-cell office:value-type="float" office:value="139.145856554624">
            <text:p>139.1458565546</text:p>
          </table:table-cell>
          <table:table-cell office:value-type="float" office:value="295.481439672959">
            <text:p>295.481439673</text:p>
          </table:table-cell>
          <table:table-cell office:value-type="float" office:value="284.864410029149">
            <text:p>284.8644100291</text:p>
          </table:table-cell>
          <table:table-cell office:value-type="float" office:value="404.490826377425">
            <text:p>404.4908263774</text:p>
          </table:table-cell>
          <table:table-cell office:value-type="float" office:value="551.278247551697">
            <text:p>551.2782475517</text:p>
          </table:table-cell>
          <table:table-cell office:value-type="float" office:value="853.174119019907">
            <text:p>853.1741190199</text:p>
          </table:table-cell>
          <table:table-cell office:value-type="float" office:value="1664.72237287146">
            <text:p>1664.7223728715</text:p>
          </table:table-cell>
          <table:table-cell office:value-type="float" office:value="1379.17908527421">
            <text:p>1379.1790852742</text:p>
          </table:table-cell>
          <table:table-cell office:value-type="float" office:value="1710.50020049899">
            <text:p>1710.500200499</text:p>
          </table:table-cell>
        </table:table-row>
        <table:table-row table:style-name="ro1">
          <table:table-cell/>
          <table:table-cell office:value-type="float" office:value="101.282648492592">
            <text:p>101.2826484926</text:p>
          </table:table-cell>
          <table:table-cell office:value-type="float" office:value="267.874581230555">
            <text:p>267.8745812306</text:p>
          </table:table-cell>
          <table:table-cell office:value-type="float" office:value="438.413502658533">
            <text:p>438.4135026585</text:p>
          </table:table-cell>
          <table:table-cell office:value-type="float" office:value="505.13919129427">
            <text:p>505.1391912943</text:p>
          </table:table-cell>
          <table:table-cell office:value-type="float" office:value="850.323081603079">
            <text:p>850.3230816031</text:p>
          </table:table-cell>
          <table:table-cell office:value-type="float" office:value="1009.87834157334">
            <text:p>1009.8783415733</text:p>
          </table:table-cell>
          <table:table-cell office:value-type="float" office:value="1073.75314211177">
            <text:p>1073.7531421118</text:p>
          </table:table-cell>
          <table:table-cell office:value-type="float" office:value="1631.6596682789">
            <text:p>1631.6596682789</text:p>
          </table:table-cell>
          <table:table-cell office:value-type="float" office:value="2170.92604103471">
            <text:p>2170.9260410347</text:p>
          </table:table-cell>
        </table:table-row>
        <table:table-row table:style-name="ro1">
          <table:table-cell/>
          <table:table-cell office:value-type="float" office:value="89.3050322191094">
            <text:p>89.3050322191</text:p>
          </table:table-cell>
          <table:table-cell office:value-type="float" office:value="258.387478965767">
            <text:p>258.3874789658</text:p>
          </table:table-cell>
          <table:table-cell office:value-type="float" office:value="336.010153349866">
            <text:p>336.0101533499</text:p>
          </table:table-cell>
          <table:table-cell office:value-type="float" office:value="462.71619673843">
            <text:p>462.7161967384</text:p>
          </table:table-cell>
          <table:table-cell office:value-type="float" office:value="535.589112059969">
            <text:p>535.58911206</text:p>
          </table:table-cell>
          <table:table-cell office:value-type="float" office:value="1374.45947127378">
            <text:p>1374.4594712738</text:p>
          </table:table-cell>
          <table:table-cell office:value-type="float" office:value="1093.97433999284">
            <text:p>1093.9743399929</text:p>
          </table:table-cell>
          <table:table-cell office:value-type="float" office:value="1381.74759802888">
            <text:p>1381.7475980289</text:p>
          </table:table-cell>
          <table:table-cell office:value-type="float" office:value="1686.56772953819">
            <text:p>1686.5677295382</text:p>
          </table:table-cell>
        </table:table-row>
        <table:table-row table:style-name="ro1">
          <table:table-cell/>
          <table:table-cell office:value-type="float" office:value="70.4144480988729">
            <text:p>70.4144480989</text:p>
          </table:table-cell>
          <table:table-cell office:value-type="float" office:value="253.974723473">
            <text:p>253.974723473</text:p>
          </table:table-cell>
          <table:table-cell office:value-type="float" office:value="262.682508018384">
            <text:p>262.6825080184</text:p>
          </table:table-cell>
          <table:table-cell office:value-type="float" office:value="479.676028949114">
            <text:p>479.6760289491</text:p>
          </table:table-cell>
          <table:table-cell office:value-type="float" office:value="508.590430106605">
            <text:p>508.5904301066</text:p>
          </table:table-cell>
          <table:table-cell office:value-type="float" office:value="1089.23666019276">
            <text:p>1089.2366601928</text:p>
          </table:table-cell>
          <table:table-cell office:value-type="float" office:value="1575.70444270146">
            <text:p>1575.7044427015</text:p>
          </table:table-cell>
          <table:table-cell office:value-type="float" office:value="1476.46914152699">
            <text:p>1476.469141527</text:p>
          </table:table-cell>
          <table:table-cell office:value-type="float" office:value="1789.54020704969">
            <text:p>1789.5402070497</text:p>
          </table:table-cell>
        </table:table-row>
        <table:table-row table:style-name="ro1">
          <table:table-cell/>
          <table:table-cell office:value-type="float" office:value="116.300053496572">
            <text:p>116.3000534966</text:p>
          </table:table-cell>
          <table:table-cell office:value-type="float" office:value="217.913707032723">
            <text:p>217.9137070327</text:p>
          </table:table-cell>
          <table:table-cell office:value-type="float" office:value="423.48493609403">
            <text:p>423.484936094</text:p>
          </table:table-cell>
          <table:table-cell office:value-type="float" office:value="464.340549811245">
            <text:p>464.3405498112</text:p>
          </table:table-cell>
          <table:table-cell office:value-type="float" office:value="655.86460802833">
            <text:p>655.8646080283</text:p>
          </table:table-cell>
          <table:table-cell office:value-type="float" office:value="794.900819911499">
            <text:p>794.9008199115</text:p>
          </table:table-cell>
          <table:table-cell office:value-type="float" office:value="1427.09910799914">
            <text:p>1427.0991079991</text:p>
          </table:table-cell>
          <table:table-cell office:value-type="float" office:value="1562.72952522363">
            <text:p>1562.7295252236</text:p>
          </table:table-cell>
          <table:table-cell office:value-type="float" office:value="1846.33551253457">
            <text:p>1846.3355125346</text:p>
          </table:table-cell>
        </table:table-row>
        <table:table-row table:style-name="ro1">
          <table:table-cell/>
          <table:table-cell office:value-type="float" office:value="87.5752915720501">
            <text:p>87.5752915721</text:p>
          </table:table-cell>
          <table:table-cell office:value-type="float" office:value="124.257483376611">
            <text:p>124.2574833766</text:p>
          </table:table-cell>
          <table:table-cell office:value-type="float" office:value="436.088939917627">
            <text:p>436.0889399176</text:p>
          </table:table-cell>
          <table:table-cell office:value-type="float" office:value="438.523260882494">
            <text:p>438.5232608825</text:p>
          </table:table-cell>
          <table:table-cell office:value-type="float" office:value="593.300449219663">
            <text:p>593.3004492197</text:p>
          </table:table-cell>
          <table:table-cell office:value-type="float" office:value="830.360053672714">
            <text:p>830.3600536727</text:p>
          </table:table-cell>
          <table:table-cell office:value-type="float" office:value="1186.44533775332">
            <text:p>1186.4453377533</text:p>
          </table:table-cell>
          <table:table-cell office:value-type="float" office:value="1575.41490502493">
            <text:p>1575.4149050249</text:p>
          </table:table-cell>
          <table:table-cell office:value-type="float" office:value="1502.23450339359">
            <text:p>1502.2345033936</text:p>
          </table:table-cell>
        </table:table-row>
        <table:table-row table:style-name="ro1">
          <table:table-cell/>
          <table:table-cell office:value-type="float" office:value="191.626269283077">
            <text:p>191.6262692831</text:p>
          </table:table-cell>
          <table:table-cell office:value-type="float" office:value="268.244480527306">
            <text:p>268.2444805273</text:p>
          </table:table-cell>
          <table:table-cell office:value-type="float" office:value="500.66471095576">
            <text:p>500.6647109558</text:p>
          </table:table-cell>
          <table:table-cell office:value-type="float" office:value="548.567260257618">
            <text:p>548.5672602576</text:p>
          </table:table-cell>
          <table:table-cell office:value-type="float" office:value="603.806298079855">
            <text:p>603.8062980799</text:p>
          </table:table-cell>
          <table:table-cell office:value-type="float" office:value="1176.60310812519">
            <text:p>1176.6031081252</text:p>
          </table:table-cell>
          <table:table-cell office:value-type="float" office:value="1247.84923447826">
            <text:p>1247.8492344783</text:p>
          </table:table-cell>
          <table:table-cell office:value-type="float" office:value="1568.16410540839">
            <text:p>1568.1641054084</text:p>
          </table:table-cell>
          <table:table-cell office:value-type="float" office:value="1835.97431490684">
            <text:p>1835.9743149069</text:p>
          </table:table-cell>
        </table:table-row>
        <table:table-row table:style-name="ro1">
          <table:table-cell/>
          <table:table-cell office:value-type="float" office:value="133.825855516058">
            <text:p>133.8258555161</text:p>
          </table:table-cell>
          <table:table-cell office:value-type="float" office:value="271.025944728931">
            <text:p>271.0259447289</text:p>
          </table:table-cell>
          <table:table-cell office:value-type="float" office:value="334.69070861811">
            <text:p>334.6907086181</text:p>
          </table:table-cell>
          <table:table-cell office:value-type="float" office:value="479.293098987028">
            <text:p>479.293098987</text:p>
          </table:table-cell>
          <table:table-cell office:value-type="float" office:value="521.295259631421">
            <text:p>521.2952596314</text:p>
          </table:table-cell>
          <table:table-cell office:value-type="float" office:value="898.453051883921">
            <text:p>898.4530518839</text:p>
          </table:table-cell>
          <table:table-cell office:value-type="float" office:value="1053.50338441484">
            <text:p>1053.5033844148</text:p>
          </table:table-cell>
          <table:table-cell office:value-type="float" office:value="1270.29375752554">
            <text:p>1270.2937575256</text:p>
          </table:table-cell>
          <table:table-cell office:value-type="float" office:value="1590.17516599056">
            <text:p>1590.1751659906</text:p>
          </table:table-cell>
        </table:table-row>
        <table:table-row table:style-name="ro1">
          <table:table-cell/>
          <table:table-cell office:value-type="float" office:value="113.711518107962">
            <text:p>113.711518108</text:p>
          </table:table-cell>
          <table:table-cell office:value-type="float" office:value="160.938982699792">
            <text:p>160.9389826998</text:p>
          </table:table-cell>
          <table:table-cell office:value-type="float" office:value="389.906343233362">
            <text:p>389.9063432334</text:p>
          </table:table-cell>
          <table:table-cell office:value-type="float" office:value="452.982057530343">
            <text:p>452.9820575303</text:p>
          </table:table-cell>
          <table:table-cell office:value-type="float" office:value="576.023069512849">
            <text:p>576.0230695129</text:p>
          </table:table-cell>
          <table:table-cell office:value-type="float" office:value="724.492870258937">
            <text:p>724.4928702589</text:p>
          </table:table-cell>
          <table:table-cell office:value-type="float" office:value="1571.95293381801">
            <text:p>1571.952933818</text:p>
          </table:table-cell>
          <table:table-cell office:value-type="float" office:value="1207.47689059019">
            <text:p>1207.4768905902</text:p>
          </table:table-cell>
          <table:table-cell office:value-type="float" office:value="2028.85078285379">
            <text:p>2028.8507828538</text:p>
          </table:table-cell>
        </table:table-row>
        <table:table-row table:style-name="ro1">
          <table:table-cell/>
          <table:table-cell office:value-type="float" office:value="80.7150026467124">
            <text:p>80.7150026467</text:p>
          </table:table-cell>
          <table:table-cell office:value-type="float" office:value="245.082992220631">
            <text:p>245.0829922206</text:p>
          </table:table-cell>
          <table:table-cell office:value-type="float" office:value="367.924013339899">
            <text:p>367.9240133399</text:p>
          </table:table-cell>
          <table:table-cell office:value-type="float" office:value="446.218653711549">
            <text:p>446.2186537115</text:p>
          </table:table-cell>
          <table:table-cell office:value-type="float" office:value="623.631150006335">
            <text:p>623.6311500063</text:p>
          </table:table-cell>
          <table:table-cell office:value-type="float" office:value="1075.87759522732">
            <text:p>1075.8775952273</text:p>
          </table:table-cell>
          <table:table-cell office:value-type="float" office:value="1197.38407506148">
            <text:p>1197.3840750615</text:p>
          </table:table-cell>
          <table:table-cell office:value-type="float" office:value="1407.09360094821">
            <text:p>1407.0936009482</text:p>
          </table:table-cell>
          <table:table-cell office:value-type="float" office:value="1874.31893387242">
            <text:p>1874.3189338724</text:p>
          </table:table-cell>
        </table:table-row>
        <table:table-row table:style-name="ro1">
          <table:table-cell/>
          <table:table-cell office:value-type="float" office:value="170.48222335417">
            <text:p>170.4822233542</text:p>
          </table:table-cell>
          <table:table-cell office:value-type="float" office:value="197.080731258847">
            <text:p>197.0807312588</text:p>
          </table:table-cell>
          <table:table-cell office:value-type="float" office:value="297.25730835201">
            <text:p>297.257308352</text:p>
          </table:table-cell>
          <table:table-cell office:value-type="float" office:value="473.550949436495">
            <text:p>473.5509494365</text:p>
          </table:table-cell>
          <table:table-cell office:value-type="float" office:value="578.32604266062">
            <text:p>578.3260426606</text:p>
          </table:table-cell>
          <table:table-cell office:value-type="float" office:value="1019.80325507078">
            <text:p>1019.8032550708</text:p>
          </table:table-cell>
          <table:table-cell office:value-type="float" office:value="1243.73768751216">
            <text:p>1243.7376875122</text:p>
          </table:table-cell>
          <table:table-cell office:value-type="float" office:value="1726.23807635047">
            <text:p>1726.2380763505</text:p>
          </table:table-cell>
          <table:table-cell office:value-type="float" office:value="1865.46312265755">
            <text:p>1865.4631226576</text:p>
          </table:table-cell>
        </table:table-row>
        <table:table-row table:style-name="ro1">
          <table:table-cell/>
          <table:table-cell office:value-type="float" office:value="189.839667390543">
            <text:p>189.8396673905</text:p>
          </table:table-cell>
          <table:table-cell office:value-type="float" office:value="397.623965776848">
            <text:p>397.6239657768</text:p>
          </table:table-cell>
          <table:table-cell office:value-type="float" office:value="365.060432494135">
            <text:p>365.0604324941</text:p>
          </table:table-cell>
          <table:table-cell office:value-type="float" office:value="551.657516710237">
            <text:p>551.6575167102</text:p>
          </table:table-cell>
          <table:table-cell office:value-type="float" office:value="549.595913505111">
            <text:p>549.5959135051</text:p>
          </table:table-cell>
          <table:table-cell office:value-type="float" office:value="947.076323207913">
            <text:p>947.0763232079</text:p>
          </table:table-cell>
          <table:table-cell office:value-type="float" office:value="1263.078668635">
            <text:p>1263.078668635</text:p>
          </table:table-cell>
          <table:table-cell office:value-type="float" office:value="1296.39190014604">
            <text:p>1296.391900146</text:p>
          </table:table-cell>
          <table:table-cell office:value-type="float" office:value="1843.35888273629">
            <text:p>1843.3588827363</text:p>
          </table:table-cell>
        </table:table-row>
        <table:table-row table:style-name="ro1">
          <table:table-cell/>
          <table:table-cell office:value-type="float" office:value="77.6403017576116">
            <text:p>77.6403017576</text:p>
          </table:table-cell>
          <table:table-cell office:value-type="float" office:value="213.143891483958">
            <text:p>213.143891484</text:p>
          </table:table-cell>
          <table:table-cell office:value-type="float" office:value="360.351838232688">
            <text:p>360.3518382327</text:p>
          </table:table-cell>
          <table:table-cell office:value-type="float" office:value="476.67248046991">
            <text:p>476.6724804699</text:p>
          </table:table-cell>
          <table:table-cell office:value-type="float" office:value="594.791479863274">
            <text:p>594.7914798633</text:p>
          </table:table-cell>
          <table:table-cell office:value-type="float" office:value="829.351207251923">
            <text:p>829.3512072519</text:p>
          </table:table-cell>
          <table:table-cell office:value-type="float" office:value="883.472258381945">
            <text:p>883.4722583819</text:p>
          </table:table-cell>
          <table:table-cell office:value-type="float" office:value="1521.82449838386">
            <text:p>1521.8244983839</text:p>
          </table:table-cell>
          <table:table-cell office:value-type="float" office:value="1606.1726294928">
            <text:p>1606.1726294928</text:p>
          </table:table-cell>
        </table:table-row>
        <table:table-row table:style-name="ro1">
          <table:table-cell/>
          <table:table-cell office:value-type="float" office:value="76.8426323053815">
            <text:p>76.8426323054</text:p>
          </table:table-cell>
          <table:table-cell office:value-type="float" office:value="214.482343981654">
            <text:p>214.4823439817</text:p>
          </table:table-cell>
          <table:table-cell office:value-type="float" office:value="459.348329194108">
            <text:p>459.3483291941</text:p>
          </table:table-cell>
          <table:table-cell office:value-type="float" office:value="455.635715748814">
            <text:p>455.6357157488</text:p>
          </table:table-cell>
          <table:table-cell office:value-type="float" office:value="714.115650879595">
            <text:p>714.1156508796</text:p>
          </table:table-cell>
          <table:table-cell office:value-type="float" office:value="1042.12033158226">
            <text:p>1042.1203315823</text:p>
          </table:table-cell>
          <table:table-cell office:value-type="float" office:value="1053.54867492574">
            <text:p>1053.5486749257</text:p>
          </table:table-cell>
          <table:table-cell office:value-type="float" office:value="1158.24555587037">
            <text:p>1158.2455558704</text:p>
          </table:table-cell>
          <table:table-cell office:value-type="float" office:value="1900.40591798422">
            <text:p>1900.4059179842</text:p>
          </table:table-cell>
        </table:table-row>
        <table:table-row table:style-name="ro1">
          <table:table-cell/>
          <table:table-cell office:value-type="float" office:value="142.375274118922">
            <text:p>142.3752741189</text:p>
          </table:table-cell>
          <table:table-cell office:value-type="float" office:value="228.591835372642">
            <text:p>228.5918353726</text:p>
          </table:table-cell>
          <table:table-cell office:value-type="float" office:value="349.024095111683">
            <text:p>349.0240951117</text:p>
          </table:table-cell>
          <table:table-cell office:value-type="float" office:value="533.746829346657">
            <text:p>533.7468293467</text:p>
          </table:table-cell>
          <table:table-cell office:value-type="float" office:value="678.983035717302">
            <text:p>678.9830357173</text:p>
          </table:table-cell>
          <table:table-cell office:value-type="float" office:value="734.140551052157">
            <text:p>734.1405510522</text:p>
          </table:table-cell>
          <table:table-cell office:value-type="float" office:value="1451.68459730728">
            <text:p>1451.6845973073</text:p>
          </table:table-cell>
          <table:table-cell office:value-type="float" office:value="1699.58196503845">
            <text:p>1699.5819650385</text:p>
          </table:table-cell>
          <table:table-cell office:value-type="float" office:value="1579.6993741897">
            <text:p>1579.6993741897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3:.B32])" office:value-type="float" office:value="122.530960957173">
            <text:p>122.5309609572</text:p>
          </table:table-cell>
          <table:table-cell table:formula="of:=AVERAGE([.C3:.C32])" office:value-type="float" office:value="240.548241716552">
            <text:p>240.5482417166</text:p>
          </table:table-cell>
          <table:table-cell table:formula="of:=AVERAGE([.D3:.D32])" office:value-type="float" office:value="367.659011064053">
            <text:p>367.6590110641</text:p>
          </table:table-cell>
          <table:table-cell table:formula="of:=AVERAGE([.E3:.E32])" office:value-type="float" office:value="461.243787619073">
            <text:p>461.2437876191</text:p>
          </table:table-cell>
          <table:table-cell table:formula="of:=AVERAGE([.F3:.F32])" office:value-type="float" office:value="597.964895827787">
            <text:p>597.9648958278</text:p>
          </table:table-cell>
          <table:table-cell table:formula="of:=AVERAGE([.G3:.G32])" office:value-type="float" office:value="923.74470967124">
            <text:p>923.7447096712</text:p>
          </table:table-cell>
          <table:table-cell table:formula="of:=AVERAGE([.H3:.H32])" office:value-type="float" office:value="1248.34273021714">
            <text:p>1248.3427302171</text:p>
          </table:table-cell>
          <table:table-cell table:formula="of:=AVERAGE([.I3:.I32])" office:value-type="float" office:value="1492.84275634615">
            <text:p>1492.8427563462</text:p>
          </table:table-cell>
          <table:table-cell table:formula="of:=AVERAGE([.J3:.J32])" office:value-type="float" office:value="1797.61642667245">
            <text:p>1797.6164266725</text:p>
          </table:table-cell>
        </table:table-row>
        <table:table-row table:style-name="ro1">
          <table:table-cell/>
          <table:table-cell office:value-type="float" office:value="122.53">
            <text:p>122.53</text:p>
          </table:table-cell>
          <table:table-cell office:value-type="float" office:value="240.54">
            <text:p>240.54</text:p>
          </table:table-cell>
          <table:table-cell office:value-type="float" office:value="367.65">
            <text:p>367.65</text:p>
          </table:table-cell>
          <table:table-cell office:value-type="float" office:value="461.24">
            <text:p>461.24</text:p>
          </table:table-cell>
          <table:table-cell office:value-type="float" office:value="597.96">
            <text:p>597.96</text:p>
          </table:table-cell>
          <table:table-cell office:value-type="float" office:value="923.744">
            <text:p>923.744</text:p>
          </table:table-cell>
          <table:table-cell office:value-type="float" office:value="1248.34">
            <text:p>1248.34</text:p>
          </table:table-cell>
          <table:table-cell office:value-type="float" office:value="1492.84">
            <text:p>1492.84</text:p>
          </table:table-cell>
          <table:table-cell office:value-type="float" office:value="1797.61">
            <text:p>1797.61</text:p>
          </table:table-cell>
        </table:table-row>
        <table:table-row table:style-name="ro1">
          <table:table-cell/>
          <table:table-cell office:value-type="float" office:value="106.98">
            <text:p>106.98</text:p>
          </table:table-cell>
          <table:table-cell office:value-type="float" office:value="195.95">
            <text:p>195.95</text:p>
          </table:table-cell>
          <table:table-cell office:value-type="float" office:value="307.56">
            <text:p>307.56</text:p>
          </table:table-cell>
          <table:table-cell office:value-type="float" office:value="391.46">
            <text:p>391.46</text:p>
          </table:table-cell>
          <table:table-cell office:value-type="float" office:value="510.8">
            <text:p>510.8</text:p>
          </table:table-cell>
          <table:table-cell office:value-type="float" office:value="792.83">
            <text:p>792.83</text:p>
          </table:table-cell>
          <table:table-cell office:value-type="float" office:value="1019.13">
            <text:p>1019.13</text:p>
          </table:table-cell>
          <table:table-cell office:value-type="float" office:value="1253.01">
            <text:p>1253.01</text:p>
          </table:table-cell>
          <table:table-cell office:value-type="float" office:value="1591.7">
            <text:p>1591.7</text:p>
          </table:table-cell>
        </table:table-row>
        <table:table-row table:style-name="ro1">
          <table:table-cell/>
          <table:table-cell office:value-type="float" office:value="91.23">
            <text:p>91.23</text:p>
          </table:table-cell>
          <table:table-cell office:value-type="float" office:value="186.36">
            <text:p>186.36</text:p>
          </table:table-cell>
          <table:table-cell office:value-type="float" office:value="302.91">
            <text:p>302.91</text:p>
          </table:table-cell>
          <table:table-cell office:value-type="float" office:value="392.46">
            <text:p>392.46</text:p>
          </table:table-cell>
          <table:table-cell office:value-type="float" office:value="470.06">
            <text:p>470.06</text:p>
          </table:table-cell>
          <table:table-cell office:value-type="float" office:value="728.52">
            <text:p>728.52</text:p>
          </table:table-cell>
          <table:table-cell office:value-type="float" office:value="968">
            <text:p>968</text:p>
          </table:table-cell>
          <table:table-cell office:value-type="float" office:value="1194.9">
            <text:p>1194.9</text:p>
          </table:table-cell>
          <table:table-cell/>
        </table:table-row>
      </table:table>
      <table:table table:name="Sheet4" table:style-name="ta1">
        <table:table-column table:style-name="co1" table:number-columns-repeated="10" table:default-cell-style-name="Default"/>
        <table:table-row table:style-name="ro1">
          <table:table-cell office:value-type="string">
            <text:p>Opt 1.5 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83.5190194477476">
            <text:p>83.5190194477</text:p>
          </table:table-cell>
          <table:table-cell office:value-type="float" office:value="244.042441710183">
            <text:p>244.0424417102</text:p>
          </table:table-cell>
          <table:table-cell office:value-type="float" office:value="279.837451153304">
            <text:p>279.8374511533</text:p>
          </table:table-cell>
          <table:table-cell office:value-type="float" office:value="390.065379206198">
            <text:p>390.0653792062</text:p>
          </table:table-cell>
          <table:table-cell office:value-type="float" office:value="454.551486145775">
            <text:p>454.5514861458</text:p>
          </table:table-cell>
          <table:table-cell office:value-type="float" office:value="867.359618693356">
            <text:p>867.3596186934</text:p>
          </table:table-cell>
          <table:table-cell office:value-type="float" office:value="928.737742069606">
            <text:p>928.7377420696</text:p>
          </table:table-cell>
          <table:table-cell office:value-type="float" office:value="1033.80178188834">
            <text:p>1033.8017818883</text:p>
          </table:table-cell>
          <table:table-cell office:value-type="float" office:value="1807.82952728442">
            <text:p>1807.8295272844</text:p>
          </table:table-cell>
        </table:table-row>
        <table:table-row table:style-name="ro1">
          <table:table-cell/>
          <table:table-cell office:value-type="float" office:value="159.840561782912">
            <text:p>159.8405617829</text:p>
          </table:table-cell>
          <table:table-cell office:value-type="float" office:value="148.791499267793">
            <text:p>148.7914992678</text:p>
          </table:table-cell>
          <table:table-cell office:value-type="float" office:value="280.777656445156">
            <text:p>280.7776564452</text:p>
          </table:table-cell>
          <table:table-cell office:value-type="float" office:value="415.208938609465">
            <text:p>415.2089386095</text:p>
          </table:table-cell>
          <table:table-cell office:value-type="float" office:value="426.448021128922">
            <text:p>426.4480211289</text:p>
          </table:table-cell>
          <table:table-cell office:value-type="float" office:value="850.612937699255">
            <text:p>850.6129376993</text:p>
          </table:table-cell>
          <table:table-cell office:value-type="float" office:value="906.223947581509">
            <text:p>906.2239475815</text:p>
          </table:table-cell>
          <table:table-cell office:value-type="float" office:value="1410.74056173943">
            <text:p>1410.7405617394</text:p>
          </table:table-cell>
          <table:table-cell office:value-type="float" office:value="1673.28980864414">
            <text:p>1673.2898086441</text:p>
          </table:table-cell>
        </table:table-row>
        <table:table-row table:style-name="ro1">
          <table:table-cell/>
          <table:table-cell office:value-type="float" office:value="145.55481342307">
            <text:p>145.5548134231</text:p>
          </table:table-cell>
          <table:table-cell office:value-type="float" office:value="170.908344373149">
            <text:p>170.9083443732</text:p>
          </table:table-cell>
          <table:table-cell office:value-type="float" office:value="384.386497523164">
            <text:p>384.3864975232</text:p>
          </table:table-cell>
          <table:table-cell office:value-type="float" office:value="304.485413611809">
            <text:p>304.4854136118</text:p>
          </table:table-cell>
          <table:table-cell office:value-type="float" office:value="395.324784580812">
            <text:p>395.3247845808</text:p>
          </table:table-cell>
          <table:table-cell office:value-type="float" office:value="731.388099691792">
            <text:p>731.3880996918</text:p>
          </table:table-cell>
          <table:table-cell office:value-type="float" office:value="893.597931084906">
            <text:p>893.5979310849</text:p>
          </table:table-cell>
          <table:table-cell office:value-type="float" office:value="1286.75975739188">
            <text:p>1286.7597573919</text:p>
          </table:table-cell>
          <table:table-cell office:value-type="float" office:value="1384.70583592718">
            <text:p>1384.7058359272</text:p>
          </table:table-cell>
        </table:table-row>
        <table:table-row table:style-name="ro1">
          <table:table-cell/>
          <table:table-cell office:value-type="float" office:value="122.104367210916">
            <text:p>122.1043672109</text:p>
          </table:table-cell>
          <table:table-cell office:value-type="float" office:value="134.083408133067">
            <text:p>134.0834081331</text:p>
          </table:table-cell>
          <table:table-cell office:value-type="float" office:value="313.939592849069">
            <text:p>313.9395928491</text:p>
          </table:table-cell>
          <table:table-cell office:value-type="float" office:value="436.00662844792">
            <text:p>436.0066284479</text:p>
          </table:table-cell>
          <table:table-cell office:value-type="float" office:value="472.167731758942">
            <text:p>472.1677317589</text:p>
          </table:table-cell>
          <table:table-cell office:value-type="float" office:value="813.982244931895">
            <text:p>813.9822449319</text:p>
          </table:table-cell>
          <table:table-cell office:value-type="float" office:value="1077.29993727815">
            <text:p>1077.2999372782</text:p>
          </table:table-cell>
          <table:table-cell office:value-type="float" office:value="1184.66415250152">
            <text:p>1184.6641525015</text:p>
          </table:table-cell>
          <table:table-cell office:value-type="float" office:value="1609.45250502181">
            <text:p>1609.4525050218</text:p>
          </table:table-cell>
        </table:table-row>
        <table:table-row table:style-name="ro1">
          <table:table-cell/>
          <table:table-cell office:value-type="float" office:value="105.785354183739">
            <text:p>105.7853541837</text:p>
          </table:table-cell>
          <table:table-cell office:value-type="float" office:value="251.810266142659">
            <text:p>251.8102661427</text:p>
          </table:table-cell>
          <table:table-cell office:value-type="float" office:value="291.852923599508">
            <text:p>291.8529235995</text:p>
          </table:table-cell>
          <table:table-cell office:value-type="float" office:value="357.503496198957">
            <text:p>357.503496199</text:p>
          </table:table-cell>
          <table:table-cell office:value-type="float" office:value="474.096060752433">
            <text:p>474.0960607524</text:p>
          </table:table-cell>
          <table:table-cell office:value-type="float" office:value="861.735901325632">
            <text:p>861.7359013256</text:p>
          </table:table-cell>
          <table:table-cell office:value-type="float" office:value="980.528842348436">
            <text:p>980.5288423484</text:p>
          </table:table-cell>
          <table:table-cell office:value-type="float" office:value="1179.74447655821">
            <text:p>1179.7444765582</text:p>
          </table:table-cell>
          <table:table-cell office:value-type="float" office:value="1813.88935853789">
            <text:p>1813.8893585379</text:p>
          </table:table-cell>
        </table:table-row>
        <table:table-row table:style-name="ro1">
          <table:table-cell/>
          <table:table-cell office:value-type="float" office:value="83.0125761312399">
            <text:p>83.0125761312</text:p>
          </table:table-cell>
          <table:table-cell office:value-type="float" office:value="197.959437489248">
            <text:p>197.9594374892</text:p>
          </table:table-cell>
          <table:table-cell office:value-type="float" office:value="273.836410916595">
            <text:p>273.8364109166</text:p>
          </table:table-cell>
          <table:table-cell office:value-type="float" office:value="422.571650253334">
            <text:p>422.5716502533</text:p>
          </table:table-cell>
          <table:table-cell office:value-type="float" office:value="464.47120754549">
            <text:p>464.4712075455</text:p>
          </table:table-cell>
          <table:table-cell office:value-type="float" office:value="783.511317215788">
            <text:p>783.5113172158</text:p>
          </table:table-cell>
          <table:table-cell office:value-type="float" office:value="1019.37856017949">
            <text:p>1019.3785601795</text:p>
          </table:table-cell>
          <table:table-cell office:value-type="float" office:value="1528.07061444977">
            <text:p>1528.0706144498</text:p>
          </table:table-cell>
          <table:table-cell office:value-type="float" office:value="1691.01659870908">
            <text:p>1691.0165987091</text:p>
          </table:table-cell>
        </table:table-row>
        <table:table-row table:style-name="ro1">
          <table:table-cell/>
          <table:table-cell office:value-type="float" office:value="85.9913338702996">
            <text:p>85.9913338703</text:p>
          </table:table-cell>
          <table:table-cell office:value-type="float" office:value="181.284762638117">
            <text:p>181.2847626381</text:p>
          </table:table-cell>
          <table:table-cell office:value-type="float" office:value="287.640476237875">
            <text:p>287.6404762379</text:p>
          </table:table-cell>
          <table:table-cell office:value-type="float" office:value="389.434694387247">
            <text:p>389.4346943872</text:p>
          </table:table-cell>
          <table:table-cell office:value-type="float" office:value="687.609676946754">
            <text:p>687.6096769468</text:p>
          </table:table-cell>
          <table:table-cell office:value-type="float" office:value="610.510251618754">
            <text:p>610.5102516188</text:p>
          </table:table-cell>
          <table:table-cell office:value-type="float" office:value="986.540338943661">
            <text:p>986.5403389437</text:p>
          </table:table-cell>
          <table:table-cell office:value-type="float" office:value="1272.64321163474">
            <text:p>1272.6432116347</text:p>
          </table:table-cell>
          <table:table-cell office:value-type="float" office:value="1794.03324048671">
            <text:p>1794.0332404867</text:p>
          </table:table-cell>
        </table:table-row>
        <table:table-row table:style-name="ro1">
          <table:table-cell/>
          <table:table-cell office:value-type="float" office:value="141.338479492524">
            <text:p>141.3384794925</text:p>
          </table:table-cell>
          <table:table-cell office:value-type="float" office:value="206.234445868685">
            <text:p>206.2344458687</text:p>
          </table:table-cell>
          <table:table-cell office:value-type="float" office:value="282.897815387501">
            <text:p>282.8978153875</text:p>
          </table:table-cell>
          <table:table-cell office:value-type="float" office:value="517.53565592705">
            <text:p>517.5356559271</text:p>
          </table:table-cell>
          <table:table-cell office:value-type="float" office:value="606.12093452605">
            <text:p>606.1209345261</text:p>
          </table:table-cell>
          <table:table-cell office:value-type="float" office:value="846.882820788156">
            <text:p>846.8828207882</text:p>
          </table:table-cell>
          <table:table-cell office:value-type="float" office:value="880.167587320779">
            <text:p>880.1675873208</text:p>
          </table:table-cell>
          <table:table-cell office:value-type="float" office:value="998.702797294482">
            <text:p>998.7027972945</text:p>
          </table:table-cell>
          <table:table-cell office:value-type="float" office:value="1547.3302175849">
            <text:p>1547.3302175849</text:p>
          </table:table-cell>
        </table:table-row>
        <table:table-row table:style-name="ro1">
          <table:table-cell/>
          <table:table-cell office:value-type="float" office:value="66.7915118510409">
            <text:p>66.791511851</text:p>
          </table:table-cell>
          <table:table-cell office:value-type="float" office:value="298.747745658653">
            <text:p>298.7477456587</text:p>
          </table:table-cell>
          <table:table-cell office:value-type="float" office:value="396.79497233404">
            <text:p>396.794972334</text:p>
          </table:table-cell>
          <table:table-cell office:value-type="float" office:value="425.079982548347">
            <text:p>425.0799825483</text:p>
          </table:table-cell>
          <table:table-cell office:value-type="float" office:value="429.521908723084">
            <text:p>429.5219087231</text:p>
          </table:table-cell>
          <table:table-cell office:value-type="float" office:value="669.936943713059">
            <text:p>669.9369437131</text:p>
          </table:table-cell>
          <table:table-cell office:value-type="float" office:value="1218.42983147878">
            <text:p>1218.4298314788</text:p>
          </table:table-cell>
          <table:table-cell office:value-type="float" office:value="1150.66721093525">
            <text:p>1150.6672109353</text:p>
          </table:table-cell>
          <table:table-cell office:value-type="float" office:value="1600.79050642916">
            <text:p>1600.7905064292</text:p>
          </table:table-cell>
        </table:table-row>
        <table:table-row table:style-name="ro1">
          <table:table-cell/>
          <table:table-cell office:value-type="float" office:value="129.335131665107">
            <text:p>129.3351316651</text:p>
          </table:table-cell>
          <table:table-cell office:value-type="float" office:value="153.57298600107">
            <text:p>153.5729860011</text:p>
          </table:table-cell>
          <table:table-cell office:value-type="float" office:value="223.881810336252">
            <text:p>223.8818103363</text:p>
          </table:table-cell>
          <table:table-cell office:value-type="float" office:value="492.348567940315">
            <text:p>492.3485679403</text:p>
          </table:table-cell>
          <table:table-cell office:value-type="float" office:value="461.202123689965">
            <text:p>461.20212369</text:p>
          </table:table-cell>
          <table:table-cell office:value-type="float" office:value="598.604250529341">
            <text:p>598.6042505293</text:p>
          </table:table-cell>
          <table:table-cell office:value-type="float" office:value="967.916875826377">
            <text:p>967.9168758264</text:p>
          </table:table-cell>
          <table:table-cell office:value-type="float" office:value="1356.40106841476">
            <text:p>1356.4010684148</text:p>
          </table:table-cell>
          <table:table-cell office:value-type="float" office:value="1682.31729468364">
            <text:p>1682.3172946837</text:p>
          </table:table-cell>
        </table:table-row>
        <table:table-row table:style-name="ro1">
          <table:table-cell/>
          <table:table-cell office:value-type="float" office:value="75.8511485736544">
            <text:p>75.8511485737</text:p>
          </table:table-cell>
          <table:table-cell office:value-type="float" office:value="147.259566994245">
            <text:p>147.2595669942</text:p>
          </table:table-cell>
          <table:table-cell office:value-type="float" office:value="273.892676660102">
            <text:p>273.8926766601</text:p>
          </table:table-cell>
          <table:table-cell office:value-type="float" office:value="395.064773423988">
            <text:p>395.064773424</text:p>
          </table:table-cell>
          <table:table-cell office:value-type="float" office:value="563.54864135157">
            <text:p>563.5486413516</text:p>
          </table:table-cell>
          <table:table-cell office:value-type="float" office:value="888.670075614784">
            <text:p>888.6700756148</text:p>
          </table:table-cell>
          <table:table-cell office:value-type="float" office:value="962.598266838735">
            <text:p>962.5982668387</text:p>
          </table:table-cell>
          <table:table-cell office:value-type="float" office:value="1357.3374034872">
            <text:p>1357.3374034872</text:p>
          </table:table-cell>
          <table:table-cell office:value-type="float" office:value="1572.01161332087">
            <text:p>1572.0116133209</text:p>
          </table:table-cell>
        </table:table-row>
        <table:table-row table:style-name="ro1">
          <table:table-cell/>
          <table:table-cell office:value-type="float" office:value="147.363925359517">
            <text:p>147.3639253595</text:p>
          </table:table-cell>
          <table:table-cell office:value-type="float" office:value="251.541864135708">
            <text:p>251.5418641357</text:p>
          </table:table-cell>
          <table:table-cell office:value-type="float" office:value="300.873472358234">
            <text:p>300.8734723582</text:p>
          </table:table-cell>
          <table:table-cell office:value-type="float" office:value="396.937279424413">
            <text:p>396.9372794244</text:p>
          </table:table-cell>
          <table:table-cell office:value-type="float" office:value="557.934661538527">
            <text:p>557.9346615385</text:p>
          </table:table-cell>
          <table:table-cell office:value-type="float" office:value="888.994435855262">
            <text:p>888.9944358553</text:p>
          </table:table-cell>
          <table:table-cell office:value-type="float" office:value="1158.85761033411">
            <text:p>1158.8576103341</text:p>
          </table:table-cell>
          <table:table-cell office:value-type="float" office:value="1357.94091178192">
            <text:p>1357.9409117819</text:p>
          </table:table-cell>
          <table:table-cell office:value-type="float" office:value="1503.15997335668">
            <text:p>1503.1599733567</text:p>
          </table:table-cell>
        </table:table-row>
        <table:table-row table:style-name="ro1">
          <table:table-cell/>
          <table:table-cell office:value-type="float" office:value="101.913864724531">
            <text:p>101.9138647245</text:p>
          </table:table-cell>
          <table:table-cell office:value-type="float" office:value="190.819305287271">
            <text:p>190.8193052873</text:p>
          </table:table-cell>
          <table:table-cell office:value-type="float" office:value="395.815128590551">
            <text:p>395.8151285906</text:p>
          </table:table-cell>
          <table:table-cell office:value-type="float" office:value="350.45104415064">
            <text:p>350.4510441506</text:p>
          </table:table-cell>
          <table:table-cell office:value-type="float" office:value="546.64101595219">
            <text:p>546.6410159522</text:p>
          </table:table-cell>
          <table:table-cell office:value-type="float" office:value="784.968091053907">
            <text:p>784.9680910539</text:p>
          </table:table-cell>
          <table:table-cell office:value-type="float" office:value="1016.47141421685">
            <text:p>1016.4714142169</text:p>
          </table:table-cell>
          <table:table-cell office:value-type="float" office:value="1266.90090606138">
            <text:p>1266.9009060614</text:p>
          </table:table-cell>
          <table:table-cell office:value-type="float" office:value="1472.97261778414">
            <text:p>1472.9726177841</text:p>
          </table:table-cell>
        </table:table-row>
        <table:table-row table:style-name="ro1">
          <table:table-cell/>
          <table:table-cell office:value-type="float" office:value="53.7265805831329">
            <text:p>53.7265805831</text:p>
          </table:table-cell>
          <table:table-cell office:value-type="float" office:value="191.113698284793">
            <text:p>191.1136982848</text:p>
          </table:table-cell>
          <table:table-cell office:value-type="float" office:value="291.732233067768">
            <text:p>291.7322330678</text:p>
          </table:table-cell>
          <table:table-cell office:value-type="float" office:value="481.406828373849">
            <text:p>481.4068283738</text:p>
          </table:table-cell>
          <table:table-cell office:value-type="float" office:value="479.59725924141">
            <text:p>479.5972592414</text:p>
          </table:table-cell>
          <table:table-cell office:value-type="float" office:value="864.097522729779">
            <text:p>864.0975227298</text:p>
          </table:table-cell>
          <table:table-cell office:value-type="float" office:value="1192.93557526542">
            <text:p>1192.9355752654</text:p>
          </table:table-cell>
          <table:table-cell office:value-type="float" office:value="1236.12797728539">
            <text:p>1236.1279772854</text:p>
          </table:table-cell>
          <table:table-cell office:value-type="float" office:value="1462.49690089193">
            <text:p>1462.4969008919</text:p>
          </table:table-cell>
        </table:table-row>
        <table:table-row table:style-name="ro1">
          <table:table-cell/>
          <table:table-cell office:value-type="float" office:value="87.8918678998339">
            <text:p>87.8918678998</text:p>
          </table:table-cell>
          <table:table-cell office:value-type="float" office:value="214.081435027727">
            <text:p>214.0814350277</text:p>
          </table:table-cell>
          <table:table-cell office:value-type="float" office:value="299.87401823962">
            <text:p>299.8740182396</text:p>
          </table:table-cell>
          <table:table-cell office:value-type="float" office:value="412.914364080467">
            <text:p>412.9143640805</text:p>
          </table:table-cell>
          <table:table-cell office:value-type="float" office:value="515.222331365991">
            <text:p>515.222331366</text:p>
          </table:table-cell>
          <table:table-cell office:value-type="float" office:value="742.455453532714">
            <text:p>742.4554535327</text:p>
          </table:table-cell>
          <table:table-cell office:value-type="float" office:value="904.765841305419">
            <text:p>904.7658413054</text:p>
          </table:table-cell>
          <table:table-cell office:value-type="float" office:value="1241.80280836421">
            <text:p>1241.8028083642</text:p>
          </table:table-cell>
          <table:table-cell office:value-type="float" office:value="1623.921424535">
            <text:p>1623.921424535</text:p>
          </table:table-cell>
        </table:table-row>
        <table:table-row table:style-name="ro1">
          <table:table-cell/>
          <table:table-cell office:value-type="float" office:value="140.707062293853">
            <text:p>140.7070622939</text:p>
          </table:table-cell>
          <table:table-cell office:value-type="float" office:value="207.306288616646">
            <text:p>207.3062886166</text:p>
          </table:table-cell>
          <table:table-cell office:value-type="float" office:value="257.966503570104">
            <text:p>257.9665035701</text:p>
          </table:table-cell>
          <table:table-cell office:value-type="float" office:value="354.74878743254">
            <text:p>354.7487874325</text:p>
          </table:table-cell>
          <table:table-cell office:value-type="float" office:value="426.438005453939">
            <text:p>426.4380054539</text:p>
          </table:table-cell>
          <table:table-cell office:value-type="float" office:value="708.804025676635">
            <text:p>708.8040256766</text:p>
          </table:table-cell>
          <table:table-cell office:value-type="float" office:value="955.540235542611">
            <text:p>955.5402355426</text:p>
          </table:table-cell>
          <table:table-cell office:value-type="float" office:value="1347.44711860922">
            <text:p>1347.4471186092</text:p>
          </table:table-cell>
          <table:table-cell office:value-type="float" office:value="1794.27316610939">
            <text:p>1794.2731661094</text:p>
          </table:table-cell>
        </table:table-row>
        <table:table-row table:style-name="ro1">
          <table:table-cell/>
          <table:table-cell office:value-type="float" office:value="76.264130343745">
            <text:p>76.2641303437</text:p>
          </table:table-cell>
          <table:table-cell office:value-type="float" office:value="192.067498818534">
            <text:p>192.0674988185</text:p>
          </table:table-cell>
          <table:table-cell office:value-type="float" office:value="309.528659648542">
            <text:p>309.5286596485</text:p>
          </table:table-cell>
          <table:table-cell office:value-type="float" office:value="385.086429452995">
            <text:p>385.086429453</text:p>
          </table:table-cell>
          <table:table-cell office:value-type="float" office:value="479.29219324001">
            <text:p>479.29219324</text:p>
          </table:table-cell>
          <table:table-cell office:value-type="float" office:value="912.506645350707">
            <text:p>912.5066453507</text:p>
          </table:table-cell>
          <table:table-cell office:value-type="float" office:value="923.911883806422">
            <text:p>923.9118838064</text:p>
          </table:table-cell>
          <table:table-cell office:value-type="float" office:value="1125.35841546893">
            <text:p>1125.3584154689</text:p>
          </table:table-cell>
          <table:table-cell office:value-type="float" office:value="1532.00666893256">
            <text:p>1532.0066689326</text:p>
          </table:table-cell>
        </table:table-row>
        <table:table-row table:style-name="ro1">
          <table:table-cell/>
          <table:table-cell office:value-type="float" office:value="125.551060511832">
            <text:p>125.5510605118</text:p>
          </table:table-cell>
          <table:table-cell office:value-type="float" office:value="220.714018877476">
            <text:p>220.7140188775</text:p>
          </table:table-cell>
          <table:table-cell office:value-type="float" office:value="509.622523870246">
            <text:p>509.6225238702</text:p>
          </table:table-cell>
          <table:table-cell office:value-type="float" office:value="365.881613851349">
            <text:p>365.8816138514</text:p>
          </table:table-cell>
          <table:table-cell office:value-type="float" office:value="603.046401252968">
            <text:p>603.046401253</text:p>
          </table:table-cell>
          <table:table-cell office:value-type="float" office:value="798.790045790955">
            <text:p>798.790045791</text:p>
          </table:table-cell>
          <table:table-cell office:value-type="float" office:value="1150.628493518">
            <text:p>1150.628493518</text:p>
          </table:table-cell>
          <table:table-cell office:value-type="float" office:value="1068.9927506413">
            <text:p>1068.9927506413</text:p>
          </table:table-cell>
          <table:table-cell office:value-type="float" office:value="1403.58000381659">
            <text:p>1403.5800038166</text:p>
          </table:table-cell>
        </table:table-row>
        <table:table-row table:style-name="ro1">
          <table:table-cell/>
          <table:table-cell office:value-type="float" office:value="162.872647260705">
            <text:p>162.8726472607</text:p>
          </table:table-cell>
          <table:table-cell office:value-type="float" office:value="199.889452919445">
            <text:p>199.8894529194</text:p>
          </table:table-cell>
          <table:table-cell office:value-type="float" office:value="337.023041728526">
            <text:p>337.0230417285</text:p>
          </table:table-cell>
          <table:table-cell office:value-type="float" office:value="347.628555685774">
            <text:p>347.6285556858</text:p>
          </table:table-cell>
          <table:table-cell office:value-type="float" office:value="413.275271549316">
            <text:p>413.2752715493</text:p>
          </table:table-cell>
          <table:table-cell office:value-type="float" office:value="1033.07537088871">
            <text:p>1033.0753708887</text:p>
          </table:table-cell>
          <table:table-cell office:value-type="float" office:value="1000.38620599692">
            <text:p>1000.3862059969</text:p>
          </table:table-cell>
          <table:table-cell office:value-type="float" office:value="1313.78253523017">
            <text:p>1313.7825352302</text:p>
          </table:table-cell>
          <table:table-cell office:value-type="float" office:value="1821.02111994333">
            <text:p>1821.0211199433</text:p>
          </table:table-cell>
        </table:table-row>
        <table:table-row table:style-name="ro1">
          <table:table-cell/>
          <table:table-cell office:value-type="float" office:value="96.0966636670189">
            <text:p>96.096663667</text:p>
          </table:table-cell>
          <table:table-cell office:value-type="float" office:value="201.380638859304">
            <text:p>201.3806388593</text:p>
          </table:table-cell>
          <table:table-cell office:value-type="float" office:value="258.411846573713">
            <text:p>258.4118465737</text:p>
          </table:table-cell>
          <table:table-cell office:value-type="float" office:value="392.761109383666">
            <text:p>392.7611093837</text:p>
          </table:table-cell>
          <table:table-cell office:value-type="float" office:value="623.627929070043">
            <text:p>623.62792907</text:p>
          </table:table-cell>
          <table:table-cell office:value-type="float" office:value="717.939949602711">
            <text:p>717.9399496027</text:p>
          </table:table-cell>
          <table:table-cell office:value-type="float" office:value="1049.43971014743">
            <text:p>1049.4397101474</text:p>
          </table:table-cell>
          <table:table-cell office:value-type="float" office:value="1319.79111300924">
            <text:p>1319.7911130092</text:p>
          </table:table-cell>
          <table:table-cell office:value-type="float" office:value="1538.78379930666">
            <text:p>1538.7837993067</text:p>
          </table:table-cell>
        </table:table-row>
        <table:table-row table:style-name="ro1">
          <table:table-cell/>
          <table:table-cell office:value-type="float" office:value="61.4151758019791">
            <text:p>61.415175802</text:p>
          </table:table-cell>
          <table:table-cell office:value-type="float" office:value="305.489693996882">
            <text:p>305.4896939969</text:p>
          </table:table-cell>
          <table:table-cell office:value-type="float" office:value="343.877559317706">
            <text:p>343.8775593177</text:p>
          </table:table-cell>
          <table:table-cell office:value-type="float" office:value="340.99358954729">
            <text:p>340.9935895473</text:p>
          </table:table-cell>
          <table:table-cell office:value-type="float" office:value="524.951054555623">
            <text:p>524.9510545556</text:p>
          </table:table-cell>
          <table:table-cell office:value-type="float" office:value="715.144599535511">
            <text:p>715.1445995355</text:p>
          </table:table-cell>
          <table:table-cell office:value-type="float" office:value="1143.16315114409">
            <text:p>1143.1631511441</text:p>
          </table:table-cell>
          <table:table-cell office:value-type="float" office:value="1171.8143233693">
            <text:p>1171.8143233693</text:p>
          </table:table-cell>
          <table:table-cell office:value-type="float" office:value="1459.40779642241">
            <text:p>1459.4077964224</text:p>
          </table:table-cell>
        </table:table-row>
        <table:table-row table:style-name="ro1">
          <table:table-cell/>
          <table:table-cell office:value-type="float" office:value="121.512282814975">
            <text:p>121.512282815</text:p>
          </table:table-cell>
          <table:table-cell office:value-type="float" office:value="181.359144925359">
            <text:p>181.3591449254</text:p>
          </table:table-cell>
          <table:table-cell office:value-type="float" office:value="362.014567900237">
            <text:p>362.0145679002</text:p>
          </table:table-cell>
          <table:table-cell office:value-type="float" office:value="309.384107118466">
            <text:p>309.3841071185</text:p>
          </table:table-cell>
          <table:table-cell office:value-type="float" office:value="572.23835502113">
            <text:p>572.2383550211</text:p>
          </table:table-cell>
          <table:table-cell office:value-type="float" office:value="706.000084097323">
            <text:p>706.0000840973</text:p>
          </table:table-cell>
          <table:table-cell office:value-type="float" office:value="875.585268903057">
            <text:p>875.5852689031</text:p>
          </table:table-cell>
          <table:table-cell office:value-type="float" office:value="1236.28549605973">
            <text:p>1236.2854960597</text:p>
          </table:table-cell>
          <table:table-cell office:value-type="float" office:value="1458.5893829658">
            <text:p>1458.5893829658</text:p>
          </table:table-cell>
        </table:table-row>
        <table:table-row table:style-name="ro1">
          <table:table-cell/>
          <table:table-cell office:value-type="float" office:value="153.049776832284">
            <text:p>153.0497768323</text:p>
          </table:table-cell>
          <table:table-cell office:value-type="float" office:value="226.727530374923">
            <text:p>226.7275303749</text:p>
          </table:table-cell>
          <table:table-cell office:value-type="float" office:value="238.98104544082">
            <text:p>238.9810454408</text:p>
          </table:table-cell>
          <table:table-cell office:value-type="float" office:value="304.883220616776">
            <text:p>304.8832206168</text:p>
          </table:table-cell>
          <table:table-cell office:value-type="float" office:value="690.429056439102">
            <text:p>690.4290564391</text:p>
          </table:table-cell>
          <table:table-cell office:value-type="float" office:value="804.381963190291">
            <text:p>804.3819631903</text:p>
          </table:table-cell>
          <table:table-cell office:value-type="float" office:value="1168.64972836398">
            <text:p>1168.649728364</text:p>
          </table:table-cell>
          <table:table-cell office:value-type="float" office:value="1220.27057886139">
            <text:p>1220.2705788614</text:p>
          </table:table-cell>
          <table:table-cell office:value-type="float" office:value="1613.84913983705">
            <text:p>1613.8491398371</text:p>
          </table:table-cell>
        </table:table-row>
        <table:table-row table:style-name="ro1">
          <table:table-cell/>
          <table:table-cell office:value-type="float" office:value="116.835442405936">
            <text:p>116.8354424059</text:p>
          </table:table-cell>
          <table:table-cell office:value-type="float" office:value="166.2855023528">
            <text:p>166.2855023528</text:p>
          </table:table-cell>
          <table:table-cell office:value-type="float" office:value="246.486544568543">
            <text:p>246.4865445685</text:p>
          </table:table-cell>
          <table:table-cell office:value-type="float" office:value="302.188464570405">
            <text:p>302.1884645704</text:p>
          </table:table-cell>
          <table:table-cell office:value-type="float" office:value="445.028279475705">
            <text:p>445.0282794757</text:p>
          </table:table-cell>
          <table:table-cell office:value-type="float" office:value="744.473151884453">
            <text:p>744.4731518845</text:p>
          </table:table-cell>
          <table:table-cell office:value-type="float" office:value="1116.8604768858">
            <text:p>1116.8604768858</text:p>
          </table:table-cell>
          <table:table-cell office:value-type="float" office:value="1417.97234738381">
            <text:p>1417.9723473838</text:p>
          </table:table-cell>
          <table:table-cell office:value-type="float" office:value="1263.64182299846">
            <text:p>1263.6418229985</text:p>
          </table:table-cell>
        </table:table-row>
        <table:table-row table:style-name="ro1">
          <table:table-cell/>
          <table:table-cell office:value-type="float" office:value="67.4176462171448">
            <text:p>67.4176462171</text:p>
          </table:table-cell>
          <table:table-cell office:value-type="float" office:value="129.483578494126">
            <text:p>129.4835784941</text:p>
          </table:table-cell>
          <table:table-cell office:value-type="float" office:value="281.302036264321">
            <text:p>281.3020362643</text:p>
          </table:table-cell>
          <table:table-cell office:value-type="float" office:value="527.160836994107">
            <text:p>527.1608369941</text:p>
          </table:table-cell>
          <table:table-cell office:value-type="float" office:value="504.22030566613">
            <text:p>504.2203056661</text:p>
          </table:table-cell>
          <table:table-cell office:value-type="float" office:value="866.190856510103">
            <text:p>866.1908565101</text:p>
          </table:table-cell>
          <table:table-cell office:value-type="float" office:value="1089.53654200038">
            <text:p>1089.5365420004</text:p>
          </table:table-cell>
          <table:table-cell office:value-type="float" office:value="1178.33220886406">
            <text:p>1178.3322088641</text:p>
          </table:table-cell>
          <table:table-cell office:value-type="float" office:value="1519.8247316322">
            <text:p>1519.8247316322</text:p>
          </table:table-cell>
        </table:table-row>
        <table:table-row table:style-name="ro1">
          <table:table-cell/>
          <table:table-cell office:value-type="float" office:value="75.2237181096169">
            <text:p>75.2237181096</text:p>
          </table:table-cell>
          <table:table-cell office:value-type="float" office:value="214.752691036872">
            <text:p>214.7526910369</text:p>
          </table:table-cell>
          <table:table-cell office:value-type="float" office:value="327.002363370409">
            <text:p>327.0023633704</text:p>
          </table:table-cell>
          <table:table-cell office:value-type="float" office:value="403.947246844733">
            <text:p>403.9472468447</text:p>
          </table:table-cell>
          <table:table-cell office:value-type="float" office:value="530.500587661222">
            <text:p>530.5005876612</text:p>
          </table:table-cell>
          <table:table-cell office:value-type="float" office:value="877.537664261561">
            <text:p>877.5376642616</text:p>
          </table:table-cell>
          <table:table-cell office:value-type="float" office:value="880.915322357061">
            <text:p>880.9153223571</text:p>
          </table:table-cell>
          <table:table-cell office:value-type="float" office:value="1410.74135520477">
            <text:p>1410.7413552048</text:p>
          </table:table-cell>
          <table:table-cell office:value-type="float" office:value="1626.25010386991">
            <text:p>1626.2501038699</text:p>
          </table:table-cell>
        </table:table-row>
        <table:table-row table:style-name="ro1">
          <table:table-cell/>
          <table:table-cell office:value-type="float" office:value="78.5778828474894">
            <text:p>78.5778828475</text:p>
          </table:table-cell>
          <table:table-cell office:value-type="float" office:value="122.794758571583">
            <text:p>122.7947585716</text:p>
          </table:table-cell>
          <table:table-cell office:value-type="float" office:value="354.447420346215">
            <text:p>354.4474203462</text:p>
          </table:table-cell>
          <table:table-cell office:value-type="float" office:value="376.268474201307">
            <text:p>376.2684742013</text:p>
          </table:table-cell>
          <table:table-cell office:value-type="float" office:value="579.761934872808">
            <text:p>579.7619348728</text:p>
          </table:table-cell>
          <table:table-cell office:value-type="float" office:value="647.078467392541">
            <text:p>647.0784673925</text:p>
          </table:table-cell>
          <table:table-cell office:value-type="float" office:value="1021.48803547954">
            <text:p>1021.4880354795</text:p>
          </table:table-cell>
          <table:table-cell office:value-type="float" office:value="1216.54415190327">
            <text:p>1216.5441519033</text:p>
          </table:table-cell>
          <table:table-cell office:value-type="float" office:value="1609.68002889511">
            <text:p>1609.6800288951</text:p>
          </table:table-cell>
        </table:table-row>
        <table:table-row table:style-name="ro1">
          <table:table-cell/>
          <table:table-cell office:value-type="float" office:value="162.896119247572">
            <text:p>162.8961192476</text:p>
          </table:table-cell>
          <table:table-cell office:value-type="float" office:value="159.726178357683">
            <text:p>159.7261783577</text:p>
          </table:table-cell>
          <table:table-cell office:value-type="float" office:value="369.949919508404">
            <text:p>369.9499195084</text:p>
          </table:table-cell>
          <table:table-cell office:value-type="float" office:value="385.025458850266">
            <text:p>385.0254588503</text:p>
          </table:table-cell>
          <table:table-cell office:value-type="float" office:value="359.47197250412">
            <text:p>359.4719725041</text:p>
          </table:table-cell>
          <table:table-cell office:value-type="float" office:value="723.301180361134">
            <text:p>723.3011803611</text:p>
          </table:table-cell>
          <table:table-cell office:value-type="float" office:value="941.85511679536">
            <text:p>941.8551167954</text:p>
          </table:table-cell>
          <table:table-cell office:value-type="float" office:value="1349.89856376598">
            <text:p>1349.898563766</text:p>
          </table:table-cell>
          <table:table-cell office:value-type="float" office:value="1498.65723103191">
            <text:p>1498.6572310319</text:p>
          </table:table-cell>
        </table:table-row>
        <table:table-row table:style-name="ro1">
          <table:table-cell/>
          <table:table-cell office:value-type="float" office:value="94.9333616696877">
            <text:p>94.9333616697</text:p>
          </table:table-cell>
          <table:table-cell office:value-type="float" office:value="173.347855178657">
            <text:p>173.3478551787</text:p>
          </table:table-cell>
          <table:table-cell office:value-type="float" office:value="199.437834198242">
            <text:p>199.4378341982</text:p>
          </table:table-cell>
          <table:table-cell office:value-type="float" office:value="360.424680628629">
            <text:p>360.4246806286</text:p>
          </table:table-cell>
          <table:table-cell office:value-type="float" office:value="518.122189491749">
            <text:p>518.1221894918</text:p>
          </table:table-cell>
          <table:table-cell office:value-type="float" office:value="893.661047968502">
            <text:p>893.6610479685</text:p>
          </table:table-cell>
          <table:table-cell office:value-type="float" office:value="967.660409926711">
            <text:p>967.6604099267</text:p>
          </table:table-cell>
          <table:table-cell office:value-type="float" office:value="1008.75485147138">
            <text:p>1008.7548514714</text:p>
          </table:table-cell>
          <table:table-cell office:value-type="float" office:value="1775.71720408538">
            <text:p>1775.7172040854</text:p>
          </table:table-cell>
        </table:table-row>
        <table:table-row table:style-name="ro1">
          <table:table-cell/>
          <table:table-cell office:value-type="float" office:value="86.2451653800586">
            <text:p>86.2451653801</text:p>
          </table:table-cell>
          <table:table-cell office:value-type="float" office:value="195.141514997102">
            <text:p>195.1415149971</text:p>
          </table:table-cell>
          <table:table-cell office:value-type="float" office:value="252.933552393568">
            <text:p>252.9335523936</text:p>
          </table:table-cell>
          <table:table-cell office:value-type="float" office:value="400.601868564691">
            <text:p>400.6018685647</text:p>
          </table:table-cell>
          <table:table-cell office:value-type="float" office:value="519.152899580853">
            <text:p>519.1528995809</text:p>
          </table:table-cell>
          <table:table-cell office:value-type="float" office:value="832.336565853144">
            <text:p>832.3365658531</text:p>
          </table:table-cell>
          <table:table-cell office:value-type="float" office:value="1193.92813602804">
            <text:p>1193.9281360281</text:p>
          </table:table-cell>
          <table:table-cell office:value-type="float" office:value="1342.03312846127">
            <text:p>1342.0331284613</text:p>
          </table:table-cell>
          <table:table-cell office:value-type="float" office:value="1596.63357513884">
            <text:p>1596.6335751389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3:.B32])" office:value-type="float" office:value="106.987289053439">
            <text:p>106.9872890534</text:p>
          </table:table-cell>
          <table:table-cell table:formula="of:=AVERAGE([.C3:.C32])" office:value-type="float" office:value="195.957251779659">
            <text:p>195.9572517797</text:p>
          </table:table-cell>
          <table:table-cell table:formula="of:=AVERAGE([.D3:.D32])" office:value-type="float" office:value="307.567285146611">
            <text:p>307.5672851466</text:p>
          </table:table-cell>
          <table:table-cell table:formula="of:=AVERAGE([.E3:.E32])" office:value-type="float" office:value="391.4666380109">
            <text:p>391.4666380109</text:p>
          </table:table-cell>
          <table:table-cell table:formula="of:=AVERAGE([.F3:.F32])" office:value-type="float" office:value="510.800476036088">
            <text:p>510.8004760361</text:p>
          </table:table-cell>
          <table:table-cell table:formula="of:=AVERAGE([.G3:.G32])" office:value-type="float" office:value="792.831052778592">
            <text:p>792.8310527786</text:p>
          </table:table-cell>
          <table:table-cell table:formula="of:=AVERAGE([.H3:.H32])" office:value-type="float" office:value="1019.13330063225">
            <text:p>1019.1333006323</text:p>
          </table:table-cell>
          <table:table-cell table:formula="of:=AVERAGE([.I3:.I32])" office:value-type="float" office:value="1253.01081926974">
            <text:p>1253.0108192698</text:p>
          </table:table-cell>
          <table:table-cell table:formula="of:=AVERAGE([.J3:.J32])" office:value-type="float" office:value="1591.70443993944">
            <text:p>1591.7044399394</text:p>
          </table:table-cell>
        </table:table-row>
        <table:table-row table:style-name="ro1">
          <table:table-cell/>
          <table:table-cell office:value-type="float" office:value="106.98">
            <text:p>106.98</text:p>
          </table:table-cell>
          <table:table-cell office:value-type="float" office:value="195.95">
            <text:p>195.95</text:p>
          </table:table-cell>
          <table:table-cell office:value-type="float" office:value="307.56">
            <text:p>307.56</text:p>
          </table:table-cell>
          <table:table-cell office:value-type="float" office:value="391.46">
            <text:p>391.46</text:p>
          </table:table-cell>
          <table:table-cell office:value-type="float" office:value="510.8">
            <text:p>510.8</text:p>
          </table:table-cell>
          <table:table-cell office:value-type="float" office:value="792.83">
            <text:p>792.83</text:p>
          </table:table-cell>
          <table:table-cell office:value-type="float" office:value="1019.13">
            <text:p>1019.13</text:p>
          </table:table-cell>
          <table:table-cell office:value-type="float" office:value="1253.01">
            <text:p>1253.01</text:p>
          </table:table-cell>
          <table:table-cell office:value-type="float" office:value="1591.7">
            <text:p>1591.7</text:p>
          </table:table-cell>
        </table:table-row>
        <table:table-row table:style-name="ro1">
          <table:table-cell/>
          <table:table-cell office:value-type="float" office:value="91.23">
            <text:p>91.23</text:p>
          </table:table-cell>
          <table:table-cell office:value-type="float" office:value="186.36">
            <text:p>186.36</text:p>
          </table:table-cell>
          <table:table-cell office:value-type="float" office:value="302.91">
            <text:p>302.91</text:p>
          </table:table-cell>
          <table:table-cell office:value-type="float" office:value="392.46">
            <text:p>392.46</text:p>
          </table:table-cell>
          <table:table-cell office:value-type="float" office:value="470.06">
            <text:p>470.06</text:p>
          </table:table-cell>
          <table:table-cell office:value-type="float" office:value="728.52">
            <text:p>728.52</text:p>
          </table:table-cell>
          <table:table-cell office:value-type="float" office:value="968">
            <text:p>968</text:p>
          </table:table-cell>
          <table:table-cell office:value-type="float" office:value="1194.9">
            <text:p>1194.9</text:p>
          </table:table-cell>
          <table:table-cell/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>
          <table:table-cell office:value-type="string">
            <text:p>Opt 2.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/>
          <table:table-cell office:value-type="float" office:value="78.5755326796299">
            <text:p>78.5755326796</text:p>
          </table:table-cell>
          <table:table-cell office:value-type="float" office:value="137.182469080843">
            <text:p>137.1824690808</text:p>
          </table:table-cell>
          <table:table-cell office:value-type="float" office:value="264.784710115887">
            <text:p>264.7847101159</text:p>
          </table:table-cell>
          <table:table-cell office:value-type="float" office:value="464.384242404321">
            <text:p>464.3842424043</text:p>
          </table:table-cell>
          <table:table-cell office:value-type="float" office:value="358.381978277953">
            <text:p>358.381978278</text:p>
          </table:table-cell>
          <table:table-cell office:value-type="float" office:value="797.831787029098">
            <text:p>797.8317870291</text:p>
          </table:table-cell>
          <table:table-cell office:value-type="float" office:value="923.579938164459">
            <text:p>923.5799381645</text:p>
          </table:table-cell>
          <table:table-cell office:value-type="float" office:value="1074.90740155471">
            <text:p>1074.9074015547</text:p>
          </table:table-cell>
          <table:table-cell office:value-type="float" office:value="1497.92001175847">
            <text:p>1497.9200117585</text:p>
          </table:table-cell>
        </table:table-row>
        <table:table-row table:style-name="ro1">
          <table:table-cell/>
          <table:table-cell office:value-type="float" office:value="123.274439709613">
            <text:p>123.2744397096</text:p>
          </table:table-cell>
          <table:table-cell office:value-type="float" office:value="198.763462530103">
            <text:p>198.7634625301</text:p>
          </table:table-cell>
          <table:table-cell office:value-type="float" office:value="267.726395405128">
            <text:p>267.7263954051</text:p>
          </table:table-cell>
          <table:table-cell office:value-type="float" office:value="376.943063612271">
            <text:p>376.9430636123</text:p>
          </table:table-cell>
          <table:table-cell office:value-type="float" office:value="500.111992916814">
            <text:p>500.1119929168</text:p>
          </table:table-cell>
          <table:table-cell office:value-type="float" office:value="822.464175184903">
            <text:p>822.4641751849</text:p>
          </table:table-cell>
          <table:table-cell office:value-type="float" office:value="976.046435808936">
            <text:p>976.0464358089</text:p>
          </table:table-cell>
          <table:table-cell office:value-type="float" office:value="1150.06384414777">
            <text:p>1150.0638441478</text:p>
          </table:table-cell>
          <table:table-cell office:value-type="float" office:value="1425.41458424825">
            <text:p>1425.4145842483</text:p>
          </table:table-cell>
        </table:table-row>
        <table:table-row table:style-name="ro1">
          <table:table-cell/>
          <table:table-cell office:value-type="float" office:value="59.7079302307205">
            <text:p>59.7079302307</text:p>
          </table:table-cell>
          <table:table-cell office:value-type="float" office:value="193.155297066653">
            <text:p>193.1552970667</text:p>
          </table:table-cell>
          <table:table-cell office:value-type="float" office:value="299.998069917936">
            <text:p>299.9980699179</text:p>
          </table:table-cell>
          <table:table-cell office:value-type="float" office:value="349.713511355211">
            <text:p>349.7135113552</text:p>
          </table:table-cell>
          <table:table-cell office:value-type="float" office:value="567.320524462277">
            <text:p>567.3205244623</text:p>
          </table:table-cell>
          <table:table-cell office:value-type="float" office:value="870.807567158106">
            <text:p>870.8075671581</text:p>
          </table:table-cell>
          <table:table-cell office:value-type="float" office:value="986.807323809235">
            <text:p>986.8073238092</text:p>
          </table:table-cell>
          <table:table-cell office:value-type="float" office:value="1187.80232246882">
            <text:p>1187.8023224688</text:p>
          </table:table-cell>
          <table:table-cell office:value-type="float" office:value="1511.85355395404">
            <text:p>1511.853553954</text:p>
          </table:table-cell>
        </table:table-row>
        <table:table-row table:style-name="ro1">
          <table:table-cell/>
          <table:table-cell office:value-type="float" office:value="79.9928056922163">
            <text:p>79.9928056922</text:p>
          </table:table-cell>
          <table:table-cell office:value-type="float" office:value="151.153428493573">
            <text:p>151.1534284936</text:p>
          </table:table-cell>
          <table:table-cell office:value-type="float" office:value="220.943356912125">
            <text:p>220.9433569121</text:p>
          </table:table-cell>
          <table:table-cell office:value-type="float" office:value="351.269546944284">
            <text:p>351.2695469443</text:p>
          </table:table-cell>
          <table:table-cell office:value-type="float" office:value="528.050353620381">
            <text:p>528.0503536204</text:p>
          </table:table-cell>
          <table:table-cell office:value-type="float" office:value="635.07230307061">
            <text:p>635.0723030706</text:p>
          </table:table-cell>
          <table:table-cell office:value-type="float" office:value="711.903438874441">
            <text:p>711.9034388744</text:p>
          </table:table-cell>
          <table:table-cell office:value-type="float" office:value="1327.08121802749">
            <text:p>1327.0812180275</text:p>
          </table:table-cell>
          <table:table-cell office:value-type="float" office:value="1789.56857329577">
            <text:p>1789.5685732958</text:p>
          </table:table-cell>
        </table:table-row>
        <table:table-row table:style-name="ro1">
          <table:table-cell/>
          <table:table-cell office:value-type="float" office:value="79.4925953940332">
            <text:p>79.492595394</text:p>
          </table:table-cell>
          <table:table-cell office:value-type="float" office:value="238.674389641682">
            <text:p>238.6743896417</text:p>
          </table:table-cell>
          <table:table-cell office:value-type="float" office:value="397.100442836294">
            <text:p>397.1004428363</text:p>
          </table:table-cell>
          <table:table-cell office:value-type="float" office:value="493.984699761877">
            <text:p>493.9846997619</text:p>
          </table:table-cell>
          <table:table-cell office:value-type="float" office:value="490.73416389337">
            <text:p>490.7341638934</text:p>
          </table:table-cell>
          <table:table-cell office:value-type="float" office:value="847.290633224979">
            <text:p>847.290633225</text:p>
          </table:table-cell>
          <table:table-cell office:value-type="float" office:value="968.743442355924">
            <text:p>968.7434423559</text:p>
          </table:table-cell>
          <table:table-cell office:value-type="float" office:value="1085.94467779867">
            <text:p>1085.9446777987</text:p>
          </table:table-cell>
          <table:table-cell office:value-type="float" office:value="1577.63413829841">
            <text:p>1577.6341382984</text:p>
          </table:table-cell>
        </table:table-row>
        <table:table-row table:style-name="ro1">
          <table:table-cell/>
          <table:table-cell office:value-type="float" office:value="104.732604109627">
            <text:p>104.7326041096</text:p>
          </table:table-cell>
          <table:table-cell office:value-type="float" office:value="164.362858602032">
            <text:p>164.362858602</text:p>
          </table:table-cell>
          <table:table-cell office:value-type="float" office:value="242.434159076184">
            <text:p>242.4341590762</text:p>
          </table:table-cell>
          <table:table-cell office:value-type="float" office:value="442.995663089526">
            <text:p>442.9956630895</text:p>
          </table:table-cell>
          <table:table-cell office:value-type="float" office:value="378.575221364455">
            <text:p>378.5752213645</text:p>
          </table:table-cell>
          <table:table-cell office:value-type="float" office:value="623.030571887483">
            <text:p>623.0305718875</text:p>
          </table:table-cell>
          <table:table-cell office:value-type="float" office:value="916.601724873755">
            <text:p>916.6017248738</text:p>
          </table:table-cell>
          <table:table-cell office:value-type="float" office:value="1148.76261258161">
            <text:p>1148.7626125816</text:p>
          </table:table-cell>
          <table:table-cell office:value-type="float" office:value="1137.37224583589">
            <text:p>1137.3722458359</text:p>
          </table:table-cell>
        </table:table-row>
        <table:table-row table:style-name="ro1">
          <table:table-cell/>
          <table:table-cell office:value-type="float" office:value="86.9555034374569">
            <text:p>86.9555034375</text:p>
          </table:table-cell>
          <table:table-cell office:value-type="float" office:value="159.062106532899">
            <text:p>159.0621065329</text:p>
          </table:table-cell>
          <table:table-cell office:value-type="float" office:value="302.191174358943">
            <text:p>302.1911743589</text:p>
          </table:table-cell>
          <table:table-cell office:value-type="float" office:value="348.262624270225">
            <text:p>348.2626242702</text:p>
          </table:table-cell>
          <table:table-cell office:value-type="float" office:value="454.991656431549">
            <text:p>454.9916564315</text:p>
          </table:table-cell>
          <table:table-cell office:value-type="float" office:value="735.11979712325">
            <text:p>735.1197971233</text:p>
          </table:table-cell>
          <table:table-cell office:value-type="float" office:value="887.982810369449">
            <text:p>887.9828103694</text:p>
          </table:table-cell>
          <table:table-cell office:value-type="float" office:value="1319.87186362966">
            <text:p>1319.8718636297</text:p>
          </table:table-cell>
          <table:table-cell office:value-type="float" office:value="1596.1519339042">
            <text:p>1596.1519339042</text:p>
          </table:table-cell>
        </table:table-row>
        <table:table-row table:style-name="ro1">
          <table:table-cell/>
          <table:table-cell office:value-type="float" office:value="100.676031772797">
            <text:p>100.6760317728</text:p>
          </table:table-cell>
          <table:table-cell office:value-type="float" office:value="160.113449302448">
            <text:p>160.1134493024</text:p>
          </table:table-cell>
          <table:table-cell office:value-type="float" office:value="257.229892444763">
            <text:p>257.2298924448</text:p>
          </table:table-cell>
          <table:table-cell office:value-type="float" office:value="377.235241556049">
            <text:p>377.235241556</text:p>
          </table:table-cell>
          <table:table-cell office:value-type="float" office:value="394.569843175186">
            <text:p>394.5698431752</text:p>
          </table:table-cell>
          <table:table-cell office:value-type="float" office:value="694.897364377936">
            <text:p>694.8973643779</text:p>
          </table:table-cell>
          <table:table-cell office:value-type="float" office:value="1142.82412386112">
            <text:p>1142.8241238611</text:p>
          </table:table-cell>
          <table:table-cell office:value-type="float" office:value="1060.00310848779">
            <text:p>1060.0031084878</text:p>
          </table:table-cell>
          <table:table-cell office:value-type="float" office:value="1584.6124516615">
            <text:p>1584.6124516615</text:p>
          </table:table-cell>
        </table:table-row>
        <table:table-row table:style-name="ro1">
          <table:table-cell/>
          <table:table-cell office:value-type="float" office:value="124.871486951175">
            <text:p>124.8714869512</text:p>
          </table:table-cell>
          <table:table-cell office:value-type="float" office:value="118.272294538427">
            <text:p>118.2722945384</text:p>
          </table:table-cell>
          <table:table-cell office:value-type="float" office:value="278.828928020714">
            <text:p>278.8289280207</text:p>
          </table:table-cell>
          <table:table-cell office:value-type="float" office:value="446.226021127005">
            <text:p>446.226021127</text:p>
          </table:table-cell>
          <table:table-cell office:value-type="float" office:value="473.909307341871">
            <text:p>473.9093073419</text:p>
          </table:table-cell>
          <table:table-cell office:value-type="float" office:value="565.392519301379">
            <text:p>565.3925193014</text:p>
          </table:table-cell>
          <table:table-cell office:value-type="float" office:value="813.794526921017">
            <text:p>813.794526921</text:p>
          </table:table-cell>
          <table:table-cell office:value-type="float" office:value="1226.55151069654">
            <text:p>1226.5515106965</text:p>
          </table:table-cell>
          <table:table-cell office:value-type="float" office:value="1546.54147306172">
            <text:p>1546.5414730617</text:p>
          </table:table-cell>
        </table:table-row>
        <table:table-row table:style-name="ro1">
          <table:table-cell/>
          <table:table-cell office:value-type="float" office:value="117.013658549182">
            <text:p>117.0136585492</text:p>
          </table:table-cell>
          <table:table-cell office:value-type="float" office:value="150.110758740193">
            <text:p>150.1107587402</text:p>
          </table:table-cell>
          <table:table-cell office:value-type="float" office:value="248.128797058285">
            <text:p>248.1287970583</text:p>
          </table:table-cell>
          <table:table-cell office:value-type="float" office:value="331.386772280899">
            <text:p>331.3867722809</text:p>
          </table:table-cell>
          <table:table-cell office:value-type="float" office:value="376.080288330312">
            <text:p>376.0802883303</text:p>
          </table:table-cell>
          <table:table-cell office:value-type="float" office:value="811.883967231102">
            <text:p>811.8839672311</text:p>
          </table:table-cell>
          <table:table-cell office:value-type="float" office:value="941.932541546509">
            <text:p>941.9325415465</text:p>
          </table:table-cell>
          <table:table-cell office:value-type="float" office:value="1177.89980900643">
            <text:p>1177.8998090064</text:p>
          </table:table-cell>
          <table:table-cell office:value-type="float" office:value="1223.2807394045">
            <text:p>1223.2807394045</text:p>
          </table:table-cell>
        </table:table-row>
        <table:table-row table:style-name="ro1">
          <table:table-cell/>
          <table:table-cell office:value-type="float" office:value="54.5594452305001">
            <text:p>54.5594452305</text:p>
          </table:table-cell>
          <table:table-cell office:value-type="float" office:value="212.958702531366">
            <text:p>212.9587025314</text:p>
          </table:table-cell>
          <table:table-cell office:value-type="float" office:value="348.841031910012">
            <text:p>348.84103191</text:p>
          </table:table-cell>
          <table:table-cell office:value-type="float" office:value="370.870612248049">
            <text:p>370.870612248</text:p>
          </table:table-cell>
          <table:table-cell office:value-type="float" office:value="521.628573976957">
            <text:p>521.628573977</text:p>
          </table:table-cell>
          <table:table-cell office:value-type="float" office:value="690.491214207191">
            <text:p>690.4912142072</text:p>
          </table:table-cell>
          <table:table-cell office:value-type="float" office:value="865.826182213153">
            <text:p>865.8261822132</text:p>
          </table:table-cell>
          <table:table-cell office:value-type="float" office:value="1011.56821431823">
            <text:p>1011.5682143182</text:p>
          </table:table-cell>
          <table:table-cell office:value-type="float" office:value="1496.1583113196">
            <text:p>1496.1583113196</text:p>
          </table:table-cell>
        </table:table-row>
        <table:table-row table:style-name="ro1">
          <table:table-cell/>
          <table:table-cell office:value-type="float" office:value="91.8214320107848">
            <text:p>91.8214320108</text:p>
          </table:table-cell>
          <table:table-cell office:value-type="float" office:value="183.365859238278">
            <text:p>183.3658592383</text:p>
          </table:table-cell>
          <table:table-cell office:value-type="float" office:value="315.168021651751">
            <text:p>315.1680216518</text:p>
          </table:table-cell>
          <table:table-cell office:value-type="float" office:value="346.737888332099">
            <text:p>346.7378883321</text:p>
          </table:table-cell>
          <table:table-cell office:value-type="float" office:value="530.924423184378">
            <text:p>530.9244231844</text:p>
          </table:table-cell>
          <table:table-cell office:value-type="float" office:value="753.819569357955">
            <text:p>753.819569358</text:p>
          </table:table-cell>
          <table:table-cell office:value-type="float" office:value="1064.11628031145">
            <text:p>1064.1162803115</text:p>
          </table:table-cell>
          <table:table-cell office:value-type="float" office:value="1223.69690206723">
            <text:p>1223.6969020672</text:p>
          </table:table-cell>
          <table:table-cell office:value-type="float" office:value="1412.84576343326">
            <text:p>1412.8457634333</text:p>
          </table:table-cell>
        </table:table-row>
        <table:table-row table:style-name="ro1">
          <table:table-cell/>
          <table:table-cell office:value-type="float" office:value="85.5447394426027">
            <text:p>85.5447394426</text:p>
          </table:table-cell>
          <table:table-cell office:value-type="float" office:value="194.933131874545">
            <text:p>194.9331318745</text:p>
          </table:table-cell>
          <table:table-cell office:value-type="float" office:value="314.451452326381">
            <text:p>314.4514523264</text:p>
          </table:table-cell>
          <table:table-cell office:value-type="float" office:value="471.549356210902">
            <text:p>471.5493562109</text:p>
          </table:table-cell>
          <table:table-cell office:value-type="float" office:value="519.023028013518">
            <text:p>519.0230280135</text:p>
          </table:table-cell>
          <table:table-cell office:value-type="float" office:value="721.813974185481">
            <text:p>721.8139741855</text:p>
          </table:table-cell>
          <table:table-cell office:value-type="float" office:value="795.604033478657">
            <text:p>795.6040334787</text:p>
          </table:table-cell>
          <table:table-cell office:value-type="float" office:value="1334.07666295789">
            <text:p>1334.0766629579</text:p>
          </table:table-cell>
          <table:table-cell office:value-type="float" office:value="1328.75448166905">
            <text:p>1328.7544816691</text:p>
          </table:table-cell>
        </table:table-row>
        <table:table-row table:style-name="ro1">
          <table:table-cell/>
          <table:table-cell office:value-type="float" office:value="120.126886358784">
            <text:p>120.1268863588</text:p>
          </table:table-cell>
          <table:table-cell office:value-type="float" office:value="258.82472182341">
            <text:p>258.8247218234</text:p>
          </table:table-cell>
          <table:table-cell office:value-type="float" office:value="430.179179435506">
            <text:p>430.1791794355</text:p>
          </table:table-cell>
          <table:table-cell office:value-type="float" office:value="380.456710688609">
            <text:p>380.4567106886</text:p>
          </table:table-cell>
          <table:table-cell office:value-type="float" office:value="444.046229342475">
            <text:p>444.0462293425</text:p>
          </table:table-cell>
          <table:table-cell office:value-type="float" office:value="559.491643441894">
            <text:p>559.4916434419</text:p>
          </table:table-cell>
          <table:table-cell office:value-type="float" office:value="993.691360161439">
            <text:p>993.6913601614</text:p>
          </table:table-cell>
          <table:table-cell office:value-type="float" office:value="1203.51658939762">
            <text:p>1203.5165893976</text:p>
          </table:table-cell>
          <table:table-cell office:value-type="float" office:value="1520.36291721258">
            <text:p>1520.3629172126</text:p>
          </table:table-cell>
        </table:table-row>
        <table:table-row table:style-name="ro1">
          <table:table-cell/>
          <table:table-cell office:value-type="float" office:value="82.0213258571224">
            <text:p>82.0213258571</text:p>
          </table:table-cell>
          <table:table-cell office:value-type="float" office:value="159.741144906954">
            <text:p>159.741144907</text:p>
          </table:table-cell>
          <table:table-cell office:value-type="float" office:value="315.875503381875">
            <text:p>315.8755033819</text:p>
          </table:table-cell>
          <table:table-cell office:value-type="float" office:value="324.220520049689">
            <text:p>324.2205200497</text:p>
          </table:table-cell>
          <table:table-cell office:value-type="float" office:value="364.323071132007">
            <text:p>364.323071132</text:p>
          </table:table-cell>
          <table:table-cell office:value-type="float" office:value="853.481090636716">
            <text:p>853.4810906367</text:p>
          </table:table-cell>
          <table:table-cell office:value-type="float" office:value="995.450593461266">
            <text:p>995.4505934613</text:p>
          </table:table-cell>
          <table:table-cell office:value-type="float" office:value="1172.81610231894">
            <text:p>1172.8161023189</text:p>
          </table:table-cell>
          <table:table-cell office:value-type="float" office:value="1218.19195731278">
            <text:p>1218.1919573128</text:p>
          </table:table-cell>
        </table:table-row>
        <table:table-row table:style-name="ro1">
          <table:table-cell/>
          <table:table-cell office:value-type="float" office:value="71.5017372957058">
            <text:p>71.5017372957</text:p>
          </table:table-cell>
          <table:table-cell office:value-type="float" office:value="153.47215993609">
            <text:p>153.4721599361</text:p>
          </table:table-cell>
          <table:table-cell office:value-type="float" office:value="260.106417230198">
            <text:p>260.1064172302</text:p>
          </table:table-cell>
          <table:table-cell office:value-type="float" office:value="338.670866524311">
            <text:p>338.6708665243</text:p>
          </table:table-cell>
          <table:table-cell office:value-type="float" office:value="480.804357909219">
            <text:p>480.8043579092</text:p>
          </table:table-cell>
          <table:table-cell office:value-type="float" office:value="770.548064647945">
            <text:p>770.5480646479</text:p>
          </table:table-cell>
          <table:table-cell office:value-type="float" office:value="1145.19243250617">
            <text:p>1145.1924325062</text:p>
          </table:table-cell>
          <table:table-cell office:value-type="float" office:value="1200.88611586023">
            <text:p>1200.8861158602</text:p>
          </table:table-cell>
          <table:table-cell office:value-type="float" office:value="1575.20406530976">
            <text:p>1575.2040653098</text:p>
          </table:table-cell>
        </table:table-row>
        <table:table-row table:style-name="ro1">
          <table:table-cell/>
          <table:table-cell office:value-type="float" office:value="101.046007954247">
            <text:p>101.0460079542</text:p>
          </table:table-cell>
          <table:table-cell office:value-type="float" office:value="180.816870606377">
            <text:p>180.8168706064</text:p>
          </table:table-cell>
          <table:table-cell office:value-type="float" office:value="330.081019256558">
            <text:p>330.0810192566</text:p>
          </table:table-cell>
          <table:table-cell office:value-type="float" office:value="373.740631002776">
            <text:p>373.7406310028</text:p>
          </table:table-cell>
          <table:table-cell office:value-type="float" office:value="397.486194633266">
            <text:p>397.4861946333</text:p>
          </table:table-cell>
          <table:table-cell office:value-type="float" office:value="635.639844250447">
            <text:p>635.6398442504</text:p>
          </table:table-cell>
          <table:table-cell office:value-type="float" office:value="1223.53360890046">
            <text:p>1223.5336089005</text:p>
          </table:table-cell>
          <table:table-cell office:value-type="float" office:value="1097.93031057825">
            <text:p>1097.9303105783</text:p>
          </table:table-cell>
          <table:table-cell office:value-type="float" office:value="1455.79006045787">
            <text:p>1455.7900604579</text:p>
          </table:table-cell>
        </table:table-row>
        <table:table-row table:style-name="ro1">
          <table:table-cell/>
          <table:table-cell office:value-type="float" office:value="114.223761134465">
            <text:p>114.2237611345</text:p>
          </table:table-cell>
          <table:table-cell office:value-type="float" office:value="218.514234858057">
            <text:p>218.5142348581</text:p>
          </table:table-cell>
          <table:table-cell office:value-type="float" office:value="337.85426253161">
            <text:p>337.8542625316</text:p>
          </table:table-cell>
          <table:table-cell office:value-type="float" office:value="418.820455356996">
            <text:p>418.820455357</text:p>
          </table:table-cell>
          <table:table-cell office:value-type="float" office:value="556.236621398966">
            <text:p>556.236621399</text:p>
          </table:table-cell>
          <table:table-cell office:value-type="float" office:value="793.733138472642">
            <text:p>793.7331384726</text:p>
          </table:table-cell>
          <table:table-cell office:value-type="float" office:value="955.934919781998">
            <text:p>955.934919782</text:p>
          </table:table-cell>
          <table:table-cell office:value-type="float" office:value="1084.72934323785">
            <text:p>1084.7293432379</text:p>
          </table:table-cell>
          <table:table-cell office:value-type="float" office:value="1533.87276549689">
            <text:p>1533.8727654969</text:p>
          </table:table-cell>
        </table:table-row>
        <table:table-row table:style-name="ro1">
          <table:table-cell/>
          <table:table-cell office:value-type="float" office:value="77.7742593613775">
            <text:p>77.7742593614</text:p>
          </table:table-cell>
          <table:table-cell office:value-type="float" office:value="174.913803852744">
            <text:p>174.9138038527</text:p>
          </table:table-cell>
          <table:table-cell office:value-type="float" office:value="307.710338815406">
            <text:p>307.7103388154</text:p>
          </table:table-cell>
          <table:table-cell office:value-type="float" office:value="358.866477605882">
            <text:p>358.8664776059</text:p>
          </table:table-cell>
          <table:table-cell office:value-type="float" office:value="669.176308473107">
            <text:p>669.1763084731</text:p>
          </table:table-cell>
          <table:table-cell office:value-type="float" office:value="877.423436923445">
            <text:p>877.4234369234</text:p>
          </table:table-cell>
          <table:table-cell office:value-type="float" office:value="897.536005976255">
            <text:p>897.5360059763</text:p>
          </table:table-cell>
          <table:table-cell office:value-type="float" office:value="1092.95590857969">
            <text:p>1092.9559085797</text:p>
          </table:table-cell>
          <table:table-cell office:value-type="float" office:value="1571.4107776698">
            <text:p>1571.4107776698</text:p>
          </table:table-cell>
        </table:table-row>
        <table:table-row table:style-name="ro1">
          <table:table-cell/>
          <table:table-cell office:value-type="float" office:value="85.5157755094012">
            <text:p>85.5157755094</text:p>
          </table:table-cell>
          <table:table-cell office:value-type="float" office:value="165.572213534688">
            <text:p>165.5722135347</text:p>
          </table:table-cell>
          <table:table-cell office:value-type="float" office:value="340.63780538491">
            <text:p>340.6378053849</text:p>
          </table:table-cell>
          <table:table-cell office:value-type="float" office:value="331.094405925815">
            <text:p>331.0944059258</text:p>
          </table:table-cell>
          <table:table-cell office:value-type="float" office:value="380.364170088874">
            <text:p>380.3641700889</text:p>
          </table:table-cell>
          <table:table-cell office:value-type="float" office:value="627.276441608188">
            <text:p>627.2764416082</text:p>
          </table:table-cell>
          <table:table-cell office:value-type="float" office:value="989.255987584233">
            <text:p>989.2559875842</text:p>
          </table:table-cell>
          <table:table-cell office:value-type="float" office:value="1246.06381055038">
            <text:p>1246.0638105504</text:p>
          </table:table-cell>
          <table:table-cell office:value-type="float" office:value="1567.91516432446">
            <text:p>1567.9151643245</text:p>
          </table:table-cell>
        </table:table-row>
        <table:table-row table:style-name="ro1">
          <table:table-cell/>
          <table:table-cell office:value-type="float" office:value="67.2582206066928">
            <text:p>67.2582206067</text:p>
          </table:table-cell>
          <table:table-cell office:value-type="float" office:value="189.857077680423">
            <text:p>189.8570776804</text:p>
          </table:table-cell>
          <table:table-cell office:value-type="float" office:value="358.40222509784">
            <text:p>358.4022250978</text:p>
          </table:table-cell>
          <table:table-cell office:value-type="float" office:value="278.642831439707">
            <text:p>278.6428314397</text:p>
          </table:table-cell>
          <table:table-cell office:value-type="float" office:value="702.503789111894">
            <text:p>702.5037891119</text:p>
          </table:table-cell>
          <table:table-cell office:value-type="float" office:value="799.615740485111">
            <text:p>799.6157404851</text:p>
          </table:table-cell>
          <table:table-cell office:value-type="float" office:value="927.582546219286">
            <text:p>927.5825462193</text:p>
          </table:table-cell>
          <table:table-cell office:value-type="float" office:value="1214.93272423584">
            <text:p>1214.9327242358</text:p>
          </table:table-cell>
          <table:table-cell office:value-type="float" office:value="1545.44138569767">
            <text:p>1545.4413856977</text:p>
          </table:table-cell>
        </table:table-row>
        <table:table-row table:style-name="ro1">
          <table:table-cell/>
          <table:table-cell office:value-type="float" office:value="128.196291671366">
            <text:p>128.1962916714</text:p>
          </table:table-cell>
          <table:table-cell office:value-type="float" office:value="255.420950796198">
            <text:p>255.4209507962</text:p>
          </table:table-cell>
          <table:table-cell office:value-type="float" office:value="242.147331493871">
            <text:p>242.1473314939</text:p>
          </table:table-cell>
          <table:table-cell office:value-type="float" office:value="560.649884430496">
            <text:p>560.6498844305</text:p>
          </table:table-cell>
          <table:table-cell office:value-type="float" office:value="547.636847888591">
            <text:p>547.6368478886</text:p>
          </table:table-cell>
          <table:table-cell office:value-type="float" office:value="694.528226192385">
            <text:p>694.5282261924</text:p>
          </table:table-cell>
          <table:table-cell office:value-type="float" office:value="981.520669072926">
            <text:p>981.5206690729</text:p>
          </table:table-cell>
          <table:table-cell office:value-type="float" office:value="1195.7261878488">
            <text:p>1195.7261878488</text:p>
          </table:table-cell>
          <table:table-cell office:value-type="float" office:value="1345.35887663087">
            <text:p>1345.3588766309</text:p>
          </table:table-cell>
        </table:table-row>
        <table:table-row table:style-name="ro1">
          <table:table-cell/>
          <table:table-cell office:value-type="float" office:value="77.5421898993154">
            <text:p>77.5421898993</text:p>
          </table:table-cell>
          <table:table-cell office:value-type="float" office:value="158.627269745688">
            <text:p>158.6272697457</text:p>
          </table:table-cell>
          <table:table-cell office:value-type="float" office:value="353.43893964693">
            <text:p>353.4389396469</text:p>
          </table:table-cell>
          <table:table-cell office:value-type="float" office:value="401.287397663212">
            <text:p>401.2873976632</text:p>
          </table:table-cell>
          <table:table-cell office:value-type="float" office:value="422.871928119383">
            <text:p>422.8719281194</text:p>
          </table:table-cell>
          <table:table-cell office:value-type="float" office:value="764.664068730824">
            <text:p>764.6640687308</text:p>
          </table:table-cell>
          <table:table-cell office:value-type="float" office:value="870.562233430876">
            <text:p>870.5622334309</text:p>
          </table:table-cell>
          <table:table-cell office:value-type="float" office:value="1253.70131204782">
            <text:p>1253.7013120478</text:p>
          </table:table-cell>
          <table:table-cell office:value-type="float" office:value="1192.69823971834">
            <text:p>1192.6982397184</text:p>
          </table:table-cell>
        </table:table-row>
        <table:table-row table:style-name="ro1">
          <table:table-cell/>
          <table:table-cell office:value-type="float" office:value="84.0032533304679">
            <text:p>84.0032533305</text:p>
          </table:table-cell>
          <table:table-cell office:value-type="float" office:value="212.544803835899">
            <text:p>212.5448038359</text:p>
          </table:table-cell>
          <table:table-cell office:value-type="float" office:value="301.17840732363">
            <text:p>301.1784073236</text:p>
          </table:table-cell>
          <table:table-cell office:value-type="float" office:value="416.349446240526">
            <text:p>416.3494462405</text:p>
          </table:table-cell>
          <table:table-cell office:value-type="float" office:value="456.707692787005">
            <text:p>456.707692787</text:p>
          </table:table-cell>
          <table:table-cell office:value-type="float" office:value="725.192258369478">
            <text:p>725.1922583695</text:p>
          </table:table-cell>
          <table:table-cell office:value-type="float" office:value="989.377862419608">
            <text:p>989.3778624196</text:p>
          </table:table-cell>
          <table:table-cell office:value-type="float" office:value="1171.211815788">
            <text:p>1171.211815788</text:p>
          </table:table-cell>
          <table:table-cell office:value-type="float" office:value="1186.45558362455">
            <text:p>1186.4555836246</text:p>
          </table:table-cell>
        </table:table-row>
        <table:table-row table:style-name="ro1">
          <table:table-cell/>
          <table:table-cell office:value-type="float" office:value="111.00050398101">
            <text:p>111.000503981</text:p>
          </table:table-cell>
          <table:table-cell office:value-type="float" office:value="214.099269887007">
            <text:p>214.099269887</text:p>
          </table:table-cell>
          <table:table-cell office:value-type="float" office:value="255.704719485997">
            <text:p>255.704719486</text:p>
          </table:table-cell>
          <table:table-cell office:value-type="float" office:value="381.924197483824">
            <text:p>381.9241974838</text:p>
          </table:table-cell>
          <table:table-cell office:value-type="float" office:value="403.922575674569">
            <text:p>403.9225756746</text:p>
          </table:table-cell>
          <table:table-cell office:value-type="float" office:value="773.448164729629">
            <text:p>773.4481647296</text:p>
          </table:table-cell>
          <table:table-cell office:value-type="float" office:value="983.003817821967">
            <text:p>983.003817822</text:p>
          </table:table-cell>
          <table:table-cell office:value-type="float" office:value="1373.3564312577">
            <text:p>1373.3564312577</text:p>
          </table:table-cell>
          <table:table-cell office:value-type="float" office:value="1693.38496363236">
            <text:p>1693.3849636324</text:p>
          </table:table-cell>
        </table:table-row>
        <table:table-row table:style-name="ro1">
          <table:table-cell/>
          <table:table-cell office:value-type="float" office:value="78.9734706222499">
            <text:p>78.9734706223</text:p>
          </table:table-cell>
          <table:table-cell office:value-type="float" office:value="229.09723750122">
            <text:p>229.0972375012</text:p>
          </table:table-cell>
          <table:table-cell office:value-type="float" office:value="263.461119215223">
            <text:p>263.4611192152</text:p>
          </table:table-cell>
          <table:table-cell office:value-type="float" office:value="374.750096766661">
            <text:p>374.7500967667</text:p>
          </table:table-cell>
          <table:table-cell office:value-type="float" office:value="370.6232302662">
            <text:p>370.6232302662</text:p>
          </table:table-cell>
          <table:table-cell office:value-type="float" office:value="702.380914810513">
            <text:p>702.3809148105</text:p>
          </table:table-cell>
          <table:table-cell office:value-type="float" office:value="1053.90995254035">
            <text:p>1053.9099525404</text:p>
          </table:table-cell>
          <table:table-cell office:value-type="float" office:value="1226.10833524982">
            <text:p>1226.1083352498</text:p>
          </table:table-cell>
          <table:table-cell office:value-type="float" office:value="1562.16508353041">
            <text:p>1562.1650835304</text:p>
          </table:table-cell>
        </table:table-row>
        <table:table-row table:style-name="ro1">
          <table:table-cell/>
          <table:table-cell office:value-type="float" office:value="87.3448751722151">
            <text:p>87.3448751722</text:p>
          </table:table-cell>
          <table:table-cell office:value-type="float" office:value="152.330211139594">
            <text:p>152.3302111396</text:p>
          </table:table-cell>
          <table:table-cell office:value-type="float" office:value="424.416516314334">
            <text:p>424.4165163143</text:p>
          </table:table-cell>
          <table:table-cell office:value-type="float" office:value="482.192421140187">
            <text:p>482.1924211402</text:p>
          </table:table-cell>
          <table:table-cell office:value-type="float" office:value="515.785317969312">
            <text:p>515.7853179693</text:p>
          </table:table-cell>
          <table:table-cell office:value-type="float" office:value="602.718199940642">
            <text:p>602.7181999406</text:p>
          </table:table-cell>
          <table:table-cell office:value-type="float" office:value="1018.95417618084">
            <text:p>1018.9541761808</text:p>
          </table:table-cell>
          <table:table-cell office:value-type="float" office:value="1193.88952728443">
            <text:p>1193.8895272844</text:p>
          </table:table-cell>
          <table:table-cell office:value-type="float" office:value="1431.69661977423">
            <text:p>1431.6966197742</text:p>
          </table:table-cell>
        </table:table-row>
        <table:table-row table:style-name="ro1">
          <table:table-cell/>
          <table:table-cell office:value-type="float" office:value="122.42038374309">
            <text:p>122.4203837431</text:p>
          </table:table-cell>
          <table:table-cell office:value-type="float" office:value="183.500134117067">
            <text:p>183.5001341171</text:p>
          </table:table-cell>
          <table:table-cell office:value-type="float" office:value="281.724177477884">
            <text:p>281.7241774779</text:p>
          </table:table-cell>
          <table:table-cell office:value-type="float" office:value="356.139966110625">
            <text:p>356.1399661106</text:p>
          </table:table-cell>
          <table:table-cell office:value-type="float" office:value="467.045354901173">
            <text:p>467.0453549012</text:p>
          </table:table-cell>
          <table:table-cell office:value-type="float" office:value="633.487484751495">
            <text:p>633.4874847515</text:p>
          </table:table-cell>
          <table:table-cell office:value-type="float" office:value="879.216097462147">
            <text:p>879.2160974621</text:p>
          </table:table-cell>
          <table:table-cell office:value-type="float" office:value="1285.27164117431">
            <text:p>1285.2716411743</text:p>
          </table:table-cell>
          <table:table-cell office:value-type="float" office:value="1181.99056895843">
            <text:p>1181.9905689584</text:p>
          </table:table-cell>
        </table:table-row>
        <table:table-row table:style-name="ro1">
          <table:table-cell/>
          <table:table-cell office:value-type="float" office:value="73.5230165270523">
            <text:p>73.5230165271</text:p>
          </table:table-cell>
          <table:table-cell office:value-type="float" office:value="219.102651824053">
            <text:p>219.1026518241</text:p>
          </table:table-cell>
          <table:table-cell office:value-type="float" office:value="206.297230873436">
            <text:p>206.2972308734</text:p>
          </table:table-cell>
          <table:table-cell office:value-type="float" office:value="374.800578287019">
            <text:p>374.800578287</text:p>
          </table:table-cell>
          <table:table-cell office:value-type="float" office:value="440.994119063129">
            <text:p>440.9941190631</text:p>
          </table:table-cell>
          <table:table-cell office:value-type="float" office:value="824.356708483333">
            <text:p>824.3567084833</text:p>
          </table:table-cell>
          <table:table-cell office:value-type="float" office:value="1006.29026986017">
            <text:p>1006.2902698602</text:p>
          </table:table-cell>
          <table:table-cell office:value-type="float" office:value="1273.97726217602">
            <text:p>1273.977262176</text:p>
          </table:table-cell>
          <table:table-cell office:value-type="float" office:value="1228.52040763214">
            <text:p>1228.5204076321</text:p>
          </table:table-cell>
        </table:table-row>
        <table:table-row table:style-name="ro1">
          <table:table-cell/>
          <table:table-cell office:value-type="float" office:value="67.4644436233821">
            <text:p>67.4644436234</text:p>
          </table:table-cell>
          <table:table-cell office:value-type="float" office:value="202.501407858168">
            <text:p>202.5014078582</text:p>
          </table:table-cell>
          <table:table-cell office:value-type="float" office:value="320.390481760947">
            <text:p>320.3904817609</text:p>
          </table:table-cell>
          <table:table-cell office:value-type="float" office:value="449.76741783945">
            <text:p>449.7674178395</text:p>
          </table:table-cell>
          <table:table-cell office:value-type="float" office:value="387.261918211946">
            <text:p>387.2619182119</text:p>
          </table:table-cell>
          <table:table-cell office:value-type="float" office:value="647.722610126284">
            <text:p>647.7226101263</text:p>
          </table:table-cell>
          <table:table-cell office:value-type="float" office:value="1133.36429242777">
            <text:p>1133.3642924278</text:p>
          </table:table-cell>
          <table:table-cell office:value-type="float" office:value="1231.7255308587">
            <text:p>1231.7255308587</text:p>
          </table:table-cell>
          <table:table-cell office:value-type="float" office:value="1434.2678405502">
            <text:p>1434.2678405502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AVERAGE([.B3:.B32])" office:value-type="float" office:value="91.2384869286094">
            <text:p>91.2384869286</text:p>
          </table:table-cell>
          <table:table-cell table:formula="of:=AVERAGE([.C3:.C32])" office:value-type="float" office:value="186.368145735889">
            <text:p>186.3681457359</text:p>
          </table:table-cell>
          <table:table-cell table:formula="of:=AVERAGE([.D3:.D32])" office:value-type="float" office:value="302.914403558685">
            <text:p>302.9144035587</text:p>
          </table:table-cell>
          <table:table-cell table:formula="of:=AVERAGE([.E3:.E32])" office:value-type="float" office:value="392.464451591617">
            <text:p>392.4644515916</text:p>
          </table:table-cell>
          <table:table-cell table:formula="of:=AVERAGE([.F3:.F32])" office:value-type="float" office:value="470.069702732005">
            <text:p>470.069702732</text:p>
          </table:table-cell>
          <table:table-cell table:formula="of:=AVERAGE([.G3:.G32])" office:value-type="float" office:value="728.520782664681">
            <text:p>728.5207826647</text:p>
          </table:table-cell>
          <table:table-cell table:formula="of:=AVERAGE([.H3:.H32])" office:value-type="float" office:value="968.004654279862">
            <text:p>968.0046542799</text:p>
          </table:table-cell>
          <table:table-cell table:formula="of:=AVERAGE([.I3:.I32])" office:value-type="float" office:value="1194.90096987291">
            <text:p>1194.9009698729</text:p>
          </table:table-cell>
          <table:table-cell table:formula="of:=AVERAGE([.J3:.J32])" office:value-type="float" office:value="1445.76118464593">
            <text:p>1445.7611846459</text:p>
          </table:table-cell>
        </table:table-row>
        <table:table-row table:style-name="ro1">
          <table:table-cell/>
          <table:table-cell office:value-type="float" office:value="91.23">
            <text:p>91.23</text:p>
          </table:table-cell>
          <table:table-cell office:value-type="float" office:value="186.36">
            <text:p>186.36</text:p>
          </table:table-cell>
          <table:table-cell office:value-type="float" office:value="302.91">
            <text:p>302.91</text:p>
          </table:table-cell>
          <table:table-cell office:value-type="float" office:value="392.46">
            <text:p>392.46</text:p>
          </table:table-cell>
          <table:table-cell office:value-type="float" office:value="470.06">
            <text:p>470.06</text:p>
          </table:table-cell>
          <table:table-cell office:value-type="float" office:value="728.52">
            <text:p>728.52</text:p>
          </table:table-cell>
          <table:table-cell office:value-type="float" office:value="968">
            <text:p>968</text:p>
          </table:table-cell>
          <table:table-cell office:value-type="float" office:value="1194.9">
            <text:p>1194.9</text:p>
          </table:table-cell>
          <table:table-cell/>
        </table:table-row>
      </table:table>
      <table:table table:name="Sheet6" table:style-name="ta1">
        <table:table-column table:style-name="co1" table:number-columns-repeated="11" table:default-cell-style-name="Default"/>
        <table:table-row table:style-name="ro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300">
            <text:p>300</text:p>
          </table:table-cell>
          <table:table-cell/>
        </table:table-row>
        <table:table-row table:style-name="ro1">
          <table:table-cell table:style-name="ce1" office:value-type="float" office:value="0.3">
            <text:p>0.3</text:p>
          </table:table-cell>
          <table:table-cell office:value-type="float" office:value="239.77">
            <text:p>239.77</text:p>
          </table:table-cell>
          <table:table-cell office:value-type="float" office:value="469.21">
            <text:p>469.21</text:p>
          </table:table-cell>
          <table:table-cell office:value-type="float" office:value="787.79">
            <text:p>787.79</text:p>
          </table:table-cell>
          <table:table-cell office:value-type="float" office:value="1053.96">
            <text:p>1053.96</text:p>
          </table:table-cell>
          <table:table-cell office:value-type="float" office:value="1323.87">
            <text:p>1323.87</text:p>
          </table:table-cell>
          <table:table-cell office:value-type="float" office:value="1867.72">
            <text:p>1867.72</text:p>
          </table:table-cell>
          <table:table-cell office:value-type="float" office:value="2646.25">
            <text:p>2646.25</text:p>
          </table:table-cell>
          <table:table-cell office:value-type="float" office:value="3229.69">
            <text:p>3229.69</text:p>
          </table:table-cell>
          <table:table-cell office:value-type="float" office:value="3916.91">
            <text:p>3916.91</text:p>
          </table:table-cell>
          <table:table-cell/>
        </table:table-row>
        <table:table-row table:style-name="ro1">
          <table:table-cell table:style-name="ce1" office:value-type="float" office:value="0.5">
            <text:p>0.5</text:p>
          </table:table-cell>
          <table:table-cell office:value-type="float" office:value="173.65">
            <text:p>173.65</text:p>
          </table:table-cell>
          <table:table-cell office:value-type="float" office:value="345.81">
            <text:p>345.81</text:p>
          </table:table-cell>
          <table:table-cell office:value-type="float" office:value="534.69">
            <text:p>534.69</text:p>
          </table:table-cell>
          <table:table-cell office:value-type="float" office:value="687.57">
            <text:p>687.57</text:p>
          </table:table-cell>
          <table:table-cell office:value-type="float" office:value="899.6">
            <text:p>899.6</text:p>
          </table:table-cell>
          <table:table-cell office:value-type="float" office:value="1362.24">
            <text:p>1362.24</text:p>
          </table:table-cell>
          <table:table-cell office:value-type="float" office:value="1668.27">
            <text:p>1668.27</text:p>
          </table:table-cell>
          <table:table-cell office:value-type="string">
            <text:p>2335.58.</text:p>
          </table:table-cell>
          <table:table-cell office:value-type="float" office:value="2708.21">
            <text:p>2708.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2.53">
            <text:p>122.53</text:p>
          </table:table-cell>
          <table:table-cell office:value-type="float" office:value="240.54">
            <text:p>240.54</text:p>
          </table:table-cell>
          <table:table-cell office:value-type="float" office:value="367.65">
            <text:p>367.65</text:p>
          </table:table-cell>
          <table:table-cell office:value-type="float" office:value="461.24">
            <text:p>461.24</text:p>
          </table:table-cell>
          <table:table-cell office:value-type="float" office:value="597.96">
            <text:p>597.96</text:p>
          </table:table-cell>
          <table:table-cell office:value-type="float" office:value="923.744">
            <text:p>923.744</text:p>
          </table:table-cell>
          <table:table-cell office:value-type="float" office:value="1248.34">
            <text:p>1248.34</text:p>
          </table:table-cell>
          <table:table-cell office:value-type="float" office:value="1492.84">
            <text:p>1492.84</text:p>
          </table:table-cell>
          <table:table-cell office:value-type="float" office:value="1797.61">
            <text:p>1797.61</text:p>
          </table:table-cell>
          <table:table-cell/>
        </table:table-row>
        <table:table-row table:style-name="ro1">
          <table:table-cell table:style-name="ce1" office:value-type="float" office:value="1.5">
            <text:p>1.5</text:p>
          </table:table-cell>
          <table:table-cell office:value-type="float" office:value="106.98">
            <text:p>106.98</text:p>
          </table:table-cell>
          <table:table-cell office:value-type="float" office:value="195.95">
            <text:p>195.95</text:p>
          </table:table-cell>
          <table:table-cell office:value-type="float" office:value="307.56">
            <text:p>307.56</text:p>
          </table:table-cell>
          <table:table-cell office:value-type="float" office:value="391.46">
            <text:p>391.46</text:p>
          </table:table-cell>
          <table:table-cell office:value-type="float" office:value="510.8">
            <text:p>510.8</text:p>
          </table:table-cell>
          <table:table-cell office:value-type="float" office:value="792.83">
            <text:p>792.83</text:p>
          </table:table-cell>
          <table:table-cell office:value-type="float" office:value="1019.13">
            <text:p>1019.13</text:p>
          </table:table-cell>
          <table:table-cell office:value-type="float" office:value="1253.01">
            <text:p>1253.01</text:p>
          </table:table-cell>
          <table:table-cell office:value-type="float" office:value="1591.7">
            <text:p>1591.7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91.23">
            <text:p>91.23</text:p>
          </table:table-cell>
          <table:table-cell office:value-type="float" office:value="186.36">
            <text:p>186.36</text:p>
          </table:table-cell>
          <table:table-cell office:value-type="float" office:value="302.91">
            <text:p>302.91</text:p>
          </table:table-cell>
          <table:table-cell office:value-type="float" office:value="392.46">
            <text:p>392.46</text:p>
          </table:table-cell>
          <table:table-cell office:value-type="float" office:value="470.06">
            <text:p>470.06</text:p>
          </table:table-cell>
          <table:table-cell office:value-type="float" office:value="728.52">
            <text:p>728.52</text:p>
          </table:table-cell>
          <table:table-cell office:value-type="float" office:value="968">
            <text:p>968</text:p>
          </table:table-cell>
          <table:table-cell office:value-type="float" office:value="1194.9">
            <text:p>1194.9</text:p>
          </table:table-cell>
          <table:table-cell office:value-type="float" office:value="1445.76">
            <text:p>1445.76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0.3">
            <text:p>0.3</text:p>
          </table:table-cell>
          <table:table-cell table:style-name="ce1"/>
          <table:table-cell table:style-name="ce1" office:value-type="float" office:value="0.5">
            <text:p>0.5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.5">
            <text:p>1.5</text:p>
          </table:table-cell>
          <table:table-cell table:style-name="ce1"/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office:value-type="float" office:value="239.77">
            <text:p>239.77</text:p>
          </table:table-cell>
          <table:table-cell table:style-name="ce1" office:value-type="float" office:value="20">
            <text:p>20</text:p>
          </table:table-cell>
          <table:table-cell office:value-type="float" office:value="173.66">
            <text:p>173.66</text:p>
          </table:table-cell>
          <table:table-cell table:style-name="ce1" office:value-type="float" office:value="20">
            <text:p>20</text:p>
          </table:table-cell>
          <table:table-cell office:value-type="float" office:value="122.53">
            <text:p>122.53</text:p>
          </table:table-cell>
          <table:table-cell table:style-name="ce1" office:value-type="float" office:value="20">
            <text:p>20</text:p>
          </table:table-cell>
          <table:table-cell office:value-type="float" office:value="106.98">
            <text:p>106.98</text:p>
          </table:table-cell>
          <table:table-cell table:style-name="ce1" office:value-type="float" office:value="20">
            <text:p>20</text:p>
          </table:table-cell>
          <table:table-cell office:value-type="float" office:value="91.23">
            <text:p>91.23</text:p>
          </table:table-cell>
        </table:table-row>
        <table:table-row table:style-name="ro1">
          <table:table-cell/>
          <table:table-cell table:style-name="ce1" office:value-type="float" office:value="40">
            <text:p>40</text:p>
          </table:table-cell>
          <table:table-cell office:value-type="float" office:value="469.21">
            <text:p>469.21</text:p>
          </table:table-cell>
          <table:table-cell table:style-name="ce1" office:value-type="float" office:value="40">
            <text:p>40</text:p>
          </table:table-cell>
          <table:table-cell office:value-type="float" office:value="345.81">
            <text:p>345.81</text:p>
          </table:table-cell>
          <table:table-cell table:style-name="ce1" office:value-type="float" office:value="40">
            <text:p>40</text:p>
          </table:table-cell>
          <table:table-cell office:value-type="float" office:value="240.54">
            <text:p>240.54</text:p>
          </table:table-cell>
          <table:table-cell table:style-name="ce1" office:value-type="float" office:value="40">
            <text:p>40</text:p>
          </table:table-cell>
          <table:table-cell office:value-type="float" office:value="195.95">
            <text:p>195.95</text:p>
          </table:table-cell>
          <table:table-cell table:style-name="ce1" office:value-type="float" office:value="40">
            <text:p>40</text:p>
          </table:table-cell>
          <table:table-cell office:value-type="float" office:value="186.36">
            <text:p>186.36</text:p>
          </table:table-cell>
        </table:table-row>
        <table:table-row table:style-name="ro1">
          <table:table-cell/>
          <table:table-cell table:style-name="ce1" office:value-type="float" office:value="60">
            <text:p>60</text:p>
          </table:table-cell>
          <table:table-cell office:value-type="float" office:value="787.79">
            <text:p>787.79</text:p>
          </table:table-cell>
          <table:table-cell table:style-name="ce1" office:value-type="float" office:value="60">
            <text:p>60</text:p>
          </table:table-cell>
          <table:table-cell office:value-type="float" office:value="534.69">
            <text:p>534.69</text:p>
          </table:table-cell>
          <table:table-cell table:style-name="ce1" office:value-type="float" office:value="60">
            <text:p>60</text:p>
          </table:table-cell>
          <table:table-cell office:value-type="float" office:value="367.65">
            <text:p>367.65</text:p>
          </table:table-cell>
          <table:table-cell table:style-name="ce1" office:value-type="float" office:value="60">
            <text:p>60</text:p>
          </table:table-cell>
          <table:table-cell office:value-type="float" office:value="307.56">
            <text:p>307.56</text:p>
          </table:table-cell>
          <table:table-cell table:style-name="ce1" office:value-type="float" office:value="60">
            <text:p>60</text:p>
          </table:table-cell>
          <table:table-cell office:value-type="float" office:value="302.91">
            <text:p>302.91</text:p>
          </table:table-cell>
        </table:table-row>
        <table:table-row table:style-name="ro1">
          <table:table-cell/>
          <table:table-cell table:style-name="ce1" office:value-type="float" office:value="80">
            <text:p>80</text:p>
          </table:table-cell>
          <table:table-cell office:value-type="float" office:value="1053.96">
            <text:p>1053.96</text:p>
          </table:table-cell>
          <table:table-cell table:style-name="ce1" office:value-type="float" office:value="80">
            <text:p>80</text:p>
          </table:table-cell>
          <table:table-cell office:value-type="float" office:value="687.57">
            <text:p>687.57</text:p>
          </table:table-cell>
          <table:table-cell table:style-name="ce1" office:value-type="float" office:value="80">
            <text:p>80</text:p>
          </table:table-cell>
          <table:table-cell office:value-type="float" office:value="461.24">
            <text:p>461.24</text:p>
          </table:table-cell>
          <table:table-cell table:style-name="ce1" office:value-type="float" office:value="80">
            <text:p>80</text:p>
          </table:table-cell>
          <table:table-cell office:value-type="float" office:value="391.46">
            <text:p>391.46</text:p>
          </table:table-cell>
          <table:table-cell table:style-name="ce1" office:value-type="float" office:value="80">
            <text:p>80</text:p>
          </table:table-cell>
          <table:table-cell office:value-type="float" office:value="392.46">
            <text:p>392.46</text:p>
          </table:table-cell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office:value-type="float" office:value="1323.87">
            <text:p>1323.87</text:p>
          </table:table-cell>
          <table:table-cell table:style-name="ce1" office:value-type="float" office:value="100">
            <text:p>100</text:p>
          </table:table-cell>
          <table:table-cell office:value-type="float" office:value="899.6">
            <text:p>899.6</text:p>
          </table:table-cell>
          <table:table-cell table:style-name="ce1" office:value-type="float" office:value="100">
            <text:p>100</text:p>
          </table:table-cell>
          <table:table-cell office:value-type="float" office:value="597.96">
            <text:p>597.96</text:p>
          </table:table-cell>
          <table:table-cell table:style-name="ce1" office:value-type="float" office:value="100">
            <text:p>100</text:p>
          </table:table-cell>
          <table:table-cell office:value-type="float" office:value="510.8">
            <text:p>510.8</text:p>
          </table:table-cell>
          <table:table-cell table:style-name="ce1" office:value-type="float" office:value="100">
            <text:p>100</text:p>
          </table:table-cell>
          <table:table-cell office:value-type="float" office:value="470.06">
            <text:p>470.06</text:p>
          </table:table-cell>
        </table:table-row>
        <table:table-row table:style-name="ro1">
          <table:table-cell/>
          <table:table-cell table:style-name="ce1" office:value-type="float" office:value="150">
            <text:p>150</text:p>
          </table:table-cell>
          <table:table-cell office:value-type="float" office:value="1867.72">
            <text:p>1867.72</text:p>
          </table:table-cell>
          <table:table-cell table:style-name="ce1" office:value-type="float" office:value="150">
            <text:p>150</text:p>
          </table:table-cell>
          <table:table-cell office:value-type="float" office:value="1362.24">
            <text:p>1362.24</text:p>
          </table:table-cell>
          <table:table-cell table:style-name="ce1" office:value-type="float" office:value="150">
            <text:p>150</text:p>
          </table:table-cell>
          <table:table-cell office:value-type="float" office:value="923.74">
            <text:p>923.74</text:p>
          </table:table-cell>
          <table:table-cell table:style-name="ce1" office:value-type="float" office:value="150">
            <text:p>150</text:p>
          </table:table-cell>
          <table:table-cell office:value-type="float" office:value="792.83">
            <text:p>792.83</text:p>
          </table:table-cell>
          <table:table-cell table:style-name="ce1" office:value-type="float" office:value="150">
            <text:p>150</text:p>
          </table:table-cell>
          <table:table-cell office:value-type="float" office:value="728.52">
            <text:p>728.52</text:p>
          </table:table-cell>
        </table:table-row>
        <table:table-row table:style-name="ro1">
          <table:table-cell/>
          <table:table-cell table:style-name="ce1" office:value-type="float" office:value="200">
            <text:p>200</text:p>
          </table:table-cell>
          <table:table-cell office:value-type="float" office:value="2646.25">
            <text:p>2646.25</text:p>
          </table:table-cell>
          <table:table-cell table:style-name="ce1" office:value-type="float" office:value="200">
            <text:p>200</text:p>
          </table:table-cell>
          <table:table-cell office:value-type="float" office:value="1668.27">
            <text:p>1668.27</text:p>
          </table:table-cell>
          <table:table-cell table:style-name="ce1" office:value-type="float" office:value="200">
            <text:p>200</text:p>
          </table:table-cell>
          <table:table-cell office:value-type="float" office:value="1248.34">
            <text:p>1248.34</text:p>
          </table:table-cell>
          <table:table-cell table:style-name="ce1" office:value-type="float" office:value="200">
            <text:p>200</text:p>
          </table:table-cell>
          <table:table-cell office:value-type="float" office:value="1019.13">
            <text:p>1019.13</text:p>
          </table:table-cell>
          <table:table-cell table:style-name="ce1" office:value-type="float" office:value="200">
            <text:p>200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/>
          <table:table-cell table:style-name="ce1" office:value-type="float" office:value="250">
            <text:p>250</text:p>
          </table:table-cell>
          <table:table-cell office:value-type="float" office:value="3229.69">
            <text:p>3229.69</text:p>
          </table:table-cell>
          <table:table-cell table:style-name="ce1" office:value-type="float" office:value="250">
            <text:p>250</text:p>
          </table:table-cell>
          <table:table-cell office:value-type="float" office:value="2335.58">
            <text:p>2335.58</text:p>
          </table:table-cell>
          <table:table-cell table:style-name="ce1" office:value-type="float" office:value="250">
            <text:p>250</text:p>
          </table:table-cell>
          <table:table-cell office:value-type="float" office:value="1492.84">
            <text:p>1492.84</text:p>
          </table:table-cell>
          <table:table-cell table:style-name="ce1" office:value-type="float" office:value="250">
            <text:p>250</text:p>
          </table:table-cell>
          <table:table-cell office:value-type="float" office:value="1253.01">
            <text:p>1253.01</text:p>
          </table:table-cell>
          <table:table-cell table:style-name="ce1" office:value-type="float" office:value="250">
            <text:p>250</text:p>
          </table:table-cell>
          <table:table-cell office:value-type="float" office:value="1194.9">
            <text:p>1194.9</text:p>
          </table:table-cell>
        </table:table-row>
        <table:table-row table:style-name="ro1">
          <table:table-cell/>
          <table:table-cell table:style-name="ce1" office:value-type="float" office:value="300">
            <text:p>300</text:p>
          </table:table-cell>
          <table:table-cell office:value-type="float" office:value="3916.91">
            <text:p>3916.91</text:p>
          </table:table-cell>
          <table:table-cell table:style-name="ce1" office:value-type="float" office:value="300">
            <text:p>300</text:p>
          </table:table-cell>
          <table:table-cell office:value-type="float" office:value="2708.21">
            <text:p>2708.21</text:p>
          </table:table-cell>
          <table:table-cell table:style-name="ce1" office:value-type="float" office:value="300">
            <text:p>300</text:p>
          </table:table-cell>
          <table:table-cell office:value-type="float" office:value="1797.61">
            <text:p>1797.61</text:p>
          </table:table-cell>
          <table:table-cell table:style-name="ce1" office:value-type="float" office:value="300">
            <text:p>300</text:p>
          </table:table-cell>
          <table:table-cell office:value-type="float" office:value="1591.7">
            <text:p>1591.7</text:p>
          </table:table-cell>
          <table:table-cell table:style-name="ce1" office:value-type="float" office:value="300">
            <text:p>300</text:p>
          </table:table-cell>
          <table:table-cell office:value-type="float" office:value="1445.76">
            <text:p>1445.76</text:p>
          </table:table-cell>
        </table:table-row>
        <table:table-row table:style-name="ro1">
          <table:table-cell table:number-columns-repeated="11"/>
        </table:table-row>
        <table:table-row table:style-name="ro2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10:46:50</meta:creation-date>
    <meta:generator>LibreOffice/3.5$Linux_X86_64 LibreOffice_project/350m1$Build-2</meta:generator>
    <dc:date>2014-01-01T21:12:38</dc:date>
    <meta:editing-duration>PT10H34M24S</meta:editing-duration>
    <meta:editing-cycles>18</meta:editing-cycles>
    <meta:document-statistic meta:table-count="6" meta:cell-count="1734" meta:object-count="0"/>
  </office:meta>
</office:document-meta>
</file>